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image/png" manifest:full-path="Pictures/100000000000000800000008913C8356.png"/>
  <manifest:file-entry manifest:media-type="image/png" manifest:full-path="Pictures/1000000000000400000003002397F3F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pr1" style:family="presentation" style:parent-style-name="TWU_25_20Lecture-title">
      <style:graphic-properties draw:fill-color="#ffffff" draw:auto-grow-height="true" fo:min-height="4.58cm"/>
    </style:style>
    <style:style style:name="pr2" style:family="presentation" style:parent-style-name="TWU_25_20Lecture-subtitle" style:list-style-name="L3">
      <style:graphic-properties draw:fill-color="#ffffff" draw:auto-grow-height="true" fo:min-height="10.216cm"/>
    </style:style>
    <style:style style:name="pr3" style:family="presentation" style:parent-style-name="TWU_25_20Lecture-notes">
      <style:graphic-properties draw:fill-color="#ffffff" draw:auto-grow-height="true" fo:min-height="12.573cm"/>
    </style:style>
    <style:style style:name="pr4" style:family="presentation" style:parent-style-name="TWU_20_Slide-title">
      <style:graphic-properties draw:fill-color="#ffffff" draw:auto-grow-height="true" fo:min-height="3.178cm"/>
    </style:style>
    <style:style style:name="pr5" style:family="presentation" style:parent-style-name="TWU_20_Slide-outline1">
      <style:graphic-properties fo:min-height="13.86cm"/>
    </style:style>
    <style:style style:name="pr6" style:family="presentation" style:parent-style-name="TWU_20_Slide-notes">
      <style:graphic-properties draw:fill-color="#ffffff" draw:auto-grow-height="true" fo:min-height="12.573cm"/>
    </style:style>
    <style:style style:name="pr7" style:family="presentation" style:parent-style-name="TWU_20_Slide-title">
      <style:graphic-properties fo:min-height="2.927cm"/>
    </style:style>
    <style:style style:name="pr8" style:family="presentation" style:parent-style-name="TWU_20_Slide-outline1">
      <style:graphic-properties fo:min-height="14.016cm"/>
    </style:style>
    <style:style style:name="pr9" style:family="presentation" style:parent-style-name="TWU_20_Slide-notes">
      <style:graphic-properties draw:fill-color="#ffffff" fo:min-height="12.322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T1" style:family="text">
      <style:text-properties fo:color="#ccccff"/>
    </style:style>
    <style:style style:name="T2" style:family="text">
      <style:text-properties fo:color="#ffff00"/>
    </style:style>
    <style:style style:name="T3" style:family="text">
      <style:text-properties fo:color="#ffffff"/>
    </style:style>
    <style:style style:name="T4" style:family="text">
      <style:text-properties fo:color="#23ff23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9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85%"/>
      </text:list-level-style-bullet>
      <text:list-level-style-bullet text:level="3" text:bullet-char="">
        <style:list-level-properties text:space-before="1.016cm" text:min-label-width="0.61cm"/>
        <style:text-properties fo:font-family="StarSymbol" style:font-charset="x-symbol" fo:color="#33cc66" fo:font-size="80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fo:color="#ffffff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ffffff" fo:font-size="6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ffffff" fo:font-size="6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ffffff" fo:font-size="6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ffffff" fo:font-size="6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ffffff" fo:font-size="60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ffffff" fo:font-size="60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CMPT166: review</presentation:footer-decl>
      <presentation:footer-decl presentation:name="ftr2">CMPTxxxx</presentation:footer-decl>
      <presentation:date-time-decl presentation:name="dtd1" presentation:source="fixed">14 Apr 2010</presentation:date-time-decl>
      <presentation:date-time-decl presentation:name="dtd2" presentation:source="current-date" style:data-style-name="D3"/>
      <draw:page draw:name="Title Slide" draw:style-name="dp1" draw:master-page-name="TWU_25_20Lectur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4.58cm" svg:x="1.4cm" svg:y="1.736cm" presentation:class="title" presentation:user-transformed="true">
          <draw:text-box>
            <text:p text:style-name="P1">Semester Review</text:p>
          </draw:text-box>
        </draw:frame>
        <draw:frame presentation:style-name="pr2" draw:text-style-name="P1" draw:layer="layout" svg:width="20.32cm" svg:height="10.216cm" svg:x="3.175cm" svg:y="8.558cm" presentation:class="subtitle" presentation:user-transformed="true">
          <draw:text-box>
            <text:p text:style-name="P1">14 Apr 2010</text:p>
            <text:p text:style-name="P1"><text:span text:style-name="T1"><text:a xlink:href="http://twu.seanho.com/10spr/cmpt166/">CMPT166</text:a></text:span></text:p>
            <text:p text:style-name="P1">Dr. Sean Ho</text:p>
            <text:p text:style-name="P1">Trinity Western University</text:p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Sample Content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CMPT166: Java and OO Design</text:p>
          </draw:text-box>
        </draw:frame>
        <draw:frame presentation:style-name="pr5" draw:layer="layout" svg:width="25.199cm" svg:height="14.835cm" svg:x="1.4cm" svg:y="4.507cm" presentation:class="outline" presentation:user-transformed="true">
          <draw:text-box>
            <text:list text:style-name="L2">
              <text:list-item>
                <text:p><text:span text:style-name="T2">Java</text:span>: </text:p>
                <text:list>
                  <text:list-item>
                    <text:p><text:span text:style-name="T3">Basics:</text:span><text:span text:style-name="T2"> access</text:span> modifiers, <text:span text:style-name="T4">static</text:span>, <text:span text:style-name="T4">final</text:span>, etc.</text:p>
                  </text:list-item>
                  <text:list-item>
                    <text:p><text:span text:style-name="T2">I/O</text:span>: <text:span text:style-name="T4">console</text:span> vs. <text:span text:style-name="T4">file</text:span>, <text:span text:style-name="T4">text</text:span> vs. <text:span text:style-name="T4">object</text:span></text:p>
                  </text:list-item>
                  <text:list-item>
                    <text:p><text:span text:style-name="T2">Swing</text:span> and multi-<text:span text:style-name="T2">threading</text:span></text:p>
                  </text:list-item>
                  <text:list-item>
                    <text:p><text:span text:style-name="T2">Networking</text:span></text:p>
                  </text:list-item>
                  <text:list-item>
                    <text:p><text:span text:style-name="T2">Android</text:span> (concepts)</text:p>
                  </text:list-item>
                </text:list>
              </text:list-item>
              <text:list-item>
                <text:p><text:span text:style-name="T2">OO Design</text:span>:</text:p>
                <text:list>
                  <text:list-item>
                    <text:p><text:span text:style-name="T2">Inheritance</text:span> and <text:span text:style-name="T4">polymorphism</text:span></text:p>
                  </text:list-item>
                  <text:list-item>
                    <text:p><text:span text:style-name="T2">UML</text:span></text:p>
                  </text:list-item>
                  <text:list-item>
                    <text:p>Design <text:span text:style-name="T2">patterns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2" presentation:class="page"/>
          <draw:frame presentation:style-name="pr6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927cm" svg:x="1cm" svg:y="0.462cm" presentation:class="title" presentation:user-transformed="true">
          <draw:text-box>
            <text:p>Java basics</text:p>
          </draw:text-box>
        </draw:frame>
        <draw:frame presentation:style-name="pr8" draw:layer="layout" svg:width="25.199cm" svg:height="14.016cm" svg:x="1.4cm" svg:y="4.507cm" presentation:class="outline">
          <draw:text-box>
            <text:list text:style-name="L2">
              <text:list-item>
                <text:p>“Relearning CMPT140 but in Java”:</text:p>
              </text:list-item>
              <text:list-item>
                <text:p>Basic <text:span text:style-name="T2">types</text:span>, <text:span text:style-name="T4">String</text:span>, <text:span text:style-name="T2">arrays</text:span>, <text:span text:style-name="T4">Math</text:span></text:p>
              </text:list-item>
              <text:list-item>
                <text:p><text:span text:style-name="T4">if</text:span>/<text:span text:style-name="T4">else</text:span>, <text:span text:style-name="T4">while</text:span>/<text:span text:style-name="T4">for</text:span>, <text:span text:style-name="T4">switch</text:span></text:p>
              </text:list-item>
              <text:list-item>
                <text:p><text:span text:style-name="T2">Packages</text:span>, <text:span text:style-name="T4">public</text:span>/<text:span text:style-name="T4">private</text:span>/<text:span text:style-name="T4">protected</text:span></text:p>
              </text:list-item>
              <text:list-item>
                <text:p><text:span text:style-name="T2">Exceptions</text:span></text:p>
              </text:list-item>
              <text:list-item>
                <text:p>Making <text:span text:style-name="T2">classes</text:span>: class vs. instance, attrib/meth</text:p>
                <text:list>
                  <text:list-item>
                    <text:p><text:span text:style-name="T4">static</text:span></text:p>
                  </text:list-item>
                  <text:list-item>
                    <text:p><text:span text:style-name="T2">Constructors</text:span>, copy constructor, <text:span text:style-name="T4">this()</text:span></text:p>
                  </text:list-item>
                </text:list>
              </text:list-item>
              <text:list-item>
                <text:p><text:span text:style-name="T2">Interfaces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3" presentation:class="page"/>
          <draw:frame presentation:style-name="pr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927cm" svg:x="1cm" svg:y="0.462cm" presentation:class="title" presentation:user-transformed="true">
          <draw:text-box>
            <text:p>I/O</text:p>
          </draw:text-box>
        </draw:frame>
        <draw:frame presentation:style-name="pr8" draw:layer="layout" svg:width="25.199cm" svg:height="14.016cm" svg:x="1.4cm" svg:y="4.507cm" presentation:class="outline" presentation:user-transformed="true">
          <draw:text-box>
            <text:list text:style-name="L2">
              <text:list-item>
                <text:p><text:span text:style-name="T2">Console</text:span> I/O: <text:span text:style-name="T4">System</text:span>.<text:span text:style-name="T4">out</text:span>/<text:span text:style-name="T4">in</text:span>/<text:span text:style-name="T4">err</text:span></text:p>
              </text:list-item>
              <text:list-item>
                <text:p><text:span text:style-name="T2">File</text:span> I/O: <text:span text:style-name="T4">File</text:span></text:p>
              </text:list-item>
              <text:list-item>
                <text:p><text:span text:style-name="T2">Network</text:span> I/O: <text:span text:style-name="T4">Socket</text:span>.<text:span text:style-name="T4">getInputStream</text:span>()</text:p>
                <text:p/>
              </text:list-item>
              <text:list-item>
                <text:p><text:span text:style-name="T2">Text in</text:span>: <text:span text:style-name="T4">Scanner</text:span>: next(), nextLine(), nextInt(), …</text:p>
              </text:list-item>
              <text:list-item>
                <text:p><text:span text:style-name="T2">Text out</text:span>: <text:span text:style-name="T4">PrintWriter</text:span>: print(), println(), printf()</text:p>
              </text:list-item>
              <text:list-item>
                <text:p><text:span text:style-name="T2">Object in</text:span>: (<text:span text:style-name="T4">File</text:span>/<text:span text:style-name="T4">Object</text:span>)<text:span text:style-name="T4">InputStream</text:span>, readObject</text:p>
              </text:list-item>
              <text:list-item>
                <text:p><text:span text:style-name="T2">Object out</text:span>: (<text:span text:style-name="T4">File</text:span>/<text:span text:style-name="T4">Object</text:span>)<text:span text:style-name="T4">OutputStream</text:span>, writeObj</text:p>
                <text:list>
                  <text:list-item>
                    <text:p><text:span text:style-name="T4">Serializable</text:span> interface, <text:span text:style-name="T4">transient</text:span> keyword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4" presentation:class="page"/>
          <draw:frame presentation:style-name="pr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927cm" svg:x="1cm" svg:y="0.462cm" presentation:class="title">
          <draw:text-box>
            <text:p>Swing</text:p>
          </draw:text-box>
        </draw:frame>
        <draw:frame presentation:style-name="pr8" draw:layer="layout" svg:width="25.199cm" svg:height="14.719cm" svg:x="1.4cm" svg:y="4.507cm" presentation:class="outline" presentation:user-transformed="true">
          <draw:text-box>
            <text:list text:style-name="L2">
              <text:list-item>
                <text:p><text:span text:style-name="T4">JFrame</text:span>, <text:span text:style-name="T4">JPanel</text:span>, <text:span text:style-name="T2">widgets</text:span> (<text:span text:style-name="T4">JButton</text:span>, <text:span text:style-name="T4">JTextBox</text:span>, …)</text:p>
              </text:list-item>
              <text:list-item>
                <text:p>Handling <text:span text:style-name="T2">events</text:span>: <text:span text:style-name="T4">ActionListener</text:span></text:p>
                <text:list>
                  <text:list-item>
                    <text:p>Using anonymous <text:span text:style-name="T2">inner</text:span> classes</text:p>
                  </text:list-item>
                </text:list>
              </text:list-item>
              <text:list-item>
                <text:p><text:span text:style-name="T2">Layout</text:span> managers</text:p>
              </text:list-item>
              <text:list-item>
                <text:p><text:span text:style-name="T2">Menus</text:span>, <text:span text:style-name="T4">WindowEvents</text:span></text:p>
              </text:list-item>
              <text:list-item>
                <text:p><text:span text:style-name="T2">Drawing</text:span>: <text:span text:style-name="T4">paint</text:span>() / <text:span text:style-name="T4">paintComponent</text:span>()</text:p>
                <text:list>
                  <text:list-item>
                    <text:p>Shapes: Line, Rect, Oval, Arc, Polygon</text:p>
                  </text:list-item>
                  <text:list-item>
                    <text:p>Clip</text:p>
                  </text:list-item>
                </text:list>
              </text:list-item>
              <text:list-item>
                <text:p>Swing's <text:span text:style-name="T2">thread</text:span> model: <text:span text:style-name="T4">initial</text:span> thread,<text:line-break/>event <text:span text:style-name="T4">dispatch</text:span> thread, and <text:span text:style-name="T4">worker</text:span> threads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5" presentation:class="page"/>
          <draw:frame presentation:style-name="pr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927cm" svg:x="1cm" svg:y="0.462cm" presentation:class="title">
          <draw:text-box>
            <text:p>Networking</text:p>
          </draw:text-box>
        </draw:frame>
        <draw:frame presentation:style-name="pr8" draw:layer="layout" svg:width="25.199cm" svg:height="14.016cm" svg:x="1.4cm" svg:y="4.507cm" presentation:class="outline">
          <draw:text-box>
            <text:list text:style-name="L2">
              <text:list-item>
                <text:p><text:span text:style-name="T2">Sockets</text:span>, IP, <text:span text:style-name="T2">host</text:span>, <text:span text:style-name="T2">port</text:span></text:p>
              </text:list-item>
              <text:list-item>
                <text:p><text:span text:style-name="T2">TCP</text:span> vs. <text:span text:style-name="T2">UDP</text:span>: pros/cons, example applications</text:p>
              </text:list-item>
              <text:list-item>
                <text:p>How to setup TCP <text:span text:style-name="T2">server</text:span>: <text:span text:style-name="T4">ServerSocket</text:span>, <text:span text:style-name="T4">Socket</text:span></text:p>
              </text:list-item>
              <text:list-item>
                <text:p>How to setup TCP <text:span text:style-name="T2">client</text:span>: <text:span text:style-name="T4">Socket</text:span></text:p>
              </text:list-item>
              <text:list-item>
                <text:p>Communicating using <text:span text:style-name="T2">streams</text:span></text:p>
              </text:list-item>
              <text:list-item>
                <text:p>Multi-threaded <text:span text:style-name="T2">forking</text:span> server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6" presentation:class="page"/>
          <draw:frame presentation:style-name="pr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927cm" svg:x="1cm" svg:y="0.462cm" presentation:class="title">
          <draw:text-box>
            <text:p>Android</text:p>
          </draw:text-box>
        </draw:frame>
        <draw:frame presentation:style-name="pr8" draw:layer="layout" svg:width="25.199cm" svg:height="14.016cm" svg:x="1.4cm" svg:y="4.507cm" presentation:class="outline">
          <draw:text-box>
            <text:list text:style-name="L2">
              <text:list-item>
                <text:p><text:span text:style-name="T2">What is it</text:span>, <text:span text:style-name="T3">history</text:span>, <text:span text:style-name="T2">component</text:span> architecture</text:p>
                <text:list>
                  <text:list-item>
                    <text:p>compare vs. <text:span text:style-name="T2">iPhone</text:span> OS</text:p>
                  </text:list-item>
                </text:list>
              </text:list-item>
              <text:list-item>
                <text:p><text:span text:style-name="T4">Activity</text:span>, <text:span text:style-name="T4">Service</text:span>,<text:line-break/><text:span text:style-name="T4">BroadcastReceiver</text:span>, <text:span text:style-name="T4">ContentProvider</text:span></text:p>
              </text:list-item>
              <text:list-item>
                <text:p>Activity <text:span text:style-name="T2">lifecycle</text:span>: active, paused, stopped, dead</text:p>
              </text:list-item>
              <text:list-item>
                <text:p><text:span text:style-name="T4">Views</text:span> (UI <text:span text:style-name="T2">widgets</text:span>)</text:p>
              </text:list-item>
              <text:list-item>
                <text:p><text:span text:style-name="T2">XML</text:span> configuration of views</text:p>
              </text:list-item>
              <text:list-item>
                <text:p><text:span text:style-name="T2">Resources</text:span>: layouts, strings, drawables</text:p>
              </text:list-item>
              <text:list-item>
                <text:p>Event <text:span text:style-name="T2">listeners</text:span> for buttons: <text:span text:style-name="T4">OnClickListener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7" presentation:class="page"/>
          <draw:frame presentation:style-name="pr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927cm" svg:x="1cm" svg:y="0.462cm" presentation:class="title">
          <draw:text-box>
            <text:p>OO design</text:p>
          </draw:text-box>
        </draw:frame>
        <draw:frame presentation:style-name="pr8" draw:layer="layout" svg:width="25.199cm" svg:height="14.016cm" svg:x="1.4cm" svg:y="4.507cm" presentation:class="outline">
          <draw:text-box>
            <text:list text:style-name="L2">
              <text:list-item>
                <text:p><text:span text:style-name="T2">Inheritance</text:span>: “<text:span text:style-name="T4">is a kind of</text:span>”</text:p>
                <text:list>
                  <text:list-item>
                    <text:p><text:span text:style-name="T2">Overriding</text:span> superclass methods</text:p>
                  </text:list-item>
                  <text:list-item>
                    <text:p><text:span text:style-name="T2">Abstract</text:span> superclass</text:p>
                  </text:list-item>
                  <text:list-item>
                    <text:p><text:span text:style-name="T2">Polymorphism</text:span>: designing for extensibility</text:p>
                  </text:list-item>
                </text:list>
              </text:list-item>
              <text:list-item>
                <text:p>Designing class <text:span text:style-name="T2">hierarchies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8" presentation:class="page"/>
          <draw:frame presentation:style-name="pr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927cm" svg:x="1cm" svg:y="0.462cm" presentation:class="title">
          <draw:text-box>
            <text:p>UML</text:p>
          </draw:text-box>
        </draw:frame>
        <draw:frame presentation:style-name="pr8" draw:layer="layout" svg:width="25.199cm" svg:height="14.016cm" svg:x="1.4cm" svg:y="4.507cm" presentation:class="outline">
          <draw:text-box>
            <text:list text:style-name="L2">
              <text:list-item>
                <text:p><text:span text:style-name="T2">Use-case </text:span>diagram: requirements</text:p>
                <text:list>
                  <text:list-item>
                    <text:p>Specifying the <text:span text:style-name="T2">bounds</text:span> of the system</text:p>
                  </text:list-item>
                  <text:list-item>
                    <text:p><text:span text:style-name="T2">Actors</text:span>, use cases</text:p>
                  </text:list-item>
                  <text:list-item>
                    <text:p>Basic <text:span text:style-name="T2">flow</text:span>, alternate flows</text:p>
                  </text:list-item>
                </text:list>
              </text:list-item>
              <text:list-item>
                <text:p><text:span text:style-name="T2">Component</text:span> diagram: <text:span text:style-name="T2">Class</text:span>-<text:span text:style-name="T2">Resp</text:span>.-<text:span text:style-name="T2">Collab</text:span>.</text:p>
              </text:list-item>
              <text:list-item>
                <text:p><text:span text:style-name="T2">Sequence</text:span> diagram: <text:span text:style-name="T2">messages</text:span>, flows</text:p>
              </text:list-item>
              <text:list-item>
                <text:p><text:span text:style-name="T2">Class</text:span> diagram:</text:p>
                <text:list>
                  <text:list-item>
                    <text:p><text:span text:style-name="T2">Inherit</text:span>., <text:span text:style-name="T2">assoc</text:span>., <text:span text:style-name="T2">aggregation</text:span>, <text:span text:style-name="T2">composition</text:span></text:p>
                  </text:list-item>
                  <text:list-item>
                    <text:p>Direction of <text:span text:style-name="T2">dependency</text:span>; <text:span text:style-name="T2">multiplicity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9" presentation:class="page"/>
          <draw:frame presentation:style-name="pr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927cm" svg:x="1cm" svg:y="0.462cm" presentation:class="title">
          <draw:text-box>
            <text:p>Design patterns</text:p>
          </draw:text-box>
        </draw:frame>
        <draw:frame presentation:style-name="pr8" draw:layer="layout" svg:width="25.199cm" svg:height="14.016cm" svg:x="1.4cm" svg:y="4.507cm" presentation:class="outline">
          <draw:text-box>
            <text:list text:style-name="L2">
              <text:list-item>
                <text:p><text:span text:style-name="T2">Creational</text:span>:</text:p>
                <text:list>
                  <text:list-item>
                    <text:p>Factory Method, Abstract Factory,<text:line-break/>Builder, Prototype, Singleton</text:p>
                  </text:list-item>
                </text:list>
              </text:list-item>
              <text:list-item>
                <text:p><text:span text:style-name="T2">Structural</text:span>:</text:p>
                <text:list>
                  <text:list-item>
                    <text:p>Adapter, Bridge, Composite, Decorator, Facade, Flyweight, Proxy</text:p>
                  </text:list-item>
                </text:list>
              </text:list-item>
              <text:list-item>
                <text:p><text:span text:style-name="T2">Behavioural</text:span>:</text:p>
                <text:list>
                  <text:list-item>
                    <text:p>Chain of Responsibility, Command, Interpreter, Iterator, Mediator, Memento, Observer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0" presentation:class="page"/>
          <draw:frame presentation:style-name="pr9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Dark_20_SteelBlue_2f_Grey" draw:display-name="Dark SteelBlue/Grey" draw:style="linear" draw:start-color="#666699" draw:end-color="#000080" draw:start-intensity="100%" draw:end-intensity="50%" draw:angle="45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TWU_20_Blue" draw:display-name="TWU Blue" draw:style="linear" draw:start-color="#014e6b" draw:end-color="#bad0d8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fill-image draw:name="TWU_20_Swoosh" draw:display-name="TWU Swoosh" xlink:href="Pictures/1000000000000400000003002397F3FC.png" xlink:type="simple" xlink:show="embed" xlink:actuate="onLoad"/>
    <draw:opacity draw:name="Transparency_20_2" draw:display-name="Transparency 2" draw:style="linear" draw:start="0%" draw:end="100%" draw:angle="0" draw:border="0%"/>
    <draw:opacity draw:name="Transparency_20_5" draw:display-name="Transparency 5" draw:style="linear" draw:start="100%" draw:end="0%" draw:angle="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none" draw:stroke-dash="Dash_20_1" svg:stroke-width="0cm" svg:stroke-color="#000000" draw:marker-start-width="0.3cm" draw:marker-start-center="false" draw:marker-end-width="0.3cm" draw:marker-end-center="false" draw:fill="solid" draw:fill-color="#ccccff" draw:fill-gradient-name="Gradient_20_7" draw:fill-hatch-name="Hatch_20_4" draw:fill-image-name="Bitmape_20_5" draw:fill-image-width="0cm" draw:fill-image-height="0cm" draw:textarea-vertical-align="middle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draw:shadow="visible" draw:shadow-offset-x="0.152cm" draw:shadow-offset-y="0.152cm" draw:shadow-opacity="50%"/>
      <style:text-properties fo:color="#ffff00" fo:font-size="40pt" fo:text-shadow="none"/>
    </style:style>
    <style:style style:name="title1" style:family="graphic" style:parent-style-name="standard">
      <style:graphic-properties draw:stroke="none" draw:fill="solid" draw:fill-color="#008080" draw:shadow="visible" draw:shadow-offset-x="0.152cm" draw:shadow-offset-y="0.152cm" draw:shadow-color="#808080" draw:shadow-opacity="50%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TWU_20_Slide-background" style:display-name="TWU Slide-background" style:family="presentation">
      <style:graphic-properties draw:stroke="none" draw:fill="bitmap" draw:fill-gradient-name="Dark_20_SteelBlue_2f_Grey" draw:fill-image-name="TWU_20_Swoosh" draw:fill-image-width="0cm" draw:fill-image-height="0cm" style:repeat="stretch"/>
    </style:style>
    <style:style style:name="TWU_20_Slide-backgroundobjects" style:display-name="TWU Slide-backgroundobjects" style:family="presentation">
      <style:graphic-properties draw:stroke="none" draw:fill="none" draw:fill-color="#ccccff" draw:opacity="50%" draw:fill-image-width="0cm" draw:fill-image-height="0cm" draw:shadow="hidden" draw:shadow-offset-x="0.305cm" draw:shadow-offset-y="0.305cm" draw:shadow-color="#808080" draw:shadow-opacity="50%"/>
      <style:text-properties fo:color="#e6e6e6" fo:font-family="'Lucida Sans'" style:font-style-name="Regular" style:font-pitch="variable" fo:font-size="16pt" fo:text-shadow="none" fo:font-weight="bold"/>
    </style:style>
    <style:style style:name="TWU_20_Slide-notes" style:display-name="TWU Slide-notes" style:family="presentation">
      <style:graphic-properties draw:stroke="none" draw:fill="none">
        <text:list-style style:name="TWU_20_Slide-notes" style:display-name="TWU Slid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Lucida Sans'" style:font-style-name="Regular" style:font-pitch="variable" fo:font-size="16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20_Slide-outline1" style:display-name="TWU Slide-outline1" style:family="presentation">
      <style:graphic-properties draw:stroke="none" draw:fill="none">
        <text:list-style style:name="TWU_20_Slide-outline1" style:display-name="TWU Slid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9966" fo:font-size="9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9966cc" fo:font-size="85%"/>
          </text:list-level-style-bullet>
          <text:list-level-style-bullet text:level="3" text:bullet-char="">
            <style:list-level-properties text:space-before="1.016cm" text:min-label-width="0.61cm"/>
            <style:text-properties fo:font-family="StarSymbol" style:font-charset="x-symbol" fo:color="#33cc66" fo:font-size="80%"/>
          </text:list-level-style-bullet>
          <text:list-level-style-bullet text:level="4" text:bullet-char="➢">
            <style:list-level-properties text:space-before="4.2cm" text:min-label-width="0.6cm"/>
            <style:text-properties fo:font-family="StarSymbol" style:font-charset="x-symbol" fo:color="#ffffff" fo:font-size="7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ffffff" fo:font-size="6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ffffff" fo:font-size="6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ffffff" fo:font-size="6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ffffff" fo:font-size="6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ffffff" fo:font-size="6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ffffff" fo:font-size="60%"/>
          </text:list-level-style-bullet>
        </text:list-style>
      </style:graphic-properties>
      <style:paragraph-properties fo:margin-left="0cm" fo:margin-right="0cm" fo:margin-top="0cm" fo:margin-bottom="0.436cm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0_Slide-outline2" style:display-name="TWU Slide-outline2" style:family="presentation" style:parent-style-name="TWU_20_Slide-outline1">
      <style:paragraph-properties fo:margin-left="0.508cm" fo:margin-right="0cm" fo:margin-top="0cm" fo:margin-bottom="0.356cm" fo:text-indent="0cm"/>
      <style:text-properties fo:font-size="28pt" style:font-size-asian="28pt" style:font-size-complex="28pt"/>
    </style:style>
    <style:style style:name="TWU_20_Slide-outline3" style:display-name="TWU Slide-outline3" style:family="presentation" style:parent-style-name="TWU_20_Slide-outline2">
      <style:paragraph-properties fo:margin-left="1.016cm" fo:margin-right="0cm" fo:margin-top="0cm" fo:margin-bottom="0.3cm" fo:text-indent="0cm"/>
      <style:text-properties fo:font-size="24pt" style:font-size-asian="24pt" style:font-size-complex="24pt"/>
    </style:style>
    <style:style style:name="TWU_20_Slide-outline4" style:display-name="TWU Slide-outline4" style:family="presentation" style:parent-style-name="TWU_20_Slide-outline3">
      <style:paragraph-properties fo:margin-left="1.524cm" fo:margin-right="0cm" fo:margin-top="0cm" fo:margin-bottom="0.2cm" fo:text-indent="0cm"/>
      <style:text-properties fo:font-size="20pt" style:font-size-asian="20pt" style:font-size-complex="20pt"/>
    </style:style>
    <style:style style:name="TWU_20_Slide-outline5" style:display-name="TWU Slide-outline5" style:family="presentation" style:parent-style-name="TWU_20_Slide-outline4">
      <style:paragraph-properties fo:margin-left="2.032cm" fo:margin-right="0cm" fo:margin-top="0cm" fo:margin-bottom="0.1cm" fo:text-indent="0cm"/>
      <style:text-properties fo:font-size="20pt" style:font-size-asian="20pt" style:font-size-complex="20pt"/>
    </style:style>
    <style:style style:name="TWU_20_Slide-outline6" style:display-name="TWU Slide-outline6" style:family="presentation" style:parent-style-name="TWU_20_Slide-outline5">
      <style:paragraph-properties fo:margin-left="2.54cm" fo:margin-right="0cm" fo:margin-top="0cm" fo:margin-bottom="0.1cm" fo:text-indent="0cm"/>
      <style:text-properties fo:font-size="20pt" style:font-size-asian="20pt" style:font-size-complex="20pt"/>
    </style:style>
    <style:style style:name="TWU_20_Slide-outline7" style:display-name="TWU Slide-outline7" style:family="presentation" style:parent-style-name="TWU_20_Slide-outline6">
      <style:paragraph-properties fo:margin-left="3.048cm" fo:margin-right="0cm" fo:margin-top="0cm" fo:margin-bottom="0.1cm" fo:text-indent="0cm"/>
      <style:text-properties fo:font-size="20pt" style:font-size-asian="20pt" style:font-size-complex="20pt"/>
    </style:style>
    <style:style style:name="TWU_20_Slide-outline8" style:display-name="TWU Slide-outline8" style:family="presentation" style:parent-style-name="TWU_20_Slide-outline7">
      <style:paragraph-properties fo:margin-left="3.556cm" fo:margin-right="0cm" fo:margin-top="0cm" fo:margin-bottom="0.1cm" fo:text-indent="0cm"/>
      <style:text-properties fo:font-size="20pt" style:font-size-asian="20pt" style:font-size-complex="20pt"/>
    </style:style>
    <style:style style:name="TWU_20_Slide-outline9" style:display-name="TWU Slide-outline9" style:family="presentation" style:parent-style-name="TWU_20_Slide-outline8">
      <style:paragraph-properties fo:margin-left="4.064cm" fo:margin-right="0cm" fo:margin-top="0cm" fo:margin-bottom="0.1cm" fo:text-indent="0cm"/>
      <style:text-properties fo:font-size="20pt" style:font-size-asian="20pt" style:font-size-complex="20pt"/>
    </style:style>
    <style:style style:name="TWU_20_Slide-subtitle" style:display-name="TWU Slide-subtitle" style:family="presentation">
      <style:graphic-properties draw:stroke="none" draw:fill="none" draw:textarea-vertical-align="middle">
        <text:list-style style:name="TWU_20_Slide-subtitle" style:display-name="TWU 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00" style:text-outline="false" style:text-line-through-style="none" fo:font-family="'Lucida Sans'" style:font-style-name="Regular" style:font-pitch="variable" fo:font-size="32pt" fo:font-style="normal" fo:text-shadow="1pt 1pt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0_Slide-title" style:display-name="TWU Slide-title" style:family="presentation">
      <style:graphic-properties draw:stroke="none" draw:fill="none" draw:textarea-vertical-align="middle">
        <text:list-style style:name="TWU_20_Slide-title" style:display-name="TWU 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WU_25_20Lecture-background" style:display-name="TWU%20Lecture-background" style:family="presentation">
      <style:graphic-properties draw:stroke="none" draw:fill="bitmap" draw:fill-image-name="TWU_20_Swoosh" style:repeat="stretch"/>
    </style:style>
    <style:style style:name="TWU_25_20Lecture-backgroundobjects" style:display-name="TWU%20Lecture-backgroundobjects" style:family="presentation">
      <style:graphic-properties draw:stroke="none" draw:fill="none" draw:opacity="50%" draw:fill-image-width="0cm" draw:fill-image-height="0cm" draw:shadow="hidden" draw:shadow-offset-x="0.305cm" draw:shadow-offset-y="0.305cm" draw:shadow-color="#808080" draw:shadow-opacity="50%"/>
      <style:text-properties fo:color="#e6e6e6" fo:font-family="'Luxi Sans'" style:font-style-name="Regular" style:font-family-generic="swiss" style:font-pitch="variable" fo:font-size="16pt" fo:font-weight="bold"/>
    </style:style>
    <style:style style:name="TWU_25_20Lecture-notes" style:display-name="TWU%20Lecture-notes" style:family="presentation">
      <style:graphic-properties draw:stroke="none" draw:fill="none">
        <text:list-style style:name="TWU_25_20Lecture-notes" style:display-name="TWU%20Lectur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25_20Lecture-outline1" style:display-name="TWU%20Lecture-outline1" style:family="presentation">
      <style:graphic-properties draw:stroke="none" draw:fill="none">
        <text:list-style style:name="TWU_25_20Lecture-outline1" style:display-name="TWU%20Lectur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9966" fo:font-size="70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9966" fo:font-size="4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ff9966" fo:font-size="68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9966" fo:font-size="7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9966" fo:font-size="7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9966" fo:font-size="7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9966" fo:font-size="7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9966" fo:font-size="7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9966" fo:font-size="7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37cm" fo:text-indent="0cm">
        <style:tab-stops/>
      </style:paragraph-properties>
      <style:text-properties fo:color="#ffffff" style:text-outline="false" style:text-line-through-style="none" fo:font-family="'Lucida Sans'" style:font-style-name="Bold" style:font-pitch="variable" fo:font-size="28pt" fo:font-style="normal" fo:text-shadow="none" style:text-underline-style="none" fo:font-weight="bold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outline2" style:display-name="TWU%20Lecture-outline2" style:family="presentation" style:parent-style-name="TWU_25_20Lecture-outline1">
      <style:paragraph-properties fo:margin-left="2.4cm" fo:margin-right="0cm" fo:margin-top="0cm" fo:margin-bottom="0.4cm" fo:text-indent="-0.8cm">
        <style:tab-stops/>
      </style:paragraph-properties>
      <style:text-properties fo:font-size="26pt" style:font-size-asian="28pt" style:font-size-complex="28pt"/>
    </style:style>
    <style:style style:name="TWU_25_20Lecture-outline3" style:display-name="TWU%20Lecture-outline3" style:family="presentation" style:parent-style-name="TWU_25_20Lectur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WU_25_20Lecture-outline4" style:display-name="TWU%20Lecture-outline4" style:family="presentation" style:parent-style-name="TWU_25_20Lectur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WU_25_20Lecture-outline5" style:display-name="TWU%20Lecture-outline5" style:family="presentation" style:parent-style-name="TWU_25_20Lectur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6" style:display-name="TWU%20Lecture-outline6" style:family="presentation" style:parent-style-name="TWU_25_20Lectur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7" style:display-name="TWU%20Lecture-outline7" style:family="presentation" style:parent-style-name="TWU_25_20Lectur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8" style:display-name="TWU%20Lecture-outline8" style:family="presentation" style:parent-style-name="TWU_25_20Lectur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9" style:display-name="TWU%20Lecture-outline9" style:family="presentation" style:parent-style-name="TWU_25_20Lectur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WU_25_20Lecture-subtitle" style:display-name="TWU%20Lecture-subtitle" style:family="presentation">
      <style:graphic-properties draw:stroke="none" draw:fill="none" draw:textarea-vertical-align="middle">
        <text:list-style style:name="TWU_25_20Lecture-subtitle" style:display-name="TWU%20Lectur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title" style:display-name="TWU%20Lecture-title" style:family="presentation">
      <style:graphic-properties draw:stroke="none" draw:fill="none" draw:textarea-vertical-align="bottom">
        <text:list-style style:name="TWU_25_20Lecture-title" style:display-name="TWU%20Lectur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gradient-name="Dark_20_SteelBlue_2f_Grey" draw:fill-image-name="TWU_20_Swoosh" draw:fill-image-width="0cm" draw:fill-image-height="0cm" style:repeat="stretch"/>
    </style:style>
    <style:style style:name="Mdp2" style:family="drawing-page">
      <style:drawing-page-properties draw:background-size="border" draw:fill="bitmap" draw:fill-image-name="TWU_20_Swoosh" style:repeat="stretch"/>
    </style:style>
    <style:style style:name="Mdp3" style:family="drawing-page">
      <style:drawing-page-properties presentation:display-header="fals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gr3" style:family="graphic" style:parent-style-name="standard">
      <style:graphic-properties draw:stroke="none" draw:fill="gradient" draw:fill-color="#99ccff" draw:fill-gradient-name="TWU_20_Blue" draw:fill-hatch-name="Black_20_0_20_Degrees" draw:fill-image-name="Empty" draw:opacity-name="" draw:textarea-horizontal-align="center" draw:textarea-vertical-align="middle" draw:shadow-offset-x="0.305cm" draw:shadow-offset-y="0.305cm"/>
    </style:style>
    <style:style style:name="Mgr4" style:family="graphic" style:parent-style-name="standard">
      <style:graphic-properties draw:stroke="none" svg:stroke-width="0cm" svg:stroke-color="#ff3366" draw:marker-start-width="0.305cm" draw:marker-end-width="0.305cm" svg:stroke-opacity="50%" draw:fill="solid" draw:fill-color="#ffffff" draw:fill-gradient-name="Gradient_20_1" draw:fill-hatch-name="Black_20_0_20_Degrees" draw:fill-image-name="Empty" draw:opacity-name="Transparency_20_5" draw:textarea-horizontal-align="center" draw:textarea-vertical-align="middle" fo:padding-top="0.125cm" fo:padding-bottom="0.125cm" fo:padding-left="0.25cm" fo:padding-right="0.25cm" draw:shadow="hidden" draw:shadow-offset-x="0cm" draw:shadow-offset-y="0cm" draw:shadow-color="#ffffff" draw:shadow-opacity="65%"/>
    </style:style>
    <style:style style:name="Mpr1" style:family="presentation" style:parent-style-name="TWU_20_Slide-title">
      <style:graphic-properties draw:fill-color="#ffffff" draw:auto-grow-height="false" fo:min-height="3.507cm"/>
    </style:style>
    <style:style style:name="Mpr2" style:family="presentation" style:parent-style-name="TWU_20_Slide-outline1">
      <style:graphic-properties draw:fill-color="#ffffff" draw:auto-grow-height="false" fo:min-height="13.86cm"/>
    </style:style>
    <style:style style:name="Mpr3" style:family="presentation" style:parent-style-name="TWU_20_Slide-backgroundobjects">
      <style:graphic-properties draw:auto-grow-height="false" fo:min-height="1.449cm"/>
    </style:style>
    <style:style style:name="Mpr4" style:family="presentation" style:parent-style-name="TWU_20_Slide-backgroundobjects">
      <style:graphic-properties draw:auto-grow-height="true" fo:min-height="1.449cm"/>
    </style:style>
    <style:style style:name="Mpr5" style:family="presentation" style:parent-style-name="TWU_20_Slide-backgroundobjects">
      <style:graphic-properties draw:stroke="none" draw:opacity-name="Transparency_20_2" draw:textarea-horizontal-align="center" draw:textarea-vertical-align="middle"/>
    </style:style>
    <style:style style:name="Mpr6" style:family="presentation" style:parent-style-name="TWU_20_Slide-backgroundobjects">
      <style:graphic-properties draw:stroke="none" draw:fill="none" draw:fill-color="#ffffff" draw:auto-grow-height="false" fo:min-height="1.397cm"/>
    </style:style>
    <style:style style:name="Mpr7" style:family="presentation" style:parent-style-name="TWU_20_Slide-backgroundobjects">
      <style:graphic-properties draw:stroke="none" draw:fill="none" draw:fill-color="#ffffff" draw:textarea-vertical-align="bottom" draw:auto-grow-height="false" fo:min-height="1.397cm"/>
    </style:style>
    <style:style style:name="Mpr8" style:family="presentation" style:parent-style-name="TWU_25_20Lecture-title">
      <style:graphic-properties draw:fill-color="#ffffff" draw:auto-grow-height="false" fo:min-height="3.507cm"/>
    </style:style>
    <style:style style:name="Mpr9" style:family="presentation" style:parent-style-name="TWU_25_20Lecture-outline1">
      <style:graphic-properties draw:fill-color="#ffffff" draw:auto-grow-height="false" fo:min-height="13.86cm"/>
    </style:style>
    <style:style style:name="Mpr10" style:family="presentation" style:parent-style-name="TWU_25_20Lecture-backgroundobjects">
      <style:graphic-properties draw:auto-grow-height="false" fo:min-height="1.449cm"/>
    </style:style>
    <style:style style:name="Mpr11" style:family="presentation" style:parent-style-name="TWU_25_20Lecture-backgroundobjects">
      <style:graphic-properties draw:stroke="none" draw:fill="none" draw:fill-color="#ffffff" draw:auto-grow-height="false" fo:min-height="1.397cm"/>
    </style:style>
    <style:style style:name="Mpr12" style:family="presentation" style:parent-style-name="TWU_25_20Lectur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text-align="center"/>
    </style:style>
    <style:style style:name="MP7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2" draw:layer="backgroundobjects" svg:width="12.124cm" svg:height="1.078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124cm" svg:height="1.078cm" svg:x="15.815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124cm" svg:height="1.078cm" svg:x="0cm" svg:y="20.511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124cm" svg:height="1.078cm" svg:x="15.815cm" svg:y="20.511cm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857cm" svg:height="5.143cm" svg:x="1.561cm" svg:y="2.079cm" draw:page-number="1"/>
      <draw:page-thumbnail draw:layer="backgroundobjects" svg:width="6.857cm" svg:height="5.143cm" svg:x="1.561cm" svg:y="8.223cm"/>
      <draw:page-thumbnail draw:layer="backgroundobjects" svg:width="6.857cm" svg:height="5.143cm" svg:x="1.561cm" svg:y="14.367cm"/>
      <draw:page-thumbnail draw:layer="backgroundobjects" svg:width="6.857cm" svg:height="5.143cm" svg:x="10.541cm" svg:y="2.079cm"/>
      <draw:page-thumbnail draw:layer="backgroundobjects" svg:width="6.857cm" svg:height="5.143cm" svg:x="10.541cm" svg:y="8.223cm"/>
      <draw:page-thumbnail draw:layer="backgroundobjects" svg:width="6.857cm" svg:height="5.143cm" svg:x="10.541cm" svg:y="14.367cm"/>
      <draw:page-thumbnail draw:layer="backgroundobjects" svg:width="6.857cm" svg:height="5.143cm" svg:x="19.521cm" svg:y="2.079cm"/>
      <draw:page-thumbnail draw:layer="backgroundobjects" svg:width="6.857cm" svg:height="5.143cm" svg:x="19.521cm" svg:y="8.223cm"/>
      <draw:page-thumbnail draw:layer="backgroundobjects" svg:width="6.857cm" svg:height="5.143cm" svg:x="19.521cm" svg:y="14.367cm"/>
    </style:handout-master>
    <style:master-page style:name="TWU_20_Slide" style:display-name="TWU Slide" style:page-layout-name="PM1" draw:style-name="Mdp1">
      <office:forms form:automatic-focus="false" form:apply-design-mode="false"/>
      <draw:frame presentation:style-name="Mpr1" draw:text-style-name="MP1" draw:layer="backgroundobjects" svg:width="25.199cm" svg:height="3.177cm" svg:x="1cm" svg:y="0.337cm" presentation:class="title">
        <draw:text-box>
          <text:p text:style-name="MP1">Click to edit the title text format possibly two lines</text:p>
        </draw:text-box>
      </draw:frame>
      <draw:frame presentation:style-name="Mpr2" draw:text-style-name="MP5" draw:layer="backgroundobjects" svg:width="25.199cm" svg:height="14.266cm" svg:x="1.4cm" svg:y="4.507cm" presentation:class="outline">
        <draw:text-box>
          <text:list text:style-name="ML2">
            <text:list-item>
              <text:p text:style-name="MP1">Click to edit the outline text format</text:p>
              <text:list>
                <text:list-item>
                  <text:p>Second outline level</text:p>
                  <text:list>
                    <text:list-item>
                      <text:p>Third level</text:p>
                      <text:list>
                        <text:list-item>
                          <text:p>Fourth level</text:p>
                          <text:list>
                            <text:list-item>
                              <text:p>Fifth level</text:p>
                              <text:list>
                                <text:list-item>
                                  <text:p>Sixth level</text:p>
                                  <text:list>
                                    <text:list-item>
                                      <text:p>Seventh level</text:p>
                                      <text:list>
                                        <text:list-item>
                                          <text:p>Eighth level</text:p>
                                          <text:list>
                                            <text:list-item>
                                              <text:p>Ninth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layer="backgroundobjects" svg:width="4.524cm" svg:height="1.449cm" svg:x="19.685cm" svg:y="19.409cm" presentation:class="date-time">
        <draw:text-box>
          <text:p><presentation:date-time/></text:p>
        </draw:text-box>
      </draw:frame>
      <draw:frame presentation:style-name="Mpr4" draw:layer="backgroundobjects" svg:width="14.01cm" svg:height="1.449cm" svg:x="5.04cm" svg:y="19.409cm" presentation:class="footer">
        <draw:text-box>
          <text:p text:style-name="MP6"><presentation:footer/></text:p>
        </draw:text-box>
      </draw:frame>
      <draw:frame presentation:style-name="Mpr3" draw:layer="backgroundobjects" svg:width="2.54cm" svg:height="1.449cm" svg:x="24.765cm" svg:y="19.409cm" presentation:class="page-number">
        <draw:text-box>
          <text:p text:style-name="MP7"><text:page-number>&lt;number&gt;</text:page-number></text:p>
        </draw:text-box>
      </draw:frame>
      <draw:rect presentation:style-name="Mpr5" draw:text-style-name="MP6" draw:layer="backgroundobjects" svg:width="13.477cm" svg:height="0.552cm" svg:x="0cm" svg:y="3.993cm">
        <text:p/>
      </draw:rect>
      <draw:rect draw:style-name="Mgr3" draw:text-style-name="MP6" draw:layer="backgroundobjects" svg:width="9.922cm" svg:height="0.414cm" svg:x="0cm" svg:y="3.621cm">
        <text:p/>
      </draw:rect>
      <draw:g>
        <draw:path draw:style-name="Mgr4" draw:text-style-name="MP6" draw:layer="backgroundobjects" svg:width="1.147cm" svg:height="1.53cm" svg:x="0.198cm" svg:y="19.346cm" svg:viewBox="0 0 1148 1531" svg:d="m426 1530c0-48-2-96-2-144-5-52-7-104-11-155-3-52-6-106-8-157-6-55-11-109-18-163-7-51-11-105-18-156-9-50-15-103-23-152-11-46-22-92-30-140-11-38-21-78-33-120-8-23-17-48-26-71-10-22-20-43-32-64-11-16-22-35-34-53-11-13-24-26-38-43-11-13-26-27-37-38-12-11-26-19-40-29-12-5-25-14-39-23-11-6-23-11-37-18 11 1 22 3 31 7 9 0 20 3 31 5 10 2 22 3 33 6 10 3 21 5 30 9 8 4 20 8 28 13 11 1 21 3 32 3 9 5 18 9 27 12 10 4 17 8 28 12 9 3 18 6 26 10 9 3 17 10 26 13 8 2 14 6 22 9 7 4 16 9 23 12 6 5 12 9 17 14 6 3 11 5 20 8 3 4 8 6 13 9 4 4 9 8 13 12 6 4 10 10 16 17 8 5 11 14 16 22 5 6 8 14 13 22s8 14 13 24c3 8 5 19 10 28 2 11 5 18 8 30 4 6 6 19 10 30 3 11 5 21 8 32 8 40 13 83 19 125 7 45 12 89 17 135 7 47 9 94 14 142 2 48 4 95 9 143 3 44 4 90 7 137 1 40 2 81 5 127 1 35 1 72 3 109 3 27 4 58 7 85 0-27 2-58 5-89 0-33 1-72 3-108 2-43 3-85 5-126 0-46 1-93 3-139 5-47 7-93 10-142 6-47 11-96 14-142 5-46 11-91 18-139 4-38 11-79 19-121 2-10 4-22 8-34 3-9 4-22 8-31 2-9 8-21 10-29 3-10 7-17 11-28 3-8 7-16 11-24 3-7 9-15 14-22 5-5 8-14 16-22 4-4 9-9 17-16 3-4 6-8 10-11 6-2 12-6 15-9 5-2 13-5 19-10 4-4 13-9 18-12 8-5 15-9 24-12 6-4 12-6 20-9 10-7 19-10 27-14 7-3 18-6 26-10s17-8 25-11c11-4 17-9 30-11 11-1 18-3 32-6 6-4 18-8 28-13 9-2 17-4 32-8 10-2 18-2 31-7 10 0 20-3 32-5 9-1 17-3 32-6-16 5-26 11-41 18-12 8-27 17-37 26-13 5-26 16-39 24-13 13-27 27-38 39-14 14-25 29-38 43-11 19-24 37-35 54-10 19-20 41-31 64-8 24-17 47-26 71-12 42-21 82-34 122-8 47-17 92-26 141-11 48-18 101-29 153-5 51-11 105-21 159-3 53-11 107-14 163-5 54-7 106-11 161-3 51-7 101-9 152 0 45 0 94-1 141-98-1-194-1-292-1z">
          <text:p/>
        </draw:path>
        <draw:path draw:style-name="Mgr4" draw:text-style-name="MP6" draw:layer="backgroundobjects" svg:width="0.549cm" svg:height="0.319cm" svg:x="0.875cm" svg:y="19.18cm" svg:viewBox="0 0 550 320" svg:d="m283 52c9-3 19-6 31-10 8-2 20-3 31-8 10-2 21-4 33-8 11-3 20-4 32-7 12-1 23-4 36-6 10-2 25-5 32-7 13-4 26-5 37-6 13 0 24 0 35 0-7 42-15 85-24 127-9 0-15 0-22 0-11 0-18 1-26 1-6 0-17 0-25 1-10 0-19 4-27 4-10 0-22 1-29 4-8 1-17 1-24 5-8 0-17 1-24 2-9 2-16 5-26 7-9 3-21 6-34 10-17 5-29 8-43 11-13 5-28 9-43 14-15 6-33 11-47 19-15 6-29 9-46 18-14 8-29 16-45 24-10 13-22 21-34 34-11 14-19 26-31 39 2-13 4-28 8-42s7-28 11-41c7-12 15-24 22-36 7-13 18-24 24-36 13-12 27-22 39-36 13-9 29-18 47-28s40-19 59-28c24-7 47-14 73-21z">
          <text:p/>
        </draw:path>
        <draw:path draw:style-name="Mgr4" draw:text-style-name="MP6" draw:layer="backgroundobjects" svg:width="0.553cm" svg:height="0.317cm" svg:x="0.114cm" svg:y="19.186cm" svg:viewBox="0 0 554 318" svg:d="m271 48c-9-1-21-3-34-5-7-4-20-8-31-10-9-5-21-7-33-12-11-1-19-4-33-7-12-1-24-2-34-5-11-2-23-3-34-8-14 0-23 0-36-1-12 0-22 0-36 0 9 43 18 81 24 123 7 0 16 0 25 0 7 0 18 4 26 4 9 0 18 1 29 3 6 0 14 1 24 3 9 1 17 3 26 5 8 0 19 0 26 3 9 2 18 2 26 4 5 1 11 2 21 4 5 0 9 0 18 3 5 3 12 5 19 8 5 0 12 2 20 4 5 1 12 3 19 7 7 0 16 3 25 5 7 2 16 3 22 6 9 3 15 5 23 9 9 4 14 7 23 9 8 4 18 5 25 7 7 6 15 10 20 14 8 5 16 7 22 13 7 3 15 7 23 11 5 9 11 11 18 17 7 5 12 11 19 18 6 6 11 12 17 17 3 6 7 11 14 21-2-15-7-26-8-43-4-14-8-23-12-38-8-14-15-28-21-38-10-13-19-24-27-37-12-13-25-22-37-32-14-10-30-20-47-30-18-11-39-20-58-29-24-7-48-14-73-23z">
          <text:p/>
        </draw:path>
        <draw:path draw:style-name="Mgr4" draw:text-style-name="MP6" draw:layer="backgroundobjects" svg:width="0.145cm" svg:height="0.337cm" svg:x="0.434cm" svg:y="18.74cm" svg:viewBox="0 0 146 338" svg:d="m69 94c1-7 1-13 1-18 0-9 0-16-1-23-2-9-3-17-5-25-3-9-8-19-13-28 1 0 2 1 5 3 3 1 7 4 10 7 3 2 4 8 10 10 4 2 8 5 11 9 7 2 10 9 14 13 4 5 9 9 14 13 3 5 6 9 9 16 4 6 8 9 12 13 4 15 7 28 10 41 0 11 0 22 0 34-3 11-6 20-10 31-7 10-12 21-18 30-5 11-13 19-21 30-9 10-14 18-21 28-6 10-11 20-19 30-4 10-6 21-10 30-8-13-17-26-28-38-4-11-9-22-15-34 0-9 0-19-4-30 4-6 7-16 9-23 2-3 4-9 6-15 5-4 9-11 11-16 4-2 5-7 10-12 3-5 5-12 9-18 3-3 5-9 8-13 3-6 6-9 9-14 2-7 3-11 5-18 0-3 0-8 2-13z">
          <text:p/>
        </draw:path>
        <draw:path draw:style-name="Mgr4" draw:text-style-name="MP6" draw:layer="backgroundobjects" svg:width="0.282cm" svg:height="0.462cm" svg:x="0.825cm" svg:y="18.728cm" svg:viewBox="0 0 283 463" svg:d="m98 169c7-6 12-10 17-18 8-6 12-11 21-18 6-7 11-14 18-22 6-5 11-13 16-19 7-7 10-17 15-25 1-7 4-13 6-24 0-4 3-11 3-20-3-7-5-14-9-23 6 5 13 12 21 19 5 5 12 12 18 18 7 5 14 13 19 19 3 4 10 12 14 20 3 7 7 13 12 17 2 9 4 15 8 23 1 4 2 11 6 18 0 6 0 11 0 17-2 9-5 18-8 26-6 10-12 17-18 30-6 9-14 18-23 25-10 11-18 19-27 30-9 10-17 18-27 26-10 9-17 16-26 26-7 6-12 11-18 20-5 5-10 11-13 18-5 9-10 21-16 30-4 7-9 17-13 24 0 9 0 16 0 25 4 8 9 20 15 32-4-3-8-5-15-9-3-2-5-3-12-6-2-2-8-4-11-9-3-2-7-5-12-6-2-2-5-5-8-6-2-5-6-6-8-9-2-2-5-5-7-8-3-3-4-4-8-8-3-6-8-15-12-24-5-5-6-13-9-23-1-5-4-14-7-23 0-8 0-15 3-24 2-6 4-10 5-15 2-5 3-10 8-16 3-5 8-11 11-17 5-5 9-13 11-18 5-6 11-13 16-19 5-5 10-11 14-18s8-13 17-18c5-5 9-10 13-18z">
          <text:p/>
        </draw:path>
        <draw:path draw:style-name="Mgr4" draw:text-style-name="MP6" draw:layer="backgroundobjects" svg:width="0.283cm" svg:height="0.582cm" svg:x="0.574cm" svg:y="18.604cm" svg:viewBox="0 0 284 583" svg:d="m126 243c4-8 6-17 11-27 7-6 12-18 16-26 5-9 9-16 12-26 4-8 7-18 9-27 3-11 7-19 10-31 1-8 1-19 2-32 0-10-1-20-1-35-1-13-2-25-4-39 7 8 18 19 26 28 6 11 13 23 20 34 10 10 15 22 22 33s11 21 18 31c3 13 8 22 11 33 1 8 5 21 6 32 0 10 0 23 0 33-1 11-5 22-8 34-5 8-8 14-11 21-4 9-7 17-14 27-5 10-10 17-18 28-7 12-12 18-19 28-4 8-12 19-22 28-6 9-11 17-20 24-4 7-9 13-18 22-4 5-8 9-16 14-3 6-6 10-10 16-4 4-9 10-13 13-4 6-6 11-11 17-4 5-6 7-9 12s-8 12-9 18c-3 5-4 11-8 16-2 6-4 12-9 17-3 9-6 16-8 24-13-20-29-39-41-58-6-19-13-36-20-55 1-16 3-32 4-49 6-14 11-27 19-41 7-13 17-27 27-39 9-12 19-24 28-35 8-11 17-20 26-31 7-9 13-21 22-32z">
          <text:p/>
        </draw:path>
        <draw:path draw:style-name="Mgr4" draw:text-style-name="MP6" draw:layer="backgroundobjects" svg:width="0.306cm" svg:height="0.657cm" svg:x="0.563cm" svg:y="18.556cm" svg:viewBox="0 0 307 658" svg:d="m200 40c-6 2-15 5-21 10 1 12 2 24 4 37 0 13 0 23 0 35 0 11 0 21 0 32-2 9-4 17-9 27-2 9-6 18-10 26-3 7-7 17-15 24-3 9-6 17-10 29-7 5-11 17-15 26 7 4 16 8 22 12 6-9 12-18 16-27 5-7 10-16 14-27 5-9 7-17 12-29 4-8 7-16 9-27 4-11 6-19 9-30 4-11 4-23 9-36-2-10-3-20-5-35-3-14-4-27-8-40-6 3-14 5-21 8 4-4 13-10 19-15-12-14-21-26-35-40 7 16 9 32 14 50 5-3 14-6 21-10zm99 271v0c1-13 4-25 8-39 0-8 0-21 0-33-2-10-3-24-7-33-2-12-5-22-10-36-5-10-12-21-20-33-5-10-13-20-20-31-8-12-16-25-24-36-6-12-16-19-26-30-6 5-13 11-19 15 7 10 16 20 25 31s17 21 23 32c6 10 13 19 21 32 5 10 11 19 18 27 2 11 4 22 8 32 2 11 3 20 6 30 0 10 0 23 0 33-3 11-4 20-9 30v0c9 3 17 6 26 9zm-138 197v0c4-5 11-12 15-16 6-6 11-14 19-22 6-8 12-15 21-23 7-10 12-19 19-30 7-9 13-19 20-28 5-10 12-19 17-29 6-7 10-17 17-25 5-9 6-16 10-24-9-2-17-6-26-9-2 7-4 13-8 21-5 8-9 16-12 24-5 11-12 18-20 30-5 7-10 17-17 24-6 10-15 18-21 29-7 8-13 17-21 25-5 5-11 12-17 20-8 6-11 11-14 17v0c4 4 12 11 18 16zm-99 132c7-1 13-1 23-3 2-11 4-16 8-26 1-5 4-9 6-17 4-4 6-9 9-15 2-5 6-8 9-14s5-11 9-16c2-3 5-6 11-12 3-5 6-10 9-15 3-4 11-8 15-14-6-5-14-12-18-16-4 4-8 8-15 14-4 5-8 10-13 16-4 3-7 7-10 15-2 6-7 11-8 13-4 6-8 11-12 19-3 5-5 10-10 18-2 5-5 12-8 18-2 6-4 15-6 21 6-1 13-2 21-3-7 3-12 9-20 17 5 6 8 10 13 18 3-8 6-14 10-21-8 0-15 2-23 3zm62-354v0c-7 10-13 17-19 29-9 9-17 20-27 31-9 12-17 20-30 35-7 14-17 27-27 39-7 17-11 32-17 47-1 18-1 33-4 51 7 20 11 40 17 60 16 22 28 40 45 62 5-4 12-10 20-17-12-19-23-38-39-57-3-16-10-31-18-48 1-15 1-30 4-48 5-12 11-22 15-36 9-13 18-24 26-37 10-11 18-23 27-35 10-9 19-20 29-31 6-11 14-20 20-33v0c-6-4-15-8-22-12z">
          <text:p/>
        </draw:path>
        <draw:path draw:style-name="Mgr4" draw:text-style-name="MP6" draw:layer="backgroundobjects" svg:width="1.336cm" svg:height="1.572cm" svg:x="0.103cm" svg:y="19.319cm" svg:viewBox="0 0 1337 1573" svg:d="m367 376v0c9 37 20 78 31 118 9 46 18 91 30 139 8 47 16 99 24 149 6 50 11 104 19 156 3 53 9 107 15 163 4 50 8 103 11 157 3 51 4 103 7 155 0 47 0 95 0 144 10 0 20 0 30 0-1-48-2-96-4-144-3-52-5-104-8-155-3-52-8-106-11-157-6-55-10-109-16-163-6-51-12-105-20-156-6-51-15-104-23-153-8-48-18-93-27-139-13-40-24-81-33-124v0c-10 3-18 6-25 10zm-270-358c-1 9-2 17-6 25 12 6 24 11 35 21 13 7 26 10 39 19s25 18 38 27c9 12 22 24 38 37 11 14 21 26 35 45 10 15 20 32 31 49 12 19 22 40 33 60 9 27 16 50 27 75 7-3 15-6 25-10-10-24-19-47-29-71-8-23-19-45-30-68-13-17-26-34-37-54-11-12-22-26-35-44-16-10-32-25-44-39-11-10-26-18-39-26-13-11-27-19-39-26-14-6-24-11-39-20-1 9-3 17-6 25 1-8 1-16 3-25-31-4-63-8-97-13 32 11 61 25 91 38 1-8 4-16 6-25zm406 155v0c-3-1-6-4-12-9-5-2-10-4-17-8-5-4-11-9-19-12-5-4-9-10-17-15-8-3-13-6-23-8-8-3-15-11-22-14-10-3-19-6-26-12-11-2-18-5-27-9-9-3-20-10-28-12-9-2-18-3-29-8-8-2-19-6-29-10-10-3-18-7-31-11-11-2-17-4-32-7-9-3-20-4-32-7-10-1-20-4-32-5-9-4-16-6-30-8 0 9-1 17-3 25 10 2 21 3 30 6 9 2 19 4 31 7 10 2 21 4 34 8 10 2 19 4 28 8 7 2 19 3 27 8 12 3 20 5 32 8 10 4 19 6 29 10 7 5 16 8 26 12 10 5 18 10 26 12 7 3 15 6 22 8 8 7 16 10 22 14 8 3 16 8 25 12 5 3 11 5 19 8 4 4 10 6 18 9 4 4 8 8 11 12 3 3 8 8 12 11v0c7-7 14-14 17-23zm99 216v0c-2-10-4-22-10-34-2-9-4-22-6-31-4-10-6-21-11-31-4-10-7-17-10-28-6-9-8-17-12-26-5-8-10-15-15-22-6-9-11-15-16-23-7-6-12-12-19-21-3 8-10 15-17 23 5 4 11 8 15 14 4 7 10 12 18 17 3 10 5 18 8 23 5 8 8 15 13 24 3 8 7 18 11 27 2 10 6 18 8 27 4 7 6 20 9 32 2 10 6 20 9 34v0c9 0 15-3 25-5zm54 1004c7 0 17 0 27 0-2-27-2-57-5-85 0-37-1-74-3-109-3-46-5-87-9-127-2-47-3-93-6-137-4-48-6-95-8-143-7-46-9-94-13-142-5-45-10-89-17-135-5-42-15-85-20-126-7 1-16 1-25 5 7 39 13 80 22 121 4 45 7 89 15 135 5 47 8 94 11 142 4 48 8 95 11 143 3 44 4 90 7 137 0 40 2 81 5 127 0 35 3 72 5 109 1 27 1 58 3 85 7 0 17 0 27 0-8 0-19 0-27 0zm77-1007v0c-4 41-11 84-18 122-6 48-12 93-19 139-3 46-7 95-11 142-2 47-4 94-9 142-1 45-4 91-6 139-3 40-4 82-7 126 0 36-1 73-3 108-1 31-3 62-4 89 7 0 17 0 27 0 0-27 0-58 2-89 1-33 1-72 4-108 2-43 2-85 4-126 1-46 3-93 5-139 5-47 10-93 12-142 4-47 7-96 12-142 7-46 10-91 16-139 8-37 13-78 21-119v0c-9-1-17-1-26-3zm101-216v0c-7 5-14 12-20 19-3 8-8 15-16 25-5 7-11 12-14 21-4 10-8 16-12 25-5 10-7 18-12 30-2 9-5 20-10 30-2 10-4 19-8 33-3 10-4 20-9 33 9 0 17 1 26 3 1-10 4-22 8-34 4-9 6-22 9-31s7-17 10-26 6-20 9-28 9-14 14-23c3-7 5-14 8-23 8-5 12-10 18-19 2-5 9-9 13-13v0c-3-7-11-15-14-22zm412-132c-1-7-3-16-7-24-12 2-21 2-31 5s-20 5-33 8c-9 2-18 3-30 6-12 2-21 5-34 9-10 3-19 5-30 10-7 2-18 5-28 10-11 3-19 6-30 10-8 2-17 4-26 11-10 3-18 5-27 10-7 1-18 6-28 11-7 3-13 6-22 14-7 3-15 4-21 8-7 4-12 11-18 15-7 3-13 6-17 10-9 3-15 8-19 10-3 3-9 7-11 9 2 5 9 14 14 22 4-4 10-7 16-11 2-4 5-8 10-11 7-2 11-6 18-9 7-2 11-5 19-10 6-4 14-7 22-10 7-3 15-9 23-14 9-4 15-5 23-8 8-7 18-9 26-12 10-3 17-8 27-13 8-4 18-6 29-10 10-2 16-5 30-10 8 0 19-3 30-7 7-2 18-5 28-9 11-2 20-4 31-6 10-3 19-3 32-7 11-2 20-2 33-7-2-7-4-16-9-24 3 8 7 17 10 24 30-11 60-25 91-38-33 5-66 10-98 14 4 8 5 17 7 24zm-276 332v0c9-23 17-48 27-71 10-21 20-41 29-61 12-16 23-33 35-50 12-16 23-28 34-46 13-12 26-21 38-35 15-9 26-19 37-31 13-4 28-9 41-18 11-6 21-12 35-20-2-7-5-16-10-24-12 5-25 13-38 19-14 9-26 16-39 25-14 11-29 17-42 28-13 13-26 25-42 40-8 15-22 30-35 44-14 18-24 36-37 54-10 22-19 43-30 67-8 24-19 46-28 72v0c8 2 18 4 25 7zm-157 1203c3-5 7-11 14-15 0-47 0-95 0-141 2-51 5-101 8-152 2-55 8-106 10-161 4-55 10-110 19-163 4-52 12-104 18-158 7-51 19-104 26-153 9-46 21-93 29-140 11-39 23-78 33-120-7-3-17-5-25-7-10 43-21 82-32 123-10 49-17 93-28 140-9 50-18 103-27 154-8 52-13 107-22 161-4 53-9 107-16 163-4 54-6 106-8 161-3 51-5 101-9 152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4" draw:text-style-name="MP6" draw:layer="backgroundobjects" svg:width="0.588cm" svg:height="0.399cm" svg:x="0.852cm" svg:y="19.165cm" svg:viewBox="0 0 589 400" svg:d="m584 17c-3-3-5-8-11-15-9 0-22 0-35 0-10 1-24 3-37 6-9 1-23 4-33 6-12 1-24 2-37 7-11 2-20 6-31 9s-22 5-33 7c-11 1-22 4-35 8-7 2-18 4-28 9 0 7 2 15 3 24 11-3 18-6 32-9 7-1 19-3 33-5 8-4 19-8 31-10 11-4 20-6 32-9 11-3 24-4 38-7 9-1 23-1 32-4 10-1 23-1 33-4 13 0 24 0 35 0-3-7-7-13-11-16 8 1 17 1 22 3 0-3 2-8 5-15-6 0-9-1-16-2 6 7 8 13 11 17zm-35 140c4-5 8-9 13-14 8-41 17-83 22-126-5-1-14-2-22-3-9 42-16 83-26 127 3-6 10-8 13-14 0 9 0 17 0 30 3 0 6 0 10 0 2-5 2-9 3-14-4 5-9 9-13 14zm-199 23h-2c9-4 16-6 24-8s17-2 27-4c8-1 14-2 22-4 9 0 19-2 28-5 8 0 17 0 27 0 8-1 19-2 25-2 8 0 15 0 26 0 6 0 12 0 22 0 0-13 0-21 0-30-9 0-15 0-22 0-11 2-18 5-26 6-6 0-17 0-25 0-10 1-19 2-27 2-10 1-22 4-32 6-6 1-15 1-23 2-10 1-17 1-26 5-7 1-15 3-23 6h-1c1 8 3 16 6 26zm-340 155c6 1 16 4 25 7 9-15 20-25 29-37 12-10 22-21 33-30 15-10 30-17 42-26 14-5 28-11 42-21 15-2 33-6 49-12 14-6 27-13 42-17 13-2 28-7 42-10 11-3 25-6 36-9-3-10-5-18-6-26-13 4-21 7-34 10-16 3-28 6-42 9-16 7-31 11-47 16-16 6-32 11-47 17s-31 15-47 20c-15 8-30 17-45 26-15 11-25 24-40 36-10 13-20 28-32 39 6 2 16 4 25 8-8 0-17 0-25 0-4 22-5 43-10 65 11-21 23-40 35-58-8-3-17-4-25-7zm294-281v0c-27 6-49 14-74 21-19 10-41 17-63 27-15 11-31 22-49 33-14 13-24 24-38 35-9 13-17 25-26 37-9 16-16 27-23 41-4 14-8 28-13 43-2 15-4 30-8 44 6 0 16 0 25 0 2-13 3-25 7-40 4-13 7-22 13-37 7-14 11-25 19-37 9-11 17-22 25-34 12-11 23-21 37-30 15-13 28-21 44-30 19-8 38-18 57-27 23-8 46-14 70-22v0c0-9-1-14-3-24z">
          <text:p/>
        </draw:path>
        <draw:path draw:style-name="Mgr4" draw:text-style-name="MP6" draw:layer="backgroundobjects" svg:width="0.59cm" svg:height="0.395cm" svg:x="0.1cm" svg:y="19.17cm" svg:viewBox="0 0 591 396" svg:d="m28 12c-5 6-8 13-14 17 11 0 23 0 36 1 10 0 22 0 36 0 9 2 20 2 32 6 10 0 20 4 34 6 11 2 20 6 33 8 10 3 24 9 35 12 8 1 20 3 29 7 12 1 23 4 34 9 0-9 0-16 3-26-9-2-21-3-31-8-9-2-23-4-32-8-10-4-21-6-33-10-13-1-22-4-33-9-13-1-25-5-37-7-11-1-23-2-34-4-14-2-23-2-36-6-12 0-22 0-36 3-1 5-6 8-11 14 4-6 9-9 11-14-3 0-10 0-14 0 1 5 1 8 3 14 10-1 17-1 25-5zm10 116c4 2 7 8 14 10-10-41-15-83-24-126-8 0-15 1-25 5 10 44 17 84 25 126 4 4 7 9 10 11-1-2-5-7-10-11 0 4 2 9 3 11 2 0 6 0 7 0 0-8 0-17 0-26zm206 26v0c-9-1-16-2-24-5-6-1-14-1-24-3-6-3-17-3-26-7-8 0-16-1-27-2-10 0-17-1-25-3-11 0-20 0-29-4-8 0-19-1-26-2-9 0-18 0-25 0 0 9 0 16 0 26 7 0 16 0 25 0 7 0 18 0 26 0 9 2 18 2 29 3 6 2 12 2 20 4 11 1 19 2 30 4 6 0 17 0 25 3 9 1 16 3 22 7 8 0 13 1 24 3v0c1-10 2-17 5-24zm312 180c5-1 14-3 22-8-6-5-10-13-16-18-5-7-8-14-17-20-5-7-12-13-18-18-5-6-13-12-21-17-6-6-14-11-22-16-7-3-12-8-21-14-8-2-14-3-22-8-9-4-19-8-27-13-8-2-14-4-23-8-7-2-14-4-21-7-11-3-18-4-27-7-8-1-17-4-24-5-6-4-13-6-20-8-5-2-13-2-20-4-6-1-12-2-18-6-6-1-13-1-17-3-3 7-4 14-5 24 5 1 9 3 18 4 5 2 10 3 19 5 5 3 12 3 21 5 4 2 12 3 18 6 8 2 14 4 23 7 8 2 15 4 22 8 7 2 15 4 22 8 8 2 16 2 22 4 8 6 16 9 25 12 8 5 15 7 23 13 3 3 11 7 20 11 5 7 13 9 22 11 6 5 10 11 15 18 7 3 15 7 21 15 3 4 7 9 13 16 5 5 11 12 14 20 8-3 14-4 23-7-8 3-14 3-23 7 11 18 21 35 34 55-3-21-7-41-11-62-9 0-18 0-24 0zm-273-256v0c23 6 44 13 70 21 18 9 37 19 57 29 13 9 29 16 45 26 11 11 22 22 34 33 11 9 17 20 27 34 8 11 11 22 19 35 3 14 8 23 13 37 2 16 4 28 8 41 6 0 15 0 24 0-2-15-6-26-9-44-3-15-9-29-11-43-6-13-15-26-23-40-9-13-15-25-28-39-11-9-25-21-37-32-17-10-33-20-51-34-20-10-39-18-61-28-22-7-48-12-74-22v0c-1 10-1 17-3 26z">
          <text:p/>
        </draw:path>
        <draw:path draw:style-name="Mgr4" draw:text-style-name="MP6" draw:layer="backgroundobjects" svg:width="0.171cm" svg:height="0.436cm" svg:x="0.422cm" svg:y="18.671cm" svg:viewBox="0 0 172 437" svg:d="m73 59c-8 3-14 10-22 14 4 9 8 18 12 27 2 9 3 16 6 23 0 6 0 13 0 22 0 4 0 8 0 18 9 0 17 0 25 0 1-7 2-13 4-18-1-11-2-19-4-28-1-6-4-17-6-25-6-10-9-19-12-32-7 6-13 12-21 16 5-4 10-10 18-17-20-20-40-39-61-59 13 23 25 48 39 73 6-3 12-7 22-14zm85 90v0c-3-5-6-10-10-18-4-5-7-9-12-15-5-4-8-8-14-16-5-3-9-6-13-11-3-2-10-8-13-10-3-3-7-7-10-10-4-3-7-4-10-9 0 0-1 0-3-1-8 6-13 11-18 17 0 2 1 3 4 6 3 2 6 5 10 7 5 2 7 5 10 9 3 2 9 7 13 11 4 3 7 7 14 8 3 6 6 12 11 16 3 6 8 11 10 16 3 1 4 6 6 12v0c11-5 19-11 25-12zm-109 266c7-3 14-4 24-6 3-8 5-18 8-27 6-8 12-19 17-28 8-9 13-18 21-25 8-12 14-23 22-32 7-11 11-19 17-33 5-13 9-20 14-33 0-13 0-26 0-40-5-15-9-28-14-42-6 1-14 6-25 12 6 12 11 22 15 35 0 9 0 20 0 30-4 11-9 18-15 27-3 11-6 22-11 31-7 9-15 18-24 24-6 12-12 24-20 32-7 11-14 20-21 31-3 10-6 22-9 36 6-4 12-5 21-8-6 6-13 11-20 16 5 8 10 16 16 22 1-7 3-19 8-28-9 1-16 2-24 6zm-42-137v0c-3 7-5 17-7 27 1 12 1 24 3 32 7 13 11 24 18 39 9 13 19 26 28 39 6-5 13-10 20-16-9-12-16-23-27-38-5-9-9-18-15-27 0-8 0-18-2-29 2-4 5-10 8-17v0c-8-4-17-8-26-10zm62-115v0c0 3 0 7-1 12-3 6-4 10-8 15-1 4-4 9-7 11 0 4-2 9-5 15-5 4-8 10-11 16s-5 11-10 15c-2 3-4 8-7 15-4 5-8 9-13 16 9 2 18 6 26 10 1-5 3-9 5-14 4-5 6-10 11-15 4-6 5-9 8-14s6-11 11-17c3-5 7-10 10-16 1-4 4-8 8-13 2-6 3-13 6-20 1-5 1-11 2-16v0c-8 0-16 0-25 0z">
          <text:p/>
        </draw:path>
        <draw:path draw:style-name="Mgr4" draw:text-style-name="MP6" draw:layer="backgroundobjects" svg:width="0.306cm" svg:height="0.541cm" svg:x="0.813cm" svg:y="18.678cm" svg:viewBox="0 0 307 542" svg:d="m206 40c-8 6-14 10-23 15 5 7 7 11 9 18 0 7 0 14-1 20-1 8-2 14-8 22-4 4-7 9-11 18-3 7-11 10-16 21-6 7-13 13-20 20-3 5-10 12-15 19-6 5-15 10-19 18 4 5 12 10 19 16 5-6 12-11 15-18 7-6 14-11 21-17 5-8 13-14 19-23 3-6 10-12 16-20 6-7 11-16 17-27 1-7 3-16 5-24 1-8 1-16 4-25-4-8-6-20-9-29-6 5-14 10-20 18 4-9 11-14 17-22-16-13-34-26-50-40 10 20 17 38 27 55 8-5 14-9 23-15zm101 161v0c0-6 0-11 0-18-1-7-2-14-7-22-2-6-4-15-7-21-5-5-10-14-15-21-4-6-9-13-13-21-7-7-11-11-19-18s-14-14-21-21c-6-7-13-12-19-19-6 6-13 12-17 22 5 4 12 10 20 18 6 4 12 10 19 13 4 9 10 14 15 22 7 4 12 9 15 18 5 6 7 10 11 17 3 7 5 13 7 19 2 7 4 11 7 18 0 5 0 8 0 14v0c7 0 15 0 24 0zm-159 207c0-1 0-3 0-3 3-3 6-9 9-13 5-7 13-14 18-21 7-5 17-13 26-23 9-9 18-18 27-26 10-12 18-23 29-30 7-10 14-18 21-28 6-9 13-21 21-30 2-12 6-22 8-33-8 0-16 0-24 0-3 6-6 12-9 20-5 10-9 19-16 25-5 11-15 20-23 29s-16 18-26 26c-8 10-17 19-26 27-8 8-15 17-26 26-6 8-14 15-21 21-3 8-10 16-12 25 0-2 0-4 0-4 8 4 14 7 24 12zm-31 116c5-4 9-10 15-20-6-8-8-17-13-25 0-7 0-13 0-22 5-5 7-9 13-18 4-10 8-18 16-31-10-5-15-8-24-12-6 9-10 22-18 31-3 9-5 19-12 27 0 9 0 18 0 29 7 11 11 21 16 35 6-5 11-14 15-19-1 6-4 18-8 25 10 4 23 11 39 18-8-13-18-22-24-38-6 6-10 13-15 20zm-87-67v0c2 4 5 8 7 11 3 3 7 9 11 11 1 2 3 3 7 5 2 1 6 4 8 8 6 4 11 7 14 9 3 1 6 2 11 7 5 2 9 7 14 10 3 2 8 4 15 6 2-7 5-16 8-25-3-1-8-3-12-7-6-2-9-3-11-7-3-1-8-2-14-4-3-3-5-4-8-9-3-2-4-4-9-7-2-2-5-4-8-8-1-1-2-1-6-5-2-1-3-3-7-5v0c-5 4-12 7-20 10zm-27-103v0c-1 10-3 19-3 28 2 10 3 18 6 28 4 9 6 17 12 24 3 9 8 17 12 23 8-3 14-6 20-10-2-9-5-17-10-23-2-6-5-14-10-22-1-6-2-13-7-20 0-8 0-13 3-23v0c-7 0-16-1-23-5zm99-143v0c-5 5-10 10-17 16-5 7-9 13-15 17-5 8-9 13-15 20-5 8-10 12-15 18-3 8-8 14-12 19-5 8-8 14-10 21-3 4-6 9-9 16-2 5-4 10-6 16 7 2 16 2 23 5 2-5 3-8 6-12 4-5 6-11 8-14 4-5 5-10 9-17 4-6 6-10 13-18 4-4 9-10 14-17 4-6 7-9 12-19 9-5 14-13 18-19 4-3 9-7 15-16v0c-6-6-15-11-19-16z">
          <text:p/>
        </draw:path>
        <draw:path draw:style-name="Mgr4" draw:text-style-name="MP6" draw:layer="backgroundobjects" svg:width="0.458cm" svg:height="0.487cm" svg:x="4.552cm" svg:y="20.389cm" svg:viewBox="0 0 459 488" svg:d="m196 435c0-53 0-106 0-156-46-76-88-149-134-223-1 0-2-4-3-8-3-3-6-6-8-9-2-2-2-3-6-6-2-2-4-5-9-7-3-3-4-6-7-9-2-2-5-3-8-6s-7-4-10-6c-3-1-6-2-11-5 34 0 72 0 110 0 9 14 21 31 32 45 31 56 64 111 97 168 34-49 67-97 100-146 3-7 4-11 6-22 0-6-1-11-2-19-4-7-8-12-12-18-3-2-8-5-16-8 48 0 95 0 144 0-64 92-128 186-191 279 0 47 0 99 0 146 1 10 1 16 5 23 1 7 4 12 8 20 8 3 11 6 16 11 4 2 9 7 12 9-50 0-99 0-148 0 2-1 6-5 12-9 6-3 9-6 13-10 0-6 3-11 7-18 2-4 2-10 3-16z">
          <text:p/>
        </draw:path>
        <draw:path draw:style-name="Mgr4" draw:text-style-name="MP6" draw:layer="backgroundobjects" svg:width="0.458cm" svg:height="0.487cm" svg:x="4.552cm" svg:y="20.389cm" svg:viewBox="0 0 459 488" svg:d="m196 435c0-53 0-106 0-156-46-76-88-149-134-223v0c-1 0-2-4-3-8-3-3-6-6-8-9-2-2-2-3-6-6-2-2-4-5-9-7-3-3-4-6-7-9-2-2-5-3-8-6s-7-4-10-6c-3-1-6-2-11-5 34 0 72 0 110 0 9 14 21 31 32 45 31 56 64 111 97 168 34-49 67-97 100-146v0c3-7 4-11 6-22 0-6-1-11-2-19-4-7-8-12-12-18-3-2-8-5-16-8 48 0 95 0 144 0-64 92-128 186-191 279 0 47 0 99 0 146v0c1 10 1 16 5 23 1 7 4 12 8 20 8 3 11 6 16 11 4 2 9 7 12 9-50 0-99 0-148 0v0c2-1 6-5 12-9 6-3 9-6 13-10 0-6 3-11 7-18">
          <text:p/>
        </draw:path>
        <draw:path draw:style-name="Mgr4" draw:text-style-name="MP6" draw:layer="backgroundobjects" svg:width="0.386cm" svg:height="0.487cm" svg:x="4.251cm" svg:y="20.389cm" svg:viewBox="0 0 387 488" svg:d="m155 438c0-129 0-252 0-382-21 0-38 0-58 0-5 0-10 0-15 0-5 2-9 2-14 3-5 0-11 0-17 0-2 1-7 2-11 4-3 1-8 1-11 4s-6 4-10 5c-4 2-7 4-11 6-3 2-4 3-8 5 7-25 13-53 23-83 106 0 214 0 323 0 15 0 27 0 41 0-2 17-7 37-13 56-48 0-97 0-147 0 0 128 0 253 0 382 1 6 2 11 4 20 4 3 6 10 9 13 7 2 12 5 16 8 3 2 7 7 13 9-49 0-98 0-150 0 4-1 8-5 14-9 4-3 7-6 11-10 4-3 6-10 9-14 0-7 0-13 2-17z">
          <text:p/>
        </draw:path>
        <draw:path draw:style-name="Mgr4" draw:text-style-name="MP6" draw:layer="backgroundobjects" svg:width="0.386cm" svg:height="0.487cm" svg:x="4.251cm" svg:y="20.389cm" svg:viewBox="0 0 387 488" svg:d="m155 438c0-129 0-252 0-382-21 0-38 0-58 0v0c-5 0-10 0-15 0-5 2-9 2-14 3-5 0-11 0-17 0-2 1-7 2-11 4-3 1-8 1-11 4s-6 4-10 5c-4 2-7 4-11 6-3 2-4 3-8 5 7-25 13-53 23-83 106 0 214 0 323 0 15 0 27 0 41 0-2 17-7 37-13 56-48 0-97 0-147 0 0 128 0 253 0 382v0c1 6 2 11 4 20 4 3 6 10 9 13 7 2 12 5 16 8 3 2 7 7 13 9-49 0-98 0-150 0v0c4-1 8-5 14-9 4-3 7-6 11-10 4-3 6-10 9-14">
          <text:p/>
        </draw:path>
        <draw:path draw:style-name="Mgr4" draw:text-style-name="MP6" draw:layer="backgroundobjects" svg:width="0.162cm" svg:height="0.49cm" svg:x="4.105cm" svg:y="20.386cm" svg:viewBox="0 0 163 491" svg:d="m43 427c0-116 0-232 0-352 0-6 0-13-2-19-2-8-3-14-4-20-4-7-9-14-12-22-6-4-11-7-20-14 48 0 91 0 139 0-4 6-8 10-12 14-3 6-5 11-9 20-1 6-1 13-5 22 0 7 0 17-1 25 0 117 0 231 0 346 0 6 1 13 5 20 2 4 6 11 10 17 4 7 10 12 14 16 5 3 12 6 17 11-53 0-107 0-163 0 4-1 10-5 16-9 3-3 7-6 12-10 5-8 9-12 11-21 0-7 0-13 4-24z">
          <text:p/>
        </draw:path>
        <draw:path draw:style-name="Mgr4" draw:text-style-name="MP6" draw:layer="backgroundobjects" svg:width="0.162cm" svg:height="0.49cm" svg:x="4.105cm" svg:y="20.386cm" svg:viewBox="0 0 163 491" svg:d="m43 427c0-116 0-232 0-352v0c0-6 0-13-2-19-2-8-3-14-4-20-4-7-9-14-12-22-6-4-11-7-20-14 48 0 91 0 139 0v0c-4 6-8 10-12 14-3 6-5 11-9 20-1 6-1 13-5 22 0 7 0 17-1 25 0 117 0 231 0 346v0c0 6 1 13 5 20 2 4 6 11 10 17 4 7 10 12 14 16 5 3 12 6 17 11-53 0-107 0-163 0v0c4-1 10-5 16-9 3-3 7-6 12-10 5-8 9-12 11-21">
          <text:p/>
        </draw:path>
        <draw:path draw:style-name="Mgr4" draw:text-style-name="MP6" draw:layer="backgroundobjects" svg:width="0.362cm" svg:height="0.514cm" svg:x="3.769cm" svg:y="20.382cm" svg:viewBox="0 0 363 515" svg:d="m16 137c1-12 1-23 3-37 6-11 10-20 15-30 6-7 12-15 19-24 10-5 18-12 26-20 8-5 17-11 29-14 9-2 20-5 30-8 11-1 25-2 33-4 11 0 22 0 36 0 4 0 8 0 15 0 3 0 7 0 12 1 6 0 9 0 14 0 5 1 11 2 17 3 5 0 10 1 13 3 6 0 10 2 16 4 4 0 7 0 12 1 3 1 7 2 11 3 0 28 0 53 0 82-9-7-16-11-23-16-9-4-19-8-27-12-10-3-18-6-27-9-11-3-18-4-31-8-9 0-19 0-30 0-9 3-16 4-27 8-7 5-16 8-23 13-7 7-13 14-20 24-1 4-4 9-6 13 0 5 0 10 0 17 2 5 3 9 6 14 4 4 6 11 9 15 5 3 11 7 15 13 4 2 12 6 15 11 4 4 11 6 18 13 4 2 10 5 18 9 27 13 56 26 81 39 5 4 10 5 13 10 7 2 11 3 18 7 4 3 10 10 16 13 7 3 11 7 13 15 6 4 11 8 15 14 3 5 9 9 13 16 2 7 4 11 8 18 0 8 1 15 2 21-1 9-2 17-2 26-2 7-4 13-6 19-2 9-5 15-9 24-5 5-8 11-14 20-4 4-7 9-11 14-8 6-14 10-21 17-6 3-14 6-23 9-7 3-15 6-22 11-9 2-15 4-26 9-7 1-18 1-26 6-10 1-19 3-30 5-6 0-17 0-27 0s-18 0-31 0c-10-1-20-2-30-5-9-3-17-5-32-6-10-4-18-6-30-9-8-29-14-58-23-89 13 9 26 19 40 26 13 7 28 14 41 21 13 1 27 3 42 9 15 0 29 0 45 0 11-2 23-4 35-8 11-5 22-8 34-12 7-8 14-14 21-21 4-6 9-15 12-23 1-5 1-10 1-15 0-7 0-11 0-16 0-3 0-8-2-13-2-4-4-7-8-12s-6-9-10-12c-5-5-9-7-14-11-7-5-12-10-19-14-8-2-15-7-25-11-24-15-49-27-78-41-4-2-10-7-15-8-5-4-9-6-15-9s-9-8-15-12c-5-4-10-9-17-15-4-4-10-8-13-14-3-4-6-11-11-20-3-4-6-10-10-16 0-7-1-14-3-22z">
          <text:p/>
        </draw:path>
        <draw:path draw:style-name="Mgr4" draw:text-style-name="MP6" draw:layer="backgroundobjects" svg:width="0.362cm" svg:height="0.514cm" svg:x="3.769cm" svg:y="20.382cm" svg:viewBox="0 0 363 515" svg:d="m16 137v0c1-12 1-23 3-37 6-11 10-20 15-30 6-7 12-15 19-24 10-5 18-12 26-20 8-5 17-11 29-14 9-2 20-5 30-8 11-1 25-2 33-4 11 0 22 0 36 0v0c4 0 8 0 15 0 3 0 7 0 12 1 6 0 9 0 14 0 5 1 11 2 17 3 5 0 10 1 13 3 6 0 10 2 16 4 4 0 7 0 12 1 3 1 7 2 11 3 0 28 0 53 0 82v0c-9-7-16-11-23-16-9-4-19-8-27-12-10-3-18-6-27-9-11-3-18-4-31-8-9 0-19 0-30 0-9 3-16 4-27 8-7 5-16 8-23 13-7 7-13 14-20 24v0c-1 4-4 9-6 13 0 5 0 10 0 17 2 5 3 9 6 14 4 4 6 11 9 15 5 3 11 7 15 13 4 2 12 6 15 11 4 4 11 6 18 13 4 2 10 5 18 9 27 13 56 26 81 39v0c5 4 10 5 13 10 7 2 11 3 18 7 4 3 10 10 16 13 7 3 11 7 13 15 6 4 11 8 15 14 3 5 9 9 13 16 2 7 4 11 8 18 0 8 1 15 2 21v0c-1 9-2 17-2 26-2 7-4 13-6 19-2 9-5 15-9 24-5 5-8 11-14 20-4 4-7 9-11 14-8 6-14 10-21 17-6 3-14 6-23 9-7 3-15 6-22 11-9 2-15 4-26 9-7 1-18 1-26 6-10 1-19 3-30 5-6 0-17 0-27 0s-18 0-31 0c-10-1-20-2-30-5-9-3-17-5-32-6-10-4-18-6-30-9-8-29-14-58-23-89v0c13 9 26 19 40 26 13 7 28 14 41 21 13 1 27 3 42 9 15 0 29 0 45 0 11-2 23-4 35-8 11-5 22-8 34-12 7-8 14-14 21-21 4-6 9-15 12-23v0c1-5 1-10 1-15 0-7 0-11 0-16 0-3 0-8-2-13-2-4-4-7-8-12s-6-9-10-12c-5-5-9-7-14-11-7-5-12-10-19-14-8-2-15-7-25-11-24-15-49-27-78-41v0c-4-2-10-7-15-8-5-4-9-6-15-9s-9-8-15-12c-5-4-10-9-17-15-4-4-10-8-13-14-3-4-6-11-11-20-3-4-6-10-10-16">
          <text:p/>
        </draw:path>
        <draw:path draw:style-name="Mgr4" draw:text-style-name="MP6" draw:layer="backgroundobjects" svg:width="0.428cm" svg:height="0.497cm" svg:x="3.434cm" svg:y="20.389cm" svg:viewBox="0 0 429 498" svg:d="m35 430c0-118 0-236 0-358-1-12-1-23-3-35-2-6-3-14-8-23-4-3-8-6-11-9-5-1-9-2-13-5 54 0 106 0 160 0 10 0 22 0 33 2 12 1 25 1 37 3 10 2 17 3 28 6 9 6 18 9 26 15 7 5 12 10 21 15 6 7 10 15 15 21 4 8 6 16 9 26 1 9 1 20 3 30 0 9 0 18-1 27-2 7-3 17-7 23-4 9-7 18-12 26-4 4-12 8-16 15-6 4-14 11-19 17-5 3-14 6-19 12-6 1-12 4-18 8-7 1-13 1-19 5 7 12 16 21 24 35 9 10 15 19 24 31 6 9 11 20 20 30 7 9 12 18 23 27 7 8 14 16 20 22 11 7 18 15 28 22 12 5 21 12 34 20 12 3 23 9 35 13-3 6-6 10-9 17-3 5-6 8-6 15-4 5-8 8-11 14-5 0-9 1-15 1-4 0-11-1-16-5-5-1-11-2-18-5-3-1-6-1-10-5-3 0-9-2-13-4-3-1-7-3-11-5-3-1-8-4-11-6-8-5-13-9-16-12-5-5-12-9-16-12-50-66-99-135-150-204 11-2 21-8 33-11 9-3 19-8 25-12 8-4 16-7 23-9 7-6 13-9 19-13 4-6 9-8 13-16 1-4 5-10 6-14 1-6 3-12 6-18 0-7 0-14 0-23 0-8 0-13-3-21-3-4-4-10-8-15-1-6-5-10-10-16-4-2-9-6-15-10-6-3-13-4-21-6-7-3-13-4-24-6-8 0-17 2-25 3-10 0-20 3-30 3 0 122 0 244 0 368 0 6 2 15 2 22 1 5 2 11 5 20 4 4 7 7 13 11 4 3 7 6 14 11-49 0-98 0-150 0 4-1 8-5 13-9 5-3 9-6 15-10 1-6 3-11 5-18 1-5 1-12 2-21z">
          <text:p/>
        </draw:path>
        <draw:path draw:style-name="Mgr4" draw:text-style-name="MP6" draw:layer="backgroundobjects" svg:width="0.428cm" svg:height="0.497cm" svg:x="3.434cm" svg:y="20.389cm" svg:viewBox="0 0 429 498" svg:d="m35 430c0-118 0-236 0-358v0c-1-12-1-23-3-35-2-6-3-14-8-23-4-3-8-6-11-9-5-1-9-2-13-5 54 0 106 0 160 0v0c10 0 22 0 33 2 12 1 25 1 37 3 10 2 17 3 28 6 9 6 18 9 26 15 7 5 12 10 21 15 6 7 10 15 15 21 4 8 6 16 9 26 1 9 1 20 3 30v0c0 9 0 18-1 27-2 7-3 17-7 23-4 9-7 18-12 26-4 4-12 8-16 15-6 4-14 11-19 17-5 3-14 6-19 12-6 1-12 4-18 8-7 1-13 1-19 5v0c7 12 16 21 24 35 9 10 15 19 24 31 6 9 11 20 20 30 7 9 12 18 23 27 7 8 14 16 20 22 11 7 18 15 28 22 12 5 21 12 34 20 12 3 23 9 35 13v0c-3 6-6 10-9 17-3 5-6 8-6 15-4 5-8 8-11 14-5 0-9 1-15 1v0c-4 0-11-1-16-5-5-1-11-2-18-5-3-1-6-1-10-5-3 0-9-2-13-4-3-1-7-3-11-5-3-1-8-4-11-6-8-5-13-9-16-12-5-5-12-9-16-12-50-66-99-135-150-204v0c11-2 21-8 33-11 9-3 19-8 25-12 8-4 16-7 23-9 7-6 13-9 19-13 4-6 9-8 13-16 1-4 5-10 6-14 1-6 3-12 6-18 0-7 0-14 0-23v0c0-8 0-13-3-21-3-4-4-10-8-15-1-6-5-10-10-16-4-2-9-6-15-10-6-3-13-4-21-6-7-3-13-4-24-6-8 0-17 2-25 3-10 0-20 3-30 3 0 122 0 244 0 368v0c0 6 2 15 2 22 1 5 2 11 5 20 4 4 7 7 13 11 4 3 7 6 14 11-49 0-98 0-150 0v0c4-1 8-5 13-9 5-3 9-6 15-10 1-6 3-11 5-18">
          <text:p/>
        </draw:path>
        <draw:path draw:style-name="Mgr4" draw:text-style-name="MP6" draw:layer="backgroundobjects" svg:width="0.342cm" svg:height="0.487cm" svg:x="3.114cm" svg:y="20.389cm" svg:viewBox="0 0 343 488" svg:d="m30 424c0-110 0-223 0-334 0-9 0-16 0-24 0-7-1-16-3-25-2-5-3-14-8-22s-10-12-19-19c92 0 179 0 271 0 0 33 0 62 0 96-3-4-8-7-10-14-5-2-8-4-14-8-7-2-13-3-20-7-6 0-12-1-20-4-6 0-13 0-22 0-7 0-17 0-24 0-10 0-19 0-30 0-5 1-15 1-24 3 0 45 0 89 0 135 22 0 44 0 69 0 3 0 7 0 16 0 5 0 9 0 12 0 5 0 11 0 12-2 3-1 5-3 10-4 0 25 0 52 0 78-1-1-3-3-5-6-1-1-3-2-5-3-1 0-4-1-9-3-3-1-4-1-7-7-3 0-6 0-12-1-3 0-6 0-10 0-1-1-5-1-11-2-2 0-5 0-8 0-17 0-33 0-52 0 0 63 0 124 0 187 35 0 72 0 109 0 6 0 14 0 17-1 5-2 11-5 19-7 4 0 7-2 14-5 4 0 9-1 15-3 6-1 12-3 17-5 5-1 8-4 12-6 7-3 13-6 18-9 5-5 10-9 15-11-13 32-28 66-40 97-101 0-202 0-300 0 5-5 10-10 14-15 2-5 5-12 8-17 1-5 1-9 3-15 1-4 2-11 2-17z">
          <text:p/>
        </draw:path>
        <draw:path draw:style-name="Mgr4" draw:text-style-name="MP6" draw:layer="backgroundobjects" svg:width="0.342cm" svg:height="0.487cm" svg:x="3.114cm" svg:y="20.389cm" svg:viewBox="0 0 343 488" svg:d="m30 424c0-110 0-223 0-334v0c0-9 0-16 0-24 0-7-1-16-3-25-2-5-3-14-8-22s-10-12-19-19c92 0 179 0 271 0 0 33 0 62 0 96v0c-3-4-8-7-10-14-5-2-8-4-14-8-7-2-13-3-20-7-6 0-12-1-20-4-6 0-13 0-22 0-7 0-17 0-24 0-10 0-19 0-30 0-5 1-15 1-24 3 0 45 0 89 0 135 22 0 44 0 69 0v0c3 0 7 0 16 0 5 0 9 0 12 0 5 0 11 0 12-2 3-1 5-3 10-4 0 25 0 52 0 78v0c-1-1-3-3-5-6-1-1-3-2-5-3-1 0-4-1-9-3-3-1-4-1-7-7-3 0-6 0-12-1-3 0-6 0-10 0-1-1-5-1-11-2-2 0-5 0-8 0-17 0-33 0-52 0 0 63 0 124 0 187 35 0 72 0 109 0v0c6 0 14 0 17-1 5-2 11-5 19-7 4 0 7-2 14-5 4 0 9-1 15-3 6-1 12-3 17-5 5-1 8-4 12-6 7-3 13-6 18-9 5-5 10-9 15-11-13 32-28 66-40 97-101 0-202 0-300 0v0c5-5 10-10 14-15 2-5 5-12 8-17 1-5 1-9 3-15">
          <text:p/>
        </draw:path>
        <draw:path draw:style-name="Mgr4" draw:text-style-name="MP6" draw:layer="backgroundobjects" svg:width="0.458cm" svg:height="0.51cm" svg:x="2.68cm" svg:y="20.389cm" svg:viewBox="0 0 459 511" svg:d="m213 477c-4-4-10-7-14-11-2-7-5-11-11-18-2-4-4-9-7-13-2-10-5-14-8-23-44-116-84-228-128-346-1-7-3-10-8-21-4-6-8-9-9-18-4-5-8-10-13-16-5-3-10-6-15-11 42 0 81 0 123 0 0 3-2 5-4 7 0 4 0 7 0 12 0 6 0 12 2 18 2 8 2 16 5 22 39 111 79 226 122 334 40-104 78-209 121-321 1-8 1-14 1-24 0-7 0-11-2-17-3-6-10-13-13-20-3-3-8-6-15-11 39 0 79 0 119 0-68 168-135 341-201 511-14-12-32-22-45-34z">
          <text:p/>
        </draw:path>
        <draw:path draw:style-name="Mgr4" draw:text-style-name="MP6" draw:layer="backgroundobjects" svg:width="0.458cm" svg:height="0.51cm" svg:x="2.68cm" svg:y="20.389cm" svg:viewBox="0 0 459 511" svg:d="m213 477v0c-4-4-10-7-14-11-2-7-5-11-11-18-2-4-4-9-7-13-2-10-5-14-8-23-44-116-84-228-128-346v0c-1-7-3-10-8-21-4-6-8-9-9-18-4-5-8-10-13-16-5-3-10-6-15-11 42 0 81 0 123 0v0c0 3-2 5-4 7 0 4 0 7 0 12 0 6 0 12 2 18 2 8 2 16 5 22 39 111 79 226 122 334 40-104 78-209 121-321v0c1-8 1-14 1-24 0-7 0-11-2-17-3-6-10-13-13-20-3-3-8-6-15-11 39 0 79 0 119 0-68 168-135 341-201 511">
          <text:p/>
        </draw:path>
        <draw:path draw:style-name="Mgr4" draw:text-style-name="MP6" draw:layer="backgroundobjects" svg:width="0.159cm" svg:height="0.487cm" svg:x="2.527cm" svg:y="20.389cm" svg:viewBox="0 0 160 488" svg:d="m39 424c0-116 0-232 0-352 0-6-1-13-1-19-2-8-2-14-4-20-5-7-7-14-10-22-7-3-13-6-20-11 46 0 92 0 140 0-3 4-9 7-14 11-4 7-6 14-10 20 0 6-1 13-1 22-3 7-3 17-3 25 0 117 0 231 0 346 0 6 0 13 3 20 2 4 5 11 9 17 3 7 11 12 15 16 3 3 10 6 17 11-53 0-107 0-160 0 5-1 10-5 16-9 3-3 8-6 11-10 2-8 7-12 9-21 1-7 2-13 3-24z">
          <text:p/>
        </draw:path>
        <draw:path draw:style-name="Mgr4" draw:text-style-name="MP6" draw:layer="backgroundobjects" svg:width="0.159cm" svg:height="0.487cm" svg:x="2.527cm" svg:y="20.389cm" svg:viewBox="0 0 160 488" svg:d="m39 424c0-116 0-232 0-352v0c0-6-1-13-1-19-2-8-2-14-4-20-5-7-7-14-10-22-7-3-13-6-20-11 46 0 92 0 140 0v0c-3 4-9 7-14 11-4 7-6 14-10 20 0 6-1 13-1 22-3 7-3 17-3 25 0 117 0 231 0 346v0c0 6 0 13 3 20 2 4 5 11 9 17 3 7 11 12 15 16 3 3 10 6 17 11-53 0-107 0-160 0v0c5-1 10-5 16-9 3-3 8-6 11-10 2-8 7-12 9-21">
          <text:p/>
        </draw:path>
        <draw:path draw:style-name="Mgr4" draw:text-style-name="MP6" draw:layer="backgroundobjects" svg:width="0.494cm" svg:height="0.51cm" svg:x="2.032cm" svg:y="20.389cm" svg:viewBox="0 0 495 511" svg:d="m47 421c0-112 0-220 0-331-1-16-5-29-6-42-3-9-6-17-10-26-4-5-9-11-14-15-4-2-8-4-13-7 4 0 8 0 11 0s7 0 11 0c2 0 4 0 8 0s8 0 13 0c1 0 3 0 6 0 5 0 10 0 13 0 5 0 8 0 13 0 6 0 10 0 17 0 102 126 201 251 304 380 0-97 0-194 0-297-1-11-2-23-4-35-4-8-7-14-13-22-5-6-9-11-15-15s-10-7-16-11c46 0 95 0 143 0-6 3-10 6-14 8-6 3-12 9-16 14-2 6-5 14-8 19 0 15-1 23-4 37 0 144 0 290 0 433-3 0-6 0-10-1-5-1-7-2-9-2-3-2-7-4-13-9-4-1-8-2-10-6-3-2-7-4-13-6-4-4-7-7-9-10-1-3-8-4-9-8-2-2-5-6-8-10-93-116-184-233-276-351 0 102 0 201 0 304 1 9 1 18 1 29 3 6 5 12 9 18 4 8 8 12 12 17 5 3 11 7 18 12-44 0-89 0-136 0 4-2 9-8 15-11 3-3 8-6 13-9 2-8 6-13 10-21 3-8 4-17 9-26z">
          <text:p/>
        </draw:path>
        <draw:path draw:style-name="Mgr4" draw:text-style-name="MP6" draw:layer="backgroundobjects" svg:width="0.494cm" svg:height="0.51cm" svg:x="2.032cm" svg:y="20.389cm" svg:viewBox="0 0 495 511" svg:d="m47 421c0-112 0-220 0-331v0c-1-16-5-29-6-42-3-9-6-17-10-26-4-5-9-11-14-15-4-2-8-4-13-7v0c4 0 8 0 11 0s7 0 11 0c2 0 4 0 8 0s8 0 13 0c1 0 3 0 6 0 5 0 10 0 13 0 5 0 8 0 13 0 6 0 10 0 17 0 102 126 201 251 304 380 0-97 0-194 0-297v0c-1-11-2-23-4-35-4-8-7-14-13-22-5-6-9-11-15-15s-10-7-16-11c46 0 95 0 143 0v0c-6 3-10 6-14 8-6 3-12 9-16 14-2 6-5 14-8 19 0 15-1 23-4 37 0 144 0 290 0 433v0c-3 0-6 0-10-1-5-1-7-2-9-2-3-2-7-4-13-9-4-1-8-2-10-6-3-2-7-4-13-6-4-4-7-7-9-10-1-3-8-4-9-8-2-2-5-6-8-10-93-116-184-233-276-351 0 102 0 201 0 304v0c1 9 1 18 1 29 3 6 5 12 9 18 4 8 8 12 12 17 5 3 11 7 18 12-44 0-89 0-136 0v0c4-2 9-8 15-11 3-3 8-6 13-9 2-8 6-13 10-21">
          <text:p/>
        </draw:path>
        <draw:path draw:style-name="Mgr4" draw:text-style-name="MP6" draw:layer="backgroundobjects" svg:width="0.452cm" svg:height="0.497cm" svg:x="1.58cm" svg:y="20.389cm" svg:viewBox="0 0 453 498" svg:d="m27 332c0-90 0-180 0-273 0-3 0-10 0-18-1-4-2-7-8-15-2-6-4-11-7-15-4-4-9-7-12-11 43 0 88 0 131 0-2 3-5 6-8 8-1 6-3 11-9 18-1 5-1 10-2 15 0 7 0 12-1 18 0 88 0 174 0 261 0 12 0 23 1 34 1 10 3 20 8 28 3 8 8 11 11 21 5 5 11 10 16 15 6 4 11 7 18 12 5 5 11 7 16 9 6 0 10 0 19 2 6 0 10 1 18 3 7-2 20-3 28-3 11-2 18-2 27-4 6-2 13-7 20-12 6-3 12-7 20-11 2-5 6-10 13-15 3-6 8-8 12-15 1-5 2-10 4-19 0-6 0-13 2-22 0-83 0-173 0-260 0-9 0-19-2-27 0-10-2-18-4-25-4-6-10-13-14-20-5-3-9-6-14-11 46 0 92 0 139 0-3 5-8 8-15 17-2 8-5 14-9 20-2 8-5 16-6 22 0 8 0 17 0 24 0 115 0 226 0 338 0 7 0 17 0 25 1 5 4 11 6 20 4 4 7 7 9 11 8 3 12 6 19 11-37 0-73 0-109 0 0-14 0-29 0-44-2 2-2 3-5 4-1 5-4 8-8 11-4 2-7 7-12 10-4 2-7 4-13 7-4 2-11 5-16 11-8 0-15 2-25 4-7 1-17 2-25 6-13 0-22 1-34 1-17 0-30-1-47-5-13-2-27-5-39-10-9-5-22-10-31-15-7-9-17-17-24-24-6-7-10-17-17-26-4-10-9-21-14-28-2-9-4-21-5-30 0-8-2-17-2-28z">
          <text:p/>
        </draw:path>
        <draw:path draw:style-name="Mgr4" draw:text-style-name="MP6" draw:layer="backgroundobjects" svg:width="0.452cm" svg:height="0.497cm" svg:x="1.58cm" svg:y="20.389cm" svg:viewBox="0 0 453 498" svg:d="m27 332c0-90 0-180 0-273v0c0-3 0-10 0-18-1-4-2-7-8-15-2-6-4-11-7-15-4-4-9-7-12-11 43 0 88 0 131 0v0c-2 3-5 6-8 8-1 6-3 11-9 18-1 5-1 10-2 15 0 7 0 12-1 18 0 88 0 174 0 261v0c0 12 0 23 1 34 1 10 3 20 8 28 3 8 8 11 11 21 5 5 11 10 16 15 6 4 11 7 18 12 5 5 11 7 16 9 6 0 10 0 19 2 6 0 10 1 18 3v0c7-2 20-3 28-3 11-2 18-2 27-4 6-2 13-7 20-12 6-3 12-7 20-11 2-5 6-10 13-15 3-6 8-8 12-15 1-5 2-10 4-19 0-6 0-13 2-22 0-83 0-173 0-260v0c0-9 0-19-2-27 0-10-2-18-4-25-4-6-10-13-14-20-5-3-9-6-14-11 46 0 92 0 139 0v0c-3 5-8 8-15 17-2 8-5 14-9 20-2 8-5 16-6 22 0 8 0 17 0 24 0 115 0 226 0 338v0c0 7 0 17 0 25 1 5 4 11 6 20 4 4 7 7 9 11 8 3 12 6 19 11-37 0-73 0-109 0 0-14 0-29 0-44v0c-2 2-2 3-5 4-1 5-4 8-8 11-4 2-7 7-12 10-4 2-7 4-13 7-4 2-11 5-16 11-8 0-15 2-25 4-7 1-17 2-25 6-13 0-22 1-34 1v0c-17 0-30-1-47-5-13-2-27-5-39-10-9-5-22-10-31-15-7-9-17-17-24-24-6-7-10-17-17-26-4-10-9-21-14-28-2-9-4-21-5-30">
          <text:p/>
        </draw:path>
        <draw:path draw:style-name="Mgr4" draw:text-style-name="MP6" draw:layer="backgroundobjects" svg:width="0.501cm" svg:height="0.503cm" svg:x="4.021cm" svg:y="19.776cm" svg:viewBox="0 0 502 504" svg:d="m46 413c0-108 0-216 0-326-1-13-2-28-4-40-5-7-8-17-15-22-3-8-8-12-12-17-5-3-10-7-15-8 3 0 6 0 10 0 5 0 8 0 13 0 2 0 8 0 13 0 4 0 8 0 13 0s8 0 14 0 10 0 13 0c7 0 10 0 15 0 7 0 11 0 18 0 97 124 196 250 294 375 0-99 0-195 0-294 0-10-1-21-2-32-4-5-8-16-11-22-5-7-8-13-16-19-5-3-11-7-18-8 48 0 97 0 146 0-6 1-12 7-17 10-5 4-9 7-16 12-2 5-4 11-8 19-2 9-3 21-6 37 0 141 0 284 0 426-2-1-5-2-10-2-3-1-8-2-12-2-2-2-5-3-11-6-2-2-7-5-10-7-4-2-8-5-11-7-4-2-8-4-11-7-2-4-5-6-7-9-3-3-5-5-11-9-91-117-182-233-272-350 0 100 0 202 0 302 0 10 0 19 1 28 1 5 3 10 6 19 4 5 9 10 14 15 2 5 9 9 18 12-49 0-93 0-139 0 5-3 10-5 18-8 5-6 8-8 16-13 2-5 4-11 8-19 1-8 2-16 4-28z">
          <text:p/>
        </draw:path>
        <draw:path draw:style-name="Mgr4" draw:text-style-name="MP6" draw:layer="backgroundobjects" svg:width="0.501cm" svg:height="0.503cm" svg:x="4.021cm" svg:y="19.776cm" svg:viewBox="0 0 502 504" svg:d="m46 413c0-108 0-216 0-326v0c-1-13-2-28-4-40-5-7-8-17-15-22-3-8-8-12-12-17-5-3-10-7-15-8v0c3 0 6 0 10 0 5 0 8 0 13 0 2 0 8 0 13 0 4 0 8 0 13 0s8 0 14 0 10 0 13 0c7 0 10 0 15 0 7 0 11 0 18 0 97 124 196 250 294 375 0-99 0-195 0-294v0c0-10-1-21-2-32-4-5-8-16-11-22-5-7-8-13-16-19-5-3-11-7-18-8 48 0 97 0 146 0v0c-6 1-12 7-17 10-5 4-9 7-16 12-2 5-4 11-8 19-2 9-3 21-6 37 0 141 0 284 0 426v0c-2-1-5-2-10-2-3-1-8-2-12-2-2-2-5-3-11-6-2-2-7-5-10-7-4-2-8-5-11-7-4-2-8-4-11-7-2-4-5-6-7-9-3-3-5-5-11-9-91-117-182-233-272-350 0 100 0 202 0 302v0c0 10 0 19 1 28 1 5 3 10 6 19 4 5 9 10 14 15 2 5 9 9 18 12-49 0-93 0-139 0v0c5-3 10-5 18-8 5-6 8-8 16-13 2-5 4-11 8-19">
          <text:p/>
        </draw:path>
        <draw:path draw:style-name="Mgr4" draw:text-style-name="MP6" draw:layer="backgroundobjects" svg:width="0.443cm" svg:height="0.48cm" svg:x="3.603cm" svg:y="19.776cm" svg:viewBox="0 0 444 481" svg:d="m36 432c0-120 0-236 0-354 0-15 0-28-1-37-2-8-4-14-9-22-2-4-7-6-12-11-2-3-8-7-12-8 55 0 108 0 161 0 13 0 22 0 37 0 9 1 19 4 34 7 10 3 18 6 28 10 9 5 17 10 26 12 7 4 13 11 22 18 3 3 8 11 15 18 4 9 7 17 9 27 1 10 1 19 2 30 0 8 0 17-1 25-2 7-3 14-6 25-7 7-11 14-15 21-3 7-11 12-15 20-5 4-11 7-18 12-6 7-15 9-21 14-4 1-9 3-15 8-8 3-14 4-23 7 12 12 20 22 29 33 8 11 15 22 27 36 6 9 18 19 26 33 9 7 18 17 28 29 6 8 15 19 25 28 9 11 18 19 27 27 9 6 20 15 30 24 10 4 21 12 30 17-26 0-51 0-79 0-3 0-7 0-10 0-4 0-7 0-10 0-5 0-8 0-10 0-2-1-5-1-10-3-6 0-9-1-13-4-1-1-7-5-11-7-1-2-5-3-8-7-4-5-9-11-12-17-47-64-100-134-151-201 13-3 24-7 32-10 10-4 17-10 29-13 7-3 14-8 21-11 5-4 12-8 19-12 5-5 10-10 14-15 2-4 4-8 7-14 1-7 4-13 5-20 0-7 0-13 0-21-1-6-1-12-3-20-2-3-3-10-7-17-2-5-5-8-10-11-3-6-10-10-18-16-4-1-11-2-16-4-9-1-19-4-26-7-10 0-18 0-26 3-9 0-21 3-31 5 0 122 0 245 0 368 1 5 1 10 2 16 2 6 4 14 5 19 3 3 5 7 13 12 4 3 9 4 14 7-51 0-99 0-149 0-2-1-4-1-5-3 3-2 10-8 13-11 4-3 10-8 15-13 4-8 6-14 8-22z">
          <text:p/>
        </draw:path>
        <draw:path draw:style-name="Mgr4" draw:text-style-name="MP6" draw:layer="backgroundobjects" svg:width="0.443cm" svg:height="0.48cm" svg:x="3.603cm" svg:y="19.776cm" svg:viewBox="0 0 444 481" svg:d="m36 432c0-120 0-236 0-354v0c0-15 0-28-1-37-2-8-4-14-9-22-2-4-7-6-12-11-2-3-8-7-12-8 55 0 108 0 161 0v0c13 0 22 0 37 0 9 1 19 4 34 7 10 3 18 6 28 10 9 5 17 10 26 12 7 4 13 11 22 18 3 3 8 11 15 18 4 9 7 17 9 27 1 10 1 19 2 30v0c0 8 0 17-1 25-2 7-3 14-6 25-7 7-11 14-15 21-3 7-11 12-15 20-5 4-11 7-18 12-6 7-15 9-21 14-4 1-9 3-15 8-8 3-14 4-23 7v0c12 12 20 22 29 33 8 11 15 22 27 36 6 9 18 19 26 33 9 7 18 17 28 29 6 8 15 19 25 28 9 11 18 19 27 27 9 6 20 15 30 24 10 4 21 12 30 17-26 0-51 0-79 0v0c-3 0-7 0-10 0-4 0-7 0-10 0-5 0-8 0-10 0-2-1-5-1-10-3-6 0-9-1-13-4-1-1-7-5-11-7-1-2-5-3-8-7-4-5-9-11-12-17-47-64-100-134-151-201v0c13-3 24-7 32-10 10-4 17-10 29-13 7-3 14-8 21-11 5-4 12-8 19-12 5-5 10-10 14-15 2-4 4-8 7-14 1-7 4-13 5-20 0-7 0-13 0-21v0c-1-6-1-12-3-20-2-3-3-10-7-17-2-5-5-8-10-11-3-6-10-10-18-16-4-1-11-2-16-4-9-1-19-4-26-7-10 0-18 0-26 3-9 0-21 3-31 5 0 122 0 245 0 368v0c1 5 1 10 2 16 2 6 4 14 5 19 3 3 5 7 13 12 4 3 9 4 14 7-51 0-99 0-149 0v0c-2-1-4-1-5-3 3-2 10-8 13-11 4-3 10-8 15-13">
          <text:p/>
        </draw:path>
        <draw:path draw:style-name="Mgr4" draw:text-style-name="MP6" draw:layer="backgroundobjects" svg:width="0.339cm" svg:height="0.48cm" svg:x="3.284cm" svg:y="19.776cm" svg:viewBox="0 0 340 481" svg:d="m31 417c0-112 0-224 0-335 0-4 0-14 0-21 0-9-1-14-4-20-1-8-4-13-9-19-6-7-10-12-18-22 80 0 157 0 236 0 11 0 21 0 35 0 0 30 0 58 0 89-3-5-9-8-14-11-3-4-6-7-14-10-4-2-8-3-18-7-6-1-9-1-18-3-8 0-18 0-24 0-9 0-17 0-25 0s-16 0-24 0-18 0-30 1c0 44 0 85 0 131 24 0 46 0 69 0 6 0 10 0 15 0 4 0 11 0 16 0 3 0 9 0 12-2 3-1 5-2 9-2 0 25 0 53 0 81-2-4-3-5-6-10-1 0-1 0-4-2-2-1-6-1-10-3-2-1-5-2-9-5-4-2-7-2-10-4-2 0-5 0-8-1-5-1-8-2-12-2-3 0-5 0-10 0-17 0-33 0-52 0 0 64 0 123 0 187 33 0 64 0 98 0 4 0 11 0 16 0 4 0 11 0 18-2 4 0 11-1 18-2 4 0 12-3 17-5 6-1 13-5 19-6 6-3 11-5 18-8 5-4 11-8 16-12 5-2 9-4 16-10-12 31-27 64-40 99-100 0-200 0-297 0 5-3 7-8 13-16 2-4 6-8 10-16 1-6 3-11 4-17 0-4 0-8 1-15z">
          <text:p/>
        </draw:path>
        <draw:path draw:style-name="Mgr4" draw:text-style-name="MP6" draw:layer="backgroundobjects" svg:width="0.339cm" svg:height="0.48cm" svg:x="3.284cm" svg:y="19.776cm" svg:viewBox="0 0 340 481" svg:d="m31 417c0-112 0-224 0-335v0c0-4 0-14 0-21 0-9-1-14-4-20-1-8-4-13-9-19-6-7-10-12-18-22 80 0 157 0 236 0 11 0 21 0 35 0 0 30 0 58 0 89v0c-3-5-9-8-14-11-3-4-6-7-14-10-4-2-8-3-18-7-6-1-9-1-18-3-8 0-18 0-24 0-9 0-17 0-25 0s-16 0-24 0-18 0-30 1c0 44 0 85 0 131 24 0 46 0 69 0v0c6 0 10 0 15 0 4 0 11 0 16 0 3 0 9 0 12-2 3-1 5-2 9-2 0 25 0 53 0 81v0c-2-4-3-5-6-10-1 0-1 0-4-2-2-1-6-1-10-3-2-1-5-2-9-5-4-2-7-2-10-4-2 0-5 0-8-1-5-1-8-2-12-2-3 0-5 0-10 0-17 0-33 0-52 0 0 64 0 123 0 187 33 0 64 0 98 0v0c4 0 11 0 16 0 4 0 11 0 18-2 4 0 11-1 18-2 4 0 12-3 17-5 6-1 13-5 19-6 6-3 11-5 18-8 5-4 11-8 16-12 5-2 9-4 16-10-12 31-27 64-40 99-100 0-200 0-297 0v0c5-3 7-8 13-16 2-4 6-8 10-16 1-6 3-11 4-17">
          <text:p/>
        </draw:path>
        <draw:path draw:style-name="Mgr4" draw:text-style-name="MP6" draw:layer="backgroundobjects" svg:width="0.406cm" svg:height="0.48cm" svg:x="2.872cm" svg:y="19.776cm" svg:viewBox="0 0 407 481" svg:d="m153 438c0-128 0-252 0-379-20 0-38 0-56 0-3 0-9 0-14 0-4 1-8 1-14 2-5 0-9 0-13 1-6 3-10 4-15 6-4 0-9 2-14 4 0 2-3 2-6 6-4 1-8 2-12 4-2 1-5 3-9 7 7-29 14-56 25-89 11 0 23 0 36 0 116 0 229 0 346 0-8 28-18 51-25 81-5-1-9-2-13-3-1-1-4-4-10-8-3 0-6 0-10-2-3-2-6-3-9-6-4 0-7 0-11-1-4 0-7 0-12 0-2-1-4-1-9-2-3 0-6 0-9 0-25 0-47 0-71 0 0 127 0 251 0 379 1 5 1 10 4 17 4 5 7 9 10 12 6 2 9 6 14 10 3 1 7 2 11 4-50 0-97 0-149 0 4-2 9-3 15-7 4-4 8-6 11-9 1-3 4-7 7-11 1-6 1-11 2-16z">
          <text:p/>
        </draw:path>
        <draw:path draw:style-name="Mgr4" draw:text-style-name="MP6" draw:layer="backgroundobjects" svg:width="0.406cm" svg:height="0.48cm" svg:x="2.872cm" svg:y="19.776cm" svg:viewBox="0 0 407 481" svg:d="m153 438c0-128 0-252 0-379-20 0-38 0-56 0v0c-3 0-9 0-14 0-4 1-8 1-14 2-5 0-9 0-13 1-6 3-10 4-15 6-4 0-9 2-14 4 0 2-3 2-6 6-4 1-8 2-12 4-2 1-5 3-9 7 7-29 14-56 25-89 11 0 23 0 36 0 116 0 229 0 346 0-8 28-18 51-25 81v0c-5-1-9-2-13-3-1-1-4-4-10-8-3 0-6 0-10-2-3-2-6-3-9-6-4 0-7 0-11-1-4 0-7 0-12 0-2-1-4-1-9-2-3 0-6 0-9 0-25 0-47 0-71 0 0 127 0 251 0 379v0c1 5 1 10 4 17 4 5 7 9 10 12 6 2 9 6 14 10 3 1 7 2 11 4-50 0-97 0-149 0v0c4-2 9-3 15-7 4-4 8-6 11-9 1-3 4-7 7-11">
          <text:p/>
        </draw:path>
        <draw:path draw:style-name="Mgr4" draw:text-style-name="MP6" draw:layer="backgroundobjects" svg:width="0.375cm" svg:height="0.514cm" svg:x="2.554cm" svg:y="19.774cm" svg:viewBox="0 0 376 515" svg:d="m32 138c1-12 2-22 5-33s7-22 11-33c7-9 13-19 18-23 11-6 18-14 26-20 7-2 20-8 27-14 12-3 22-6 35-13 12 0 19 0 32-2 10 0 21 0 36 0 3 0 6 0 11 0 4 0 10 0 14 0 2 0 6 0 9 2 5 0 10 0 16 0 3 0 9 0 14 4 4 1 8 1 13 3 2 0 6 0 10 1 2 2 5 3 11 5-6 20-9 45-13 69-6-3-13-8-21-14-8-3-15-7-25-10-7-4-14-7-24-9-9-2-17-2-27-2s-15 0-24 2c-10 1-16 3-24 9-7 4-12 8-21 14-5 9-11 17-20 24-2 7-3 10-5 16 1 4 1 9 1 14 1 4 2 9 4 13 5 5 8 8 12 14 3 3 7 8 13 14 5 5 9 6 16 12 6 2 10 7 17 11 7 2 12 3 19 8 27 13 54 27 80 41 6 1 10 3 15 8 5 3 9 5 16 8 4 2 11 8 16 14 4 4 10 7 16 10 4 6 7 10 11 17 4 8 9 11 13 18 3 5 6 13 10 20 1 6 1 12 1 22 0 6 0 15-1 24-1 8-4 12-7 21-4 7-7 12-12 22-5 5-10 10-11 17-5 5-10 11-18 20-5 5-14 8-20 14-8 4-14 7-22 11-10 4-18 7-25 11-10 2-17 3-29 6-9 1-18 2-31 7-8 0-18 0-29 4-9 0-19 0-33-4-9-2-21-2-34-5-10-2-20-4-33-8-11-4-24-9-37-12-12-5-23-8-34-15 7-18 11-37 18-57 14 6 26 13 40 18 11 5 27 8 39 13 16 2 29 3 44 8 13 0 27 0 40 0 12-2 23-2 38-5 9-5 18-8 30-11 6-5 12-10 23-17 3-7 7-14 13-24 0-3 0-6 1-14 0-6 0-10 0-16 0-3-1-8-3-14-4-4-7-8-11-13-1-2-5-5-11-9-4-3-7-9-12-14-4-5-12-7-18-10-8-6-15-10-24-14-26-13-52-24-78-38-8-2-12-7-15-10-6-3-11-6-17-9-4-4-8-10-14-13s-11-7-17-12c-3-4-6-10-11-16-2-5-7-9-11-16-3-4-4-11-7-20-1-6-3-12-5-20z">
          <text:p/>
        </draw:path>
        <draw:path draw:style-name="Mgr4" draw:text-style-name="MP6" draw:layer="backgroundobjects" svg:width="0.375cm" svg:height="0.514cm" svg:x="2.554cm" svg:y="19.774cm" svg:viewBox="0 0 376 515" svg:d="m32 138v0c1-12 2-22 5-33s7-22 11-33c7-9 13-19 18-23 11-6 18-14 26-20 7-2 20-8 27-14 12-3 22-6 35-13 12 0 19 0 32-2 10 0 21 0 36 0v0c3 0 6 0 11 0 4 0 10 0 14 0 2 0 6 0 9 2 5 0 10 0 16 0 3 0 9 0 14 4 4 1 8 1 13 3 2 0 6 0 10 1 2 2 5 3 11 5-6 20-9 45-13 69v0c-6-3-13-8-21-14-8-3-15-7-25-10-7-4-14-7-24-9-9-2-17-2-27-2s-15 0-24 2c-10 1-16 3-24 9-7 4-12 8-21 14-5 9-11 17-20 24v0c-2 7-3 10-5 16 1 4 1 9 1 14 1 4 2 9 4 13 5 5 8 8 12 14 3 3 7 8 13 14 5 5 9 6 16 12 6 2 10 7 17 11 7 2 12 3 19 8 27 13 54 27 80 41v0c6 1 10 3 15 8 5 3 9 5 16 8 4 2 11 8 16 14 4 4 10 7 16 10 4 6 7 10 11 17 4 8 9 11 13 18 3 5 6 13 10 20 1 6 1 12 1 22v0c0 6 0 15-1 24-1 8-4 12-7 21-4 7-7 12-12 22-5 5-10 10-11 17-5 5-10 11-18 20-5 5-14 8-20 14-8 4-14 7-22 11-10 4-18 7-25 11-10 2-17 3-29 6-9 1-18 2-31 7-8 0-18 0-29 4-9 0-19 0-33-4-9-2-21-2-34-5-10-2-20-4-33-8-11-4-24-9-37-12-12-5-23-8-34-15 7-18 11-37 18-57v0c14 6 26 13 40 18 11 5 27 8 39 13 16 2 29 3 44 8 13 0 27 0 40 0 12-2 23-2 38-5 9-5 18-8 30-11 6-5 12-10 23-17 3-7 7-14 13-24v0c0-3 0-6 1-14 0-6 0-10 0-16 0-3-1-8-3-14-4-4-7-8-11-13-1-2-5-5-11-9-4-3-7-9-12-14-4-5-12-7-18-10-8-6-15-10-24-14-26-13-52-24-78-38v0c-8-2-12-7-15-10-6-3-11-6-17-9-4-4-8-10-14-13s-11-7-17-12c-3-4-6-10-11-16-2-5-7-9-11-16-3-4-4-11-7-20">
          <text:p/>
        </draw:path>
        <draw:path draw:style-name="Mgr4" draw:text-style-name="MP6" draw:layer="backgroundobjects" svg:width="0.34cm" svg:height="0.483cm" svg:x="2.252cm" svg:y="19.776cm" svg:viewBox="0 0 341 484" svg:d="m32 417c0-112 0-224 0-335 0-4 0-14 0-21-2-7-3-13-6-19-2-9-4-14-6-20-5-7-12-12-18-22 78 0 155 0 234 0 31 0 66 0 98 0 0 33-2 61-3 93-4-4-10-9-15-12-5-2-12-3-21-9-9-1-17-4-28-7-9 0-20-2-31-4-10-1-21-1-31-2-14 0-25 0-36 0s-21 0-33 0c-11 1-19 1-29 2 0 43 0 85 0 131 22 0 45 0 66 0 6 0 14 0 18 0 5 0 10 0 16 0 4-1 7-1 9-2 2-2 6-2 10-4 0 25 0 53 0 81-2-4-2-5-4-10-4 0-5 0-7-2-1-1-3-1-7-3-2-1-4-2-8-5-4-2-8-2-11-4-2 0-8 0-11 0-4 0-7 0-9-1-3 0-9 0-11 0-18 0-35 0-51 0 0 63 0 124 0 187 29 0 54 0 84 0 5 0 13 0 20 0 4-1 10-2 16-2 5 0 12 0 18-2 5 0 13-1 20-5 4-1 10-3 19-7 7-2 13-5 20-7 6-4 10-7 16-12 7-3 12-5 21-11-14 34-28 66-40 101-101 0-199 0-301 0 5-5 9-8 16-17 3-3 6-9 8-18 2-6 2-11 5-17 0-4 0-8 3-15z">
          <text:p/>
        </draw:path>
        <draw:path draw:style-name="Mgr4" draw:text-style-name="MP6" draw:layer="backgroundobjects" svg:width="0.34cm" svg:height="0.483cm" svg:x="2.252cm" svg:y="19.776cm" svg:viewBox="0 0 341 484" svg:d="m32 417c0-112 0-224 0-335v0c0-4 0-14 0-21-2-7-3-13-6-19-2-9-4-14-6-20-5-7-12-12-18-22 78 0 155 0 234 0 31 0 66 0 98 0 0 33-2 61-3 93v0c-4-4-10-9-15-12-5-2-12-3-21-9-9-1-17-4-28-7-9 0-20-2-31-4-10-1-21-1-31-2-14 0-25 0-36 0s-21 0-33 0c-11 1-19 1-29 2 0 43 0 85 0 131 22 0 45 0 66 0v0c6 0 14 0 18 0 5 0 10 0 16 0 4-1 7-1 9-2 2-2 6-2 10-4 0 25 0 53 0 81v0c-2-4-2-5-4-10-4 0-5 0-7-2-1-1-3-1-7-3-2-1-4-2-8-5-4-2-8-2-11-4-2 0-8 0-11 0-4 0-7 0-9-1-3 0-9 0-11 0-18 0-35 0-51 0 0 63 0 124 0 187 29 0 54 0 84 0v0c5 0 13 0 20 0 4-1 10-2 16-2 5 0 12 0 18-2 5 0 13-1 20-5 4-1 10-3 19-7 7-2 13-5 20-7 6-4 10-7 16-12 7-3 12-5 21-11-14 34-28 66-40 101-101 0-199 0-301 0v0c5-5 9-8 16-17 3-3 6-9 8-18 2-6 2-11 5-17">
          <text:p/>
        </draw:path>
        <draw:path draw:style-name="Mgr4" draw:text-style-name="MP6" draw:layer="backgroundobjects" svg:width="0.694cm" svg:height="0.516cm" svg:x="1.589cm" svg:y="19.776cm" svg:viewBox="0 0 695 517" svg:d="m150 392c-33-103-65-208-99-313-2-8-6-14-10-21-5-8-9-11-14-17-4-8-7-13-9-19-6-7-12-12-18-22 38 0 76 0 114 0-1 8-1 13-1 17 0 7 0 10 0 14s0 11 2 16c2 4 2 11 5 18 37 114 72 222 111 334 30-105 59-208 91-315 1-6 3-16 6-25-2-9-3-12-3-22-5-6-8-10-13-18-5-5-7-10-12-19 33 0 69 0 107 0 0 8 0 14-2 22 0 5 0 11 2 19 0 6 1 8 3 17 0 5 0 13 3 21 34 104 71 208 106 313 28-98 58-196 90-296 2-15 3-30 6-45-1-4-4-16-6-24-5-2-13-8-18-14-3-3-8-6-16-13 41 0 78 0 120 0-52 173-104 343-155 517-2-2-7-4-11-8-5-2-9-5-13-7s-8-4-13-8c-4-5-7-7-12-10-1-4-6-6-13-10-2-5-5-9-9-12-3-3-7-7-9-11-2-5-3-10-5-13-31-96-61-191-93-288-37 123-77 242-113 367-5-4-11-10-17-13-4-4-13-7-19-12-4-5-8-8-13-12-3-3-9-7-11-13-7-3-10-8-12-13-3-8-6-14-10-19s-6-10-9-18c-2-9-4-16-8-25z">
          <text:p/>
        </draw:path>
        <draw:path draw:style-name="Mgr4" draw:text-style-name="MP6" draw:layer="backgroundobjects" svg:width="0.694cm" svg:height="0.516cm" svg:x="1.589cm" svg:y="19.776cm" svg:viewBox="0 0 695 517" svg:d="m150 392c-33-103-65-208-99-313v0c-2-8-6-14-10-21-5-8-9-11-14-17-4-8-7-13-9-19-6-7-12-12-18-22 38 0 76 0 114 0v0c-1 8-1 13-1 17 0 7 0 10 0 14s0 11 2 16c2 4 2 11 5 18 37 114 72 222 111 334 30-105 59-208 91-315v0c1-6 3-16 6-25-2-9-3-12-3-22-5-6-8-10-13-18-5-5-7-10-12-19 33 0 69 0 107 0v0c0 8 0 14-2 22 0 5 0 11 2 19 0 6 1 8 3 17 0 5 0 13 3 21 34 104 71 208 106 313 28-98 58-196 90-296v0c2-15 3-30 6-45-1-4-4-16-6-24-5-2-13-8-18-14-3-3-8-6-16-13 41 0 78 0 120 0-52 173-104 343-155 517v0c-2-2-7-4-11-8-5-2-9-5-13-7s-8-4-13-8c-4-5-7-7-12-10-1-4-6-6-13-10-2-5-5-9-9-12-3-3-7-7-9-11-2-5-3-10-5-13-31-96-61-191-93-288-37 123-77 242-113 367v0c-5-4-11-10-17-13-4-4-13-7-19-12-4-5-8-8-13-12-3-3-9-7-11-13-7-3-10-8-12-13-3-8-6-14-10-19s-6-10-9-18">
          <text:p/>
        </draw:path>
        <draw:path draw:style-name="Mgr4" draw:text-style-name="MP6" draw:layer="backgroundobjects" svg:width="0.459cm" svg:height="0.491cm" svg:x="3.454cm" svg:y="19.18cm" svg:viewBox="0 0 460 492" svg:d="m196 437c0-52 0-104 0-157-46-70-89-146-132-220-2-1-4-4-8-7-1-2-3-4-5-8s-2-5-5-7c-1-4-3-6-9-11-2-1-4-3-8-5-3-2-5-4-10-7-1-2-5-3-7-8-3-1-8-5-12-7 39 0 75 0 116 0 42 72 85 143 127 213 32-45 63-93 97-142 1-8 4-15 7-22 0-8-1-14-3-22-4-5-10-9-13-14-4-5-8-10-16-13 49 0 95 0 145 0-63 93-128 186-189 280 0 48 0 100 0 150 1 7 2 12 5 23 0 5 4 12 9 17 5 2 9 8 14 14 4 3 7 6 10 8-50 0-99 0-148 0 4-2 8-5 12-8 4-6 9-11 12-14s5-9 9-16c1-4 1-12 2-17z">
          <text:p/>
        </draw:path>
        <draw:path draw:style-name="Mgr4" draw:text-style-name="MP6" draw:layer="backgroundobjects" svg:width="0.459cm" svg:height="0.491cm" svg:x="3.454cm" svg:y="19.18cm" svg:viewBox="0 0 460 492" svg:d="m196 437c0-52 0-104 0-157-46-70-89-146-132-220v0c-2-1-4-4-8-7-1-2-3-4-5-8s-2-5-5-7c-1-4-3-6-9-11-2-1-4-3-8-5-3-2-5-4-10-7-1-2-5-3-7-8-3-1-8-5-12-7 39 0 75 0 116 0 42 72 85 143 127 213 32-45 63-93 97-142v0c1-8 4-15 7-22 0-8-1-14-3-22-4-5-10-9-13-14-4-5-8-10-16-13 49 0 95 0 145 0-63 93-128 186-189 280 0 48 0 100 0 150v0c1 7 2 12 5 23 0 5 4 12 9 17 5 2 9 8 14 14 4 3 7 6 10 8-50 0-99 0-148 0v0c4-2 8-5 12-8 4-6 9-11 12-14s5-9 9-16">
          <text:p/>
        </draw:path>
        <draw:path draw:style-name="Mgr4" draw:text-style-name="MP6" draw:layer="backgroundobjects" svg:width="0.386cm" svg:height="0.491cm" svg:x="3.154cm" svg:y="19.18cm" svg:viewBox="0 0 387 492" svg:d="m154 440c0-128 0-252 0-380-18 0-37 0-59 0-4 0-8 0-12 0-6 0-11 0-16 3-6 0-9 1-14 1-3 0-10 0-13 4-5 0-8 2-10 3-5 1-8 3-12 6-5 0-9 0-11 4-2 1-4 4-7 6 6-28 12-57 22-87 12 0 26 0 39 0 96 0 192 0 288 0 15 0 25 0 38 0-3 30-6 56-8 85-2-2-2-3-6-5-1-3-3-4-5-5s-4-2-12-4c-3-1-5-1-8-3-3 0-9 0-14-4-5 0-9-1-15-1-3 0-6 0-10-3-5 0-9 0-13 0-22 0-45 0-68 0 0 126 0 251 0 380 2 8 2 13 3 21 4 6 10 8 11 10 6 3 9 10 14 14 4 2 10 5 14 7-51 0-99 0-151 0 5-2 8-5 14-8 4-6 6-11 12-14 1-3 3-9 7-14 0-4 1-8 2-16z">
          <text:p/>
        </draw:path>
        <draw:path draw:style-name="Mgr4" draw:text-style-name="MP6" draw:layer="backgroundobjects" svg:width="0.386cm" svg:height="0.491cm" svg:x="3.154cm" svg:y="19.18cm" svg:viewBox="0 0 387 492" svg:d="m154 440c0-128 0-252 0-380-18 0-37 0-59 0v0c-4 0-8 0-12 0-6 0-11 0-16 3-6 0-9 1-14 1-3 0-10 0-13 4-5 0-8 2-10 3-5 1-8 3-12 6-5 0-9 0-11 4-2 1-4 4-7 6 6-28 12-57 22-87 12 0 26 0 39 0 96 0 192 0 288 0 15 0 25 0 38 0-3 30-6 56-8 85v0c-2-2-2-3-6-5-1-3-3-4-5-5s-4-2-12-4c-3-1-5-1-8-3-3 0-9 0-14-4-5 0-9-1-15-1-3 0-6 0-10-3-5 0-9 0-13 0-22 0-45 0-68 0 0 126 0 251 0 380v0c2 8 2 13 3 21 4 6 10 8 11 10 6 3 9 10 14 14 4 2 10 5 14 7-51 0-99 0-151 0v0c5-2 8-5 14-8 4-6 6-11 12-14 1-3 3-9 7-14">
          <text:p/>
        </draw:path>
        <draw:path draw:style-name="Mgr4" draw:text-style-name="MP6" draw:layer="backgroundobjects" svg:width="0.164cm" svg:height="0.489cm" svg:x="3.006cm" svg:y="19.182cm" svg:viewBox="0 0 165 490" svg:d="m43 428c0-119 0-234 0-353 0-6 0-13-1-21-1-5-1-13-3-18-6-7-9-14-11-19-6-4-12-11-20-17 47 0 94 0 142 0-5 6-11 13-15 17-3 3-6 7-10 15-1 7-3 15-6 22 0 8-1 18-2 27 0 118 0 229 0 347 1 5 2 10 5 20 2 4 5 11 10 19 4 3 8 9 16 16 5 2 9 5 17 7-54 0-109 0-165 0 7-1 10-3 17-7 4-4 9-11 12-14 2-4 7-10 11-17 1-6 1-15 3-24z">
          <text:p/>
        </draw:path>
        <draw:path draw:style-name="Mgr4" draw:text-style-name="MP6" draw:layer="backgroundobjects" svg:width="0.164cm" svg:height="0.489cm" svg:x="3.006cm" svg:y="19.182cm" svg:viewBox="0 0 165 490" svg:d="m43 428c0-119 0-234 0-353v0c0-6 0-13-1-21-1-5-1-13-3-18-6-7-9-14-11-19-6-4-12-11-20-17 47 0 94 0 142 0v0c-5 6-11 13-15 17-3 3-6 7-10 15-1 7-3 15-6 22 0 8-1 18-2 27 0 118 0 229 0 347v0c1 5 2 10 5 20 2 4 5 11 10 19 4 3 8 9 16 16 5 2 9 5 17 7-54 0-109 0-165 0v0c7-1 10-3 17-7 4-4 9-11 12-14 2-4 7-10 11-17">
          <text:p/>
        </draw:path>
        <draw:path draw:style-name="Mgr4" draw:text-style-name="MP6" draw:layer="backgroundobjects" svg:width="0.501cm" svg:height="0.514cm" svg:x="2.491cm" svg:y="19.182cm" svg:viewBox="0 0 502 515" svg:d="m52 424c0-113 0-220 0-333-1-13-1-27-5-40-5-10-11-19-17-27-4-4-7-8-13-13s-10-7-17-11c4 0 7 0 10 0 5 0 9 0 15 0 2 0 5 0 11 0 5 0 10 0 16 0 4 0 9 0 13 0 5 0 7 0 12 0 7 0 13 0 18 0s9 0 16 0c100 127 199 256 297 383 0-99 0-197 0-296 0-13 0-26-2-37-2-9-3-14-6-25-6-4-8-7-12-12-4-3-11-8-16-13 41 0 87 0 130 0-5 4-11 9-16 13s-8 7-14 11c-3 6-5 14-10 23-1 10-1 22-3 34 0 144 0 290 0 434-3-1-8-2-12-2-3-3-6-3-9-3-4-3-9-4-11-7-5-1-9-3-14-6-4-4-5-6-7-7-3-2-6-5-12-8-2-4-4-10-7-13-2-1-4-4-10-4-91-121-183-238-275-355 0 101 0 201 0 305 1 11 1 20 1 31 2 5 4 10 8 19 5 2 10 5 13 14 4 4 11 9 19 11-47 0-91 0-140 0 5-2 10-5 19-8 3-6 5-11 12-14 2-3 6-11 11-17 1-11 2-19 7-27z">
          <text:p/>
        </draw:path>
        <draw:path draw:style-name="Mgr4" draw:text-style-name="MP6" draw:layer="backgroundobjects" svg:width="0.501cm" svg:height="0.514cm" svg:x="2.491cm" svg:y="19.182cm" svg:viewBox="0 0 502 515" svg:d="m52 424c0-113 0-220 0-333v0c-1-13-1-27-5-40-5-10-11-19-17-27-4-4-7-8-13-13s-10-7-17-11v0c4 0 7 0 10 0 5 0 9 0 15 0 2 0 5 0 11 0 5 0 10 0 16 0 4 0 9 0 13 0 5 0 7 0 12 0 7 0 13 0 18 0s9 0 16 0c100 127 199 256 297 383 0-99 0-197 0-296v0c0-13 0-26-2-37-2-9-3-14-6-25-6-4-8-7-12-12-4-3-11-8-16-13 41 0 87 0 130 0v0c-5 4-11 9-16 13s-8 7-14 11c-3 6-5 14-10 23-1 10-1 22-3 34 0 144 0 290 0 434v0c-3-1-8-2-12-2-3-3-6-3-9-3-4-3-9-4-11-7-5-1-9-3-14-6-4-4-5-6-7-7-3-2-6-5-12-8-2-4-4-10-7-13-2-1-4-4-10-4-91-121-183-238-275-355 0 101 0 201 0 305v0c1 11 1 20 1 31 2 5 4 10 8 19 5 2 10 5 13 14 4 4 11 9 19 11-47 0-91 0-140 0v0c5-2 10-5 19-8 3-6 5-11 12-14 2-3 6-11 11-17">
          <text:p/>
        </draw:path>
        <draw:path draw:style-name="Mgr4" draw:text-style-name="MP6" draw:layer="backgroundobjects" svg:width="0.161cm" svg:height="0.489cm" svg:x="2.313cm" svg:y="19.182cm" svg:viewBox="0 0 162 490" svg:d="m43 428c0-119 0-234 0-353 0-6 0-13-2-21 0-5-2-13-5-18-4-7-8-14-12-19-4-4-11-11-18-17 50 0 94 0 146 0-5 6-9 13-17 17-3 3-6 7-8 15-1 7-3 15-8 22-1 8-2 18-2 27 0 118 0 229 0 347 1 5 3 10 6 20 4 4 5 11 8 19 5 3 12 9 16 16 5 2 8 5 15 7-53 0-105 0-162 0 5-1 10-3 14-7 5-4 8-11 14-14 3-4 5-10 9-17 2-6 4-15 6-24z">
          <text:p/>
        </draw:path>
        <draw:path draw:style-name="Mgr4" draw:text-style-name="MP6" draw:layer="backgroundobjects" svg:width="0.161cm" svg:height="0.489cm" svg:x="2.313cm" svg:y="19.182cm" svg:viewBox="0 0 162 490" svg:d="m43 428c0-119 0-234 0-353v0c0-6 0-13-2-21 0-5-2-13-5-18-4-7-8-14-12-19-4-4-11-11-18-17 50 0 94 0 146 0v0c-5 6-9 13-17 17-3 3-6 7-8 15-1 7-3 15-8 22-1 8-2 18-2 27 0 118 0 229 0 347v0c1 5 3 10 6 20 4 4 5 11 8 19 5 3 12 9 16 16 5 2 8 5 15 7-53 0-105 0-162 0v0c5-1 10-3 14-7 5-4 8-11 14-14 3-4 5-10 9-17">
          <text:p/>
        </draw:path>
        <draw:path draw:style-name="Mgr4" draw:text-style-name="MP6" draw:layer="backgroundobjects" svg:width="0.793cm" svg:height="0.62cm" svg:x="1.927cm" svg:y="19.182cm" svg:viewBox="0 0 794 621" svg:d="m33 435c0-123 0-240 0-360 0-13 0-24-1-37-3-6-4-14-8-20-3-2-7-5-12-9-3-3-9-5-12-9 55 0 107 0 161 0 13 0 23 1 36 4 9 0 20 1 32 5 9 4 20 7 27 9 12 3 20 6 29 12 5 6 12 9 20 17 5 5 9 11 15 21 3 7 6 15 9 23 1 11 1 21 4 31 0 5 0 16-3 25-1 6-4 17-7 25s-8 14-12 23c-6 7-9 13-17 16-4 5-8 10-15 16-6 4-13 8-23 14-3 2-9 4-17 6-7 2-12 5-20 9 9 9 18 21 27 34 7 10 16 19 27 32 7 11 15 21 24 34 8 9 16 21 24 31 9 10 19 21 27 31 9 11 18 19 26 30 8 6 18 17 26 22 9 9 19 18 31 25 3 2 5 3 7 6 4 2 7 5 9 9 5 0 8 3 13 6 2 1 5 4 7 7 8 1 12 2 16 4 3 4 10 5 14 8 6 1 13 5 19 8 6 0 15 0 22 3 10 0 21 0 34 3 14-2 21-3 34-6 11-3 21-9 30-16 9-4 18-10 30-14 6-9 16-16 24-23s17-14 26-22c5-5 12-12 21-18 7-6 12-13 23-20 12 8 21 20 34 29-8 6-13 12-21 23-8 8-15 16-25 25-6 9-17 18-24 28-8 8-15 17-26 24-10 8-21 18-32 28-13 4-27 8-37 17-13 5-29 9-43 15-19 0-37 1-53 2-17-2-32-5-48-10-15-6-28-12-43-19-14-7-31-17-43-27-13-10-24-18-36-26-12-13-21-23-34-35-8-7-18-16-25-25s-11-14-18-20c-1-5-6-8-9-11-50-68-99-138-150-204 11-3 24-8 31-13 10-4 18-8 28-11 8-4 15-9 22-11 7-1 11-6 19-10 4-6 7-13 12-17 2-4 6-10 10-14 3-5 3-12 4-19 0-7 0-14 0-23 0-4 0-11 0-19-1-5-4-11-10-17-4-5-6-10-9-15-6-3-13-6-17-9-6-4-12-5-17-9-8-2-17-3-26-5-10 0-19 0-25 2-11 1-22 4-32 4 0 124 0 247 0 370 0 7 0 11 1 22 2 4 3 9 5 17 4 3 8 9 12 15 5 3 11 6 17 8-52 0-102 0-152 0 4-1 10-3 14-7 6-4 8-11 11-14 3-4 4-10 7-15 0-5 0-14 1-19z">
          <text:p/>
        </draw:path>
        <draw:path draw:style-name="Mgr4" draw:text-style-name="MP6" draw:layer="backgroundobjects" svg:width="0.793cm" svg:height="0.62cm" svg:x="1.927cm" svg:y="19.182cm" svg:viewBox="0 0 794 621" svg:d="m33 435c0-123 0-240 0-360v0c0-13 0-24-1-37-3-6-4-14-8-20-3-2-7-5-12-9-3-3-9-5-12-9 55 0 107 0 161 0v0c13 0 23 1 36 4 9 0 20 1 32 5 9 4 20 7 27 9 12 3 20 6 29 12 5 6 12 9 20 17 5 5 9 11 15 21 3 7 6 15 9 23 1 11 1 21 4 31v0c0 5 0 16-3 25-1 6-4 17-7 25s-8 14-12 23c-6 7-9 13-17 16-4 5-8 10-15 16-6 4-13 8-23 14-3 2-9 4-17 6-7 2-12 5-20 9v0c9 9 18 21 27 34 7 10 16 19 27 32 7 11 15 21 24 34 8 9 16 21 24 31 9 10 19 21 27 31 9 11 18 19 26 30 8 6 18 17 26 22 9 9 19 18 31 25v0c3 2 5 3 7 6 4 2 7 5 9 9 5 0 8 3 13 6 2 1 5 4 7 7 8 1 12 2 16 4 3 4 10 5 14 8 6 1 13 5 19 8 6 0 15 0 22 3v0c10 0 21 0 34 3 14-2 21-3 34-6 11-3 21-9 30-16 9-4 18-10 30-14 6-9 16-16 24-23s17-14 26-22c5-5 12-12 21-18 7-6 12-13 23-20 12 8 21 20 34 29v0c-8 6-13 12-21 23-8 8-15 16-25 25-6 9-17 18-24 28-8 8-15 17-26 24-10 8-21 18-32 28-13 4-27 8-37 17-13 5-29 9-43 15-19 0-37 1-53 2v0c-17-2-32-5-48-10-15-6-28-12-43-19-14-7-31-17-43-27-13-10-24-18-36-26-12-13-21-23-34-35-8-7-18-16-25-25s-11-14-18-20c-1-5-6-8-9-11-50-68-99-138-150-204v0c11-3 24-8 31-13 10-4 18-8 28-11 8-4 15-9 22-11 7-1 11-6 19-10 4-6 7-13 12-17 2-4 6-10 10-14 3-5 3-12 4-19 0-7 0-14 0-23v0c0-4 0-11 0-19-1-5-4-11-10-17-4-5-6-10-9-15-6-3-13-6-17-9-6-4-12-5-17-9-8-2-17-3-26-5-10 0-19 0-25 2-11 1-22 4-32 4 0 124 0 247 0 370v0c0 7 0 11 1 22 2 4 3 9 5 17 4 3 8 9 12 15 5 3 11 6 17 8-52 0-102 0-152 0v0c4-1 10-3 14-7 6-4 8-11 11-14 3-4 4-10 7-15">
          <text:p/>
        </draw:path>
        <draw:path draw:style-name="Mgr4" draw:text-style-name="MP6" draw:layer="backgroundobjects" svg:width="0.387cm" svg:height="0.489cm" svg:x="1.575cm" svg:y="19.182cm" svg:viewBox="0 0 388 490" svg:d="m153 438c0-127 0-252 0-380-18 0-35 0-54 0-5 0-9 0-15 0-5 0-10 0-14 3-6 0-10 1-15 1-5 2-9 4-14 6-4 0-7 1-9 3-2 1-8 2-12 4-2 0-6 3-8 6-5 2-9 4-12 6 7-29 14-56 22-87 9 0 13 0 20 0 10 0 17 0 26 0 7 0 16 0 24 0 7 0 15 0 24 0 5 0 12 0 20 0s16 0 24 0 15 0 25 0c6 0 11 0 20 0 8 0 17 0 22 0 10 0 18 0 24 0 9 0 15 0 24 0 6 0 15 0 23 0 9 0 16 0 22 0 8 0 16 0 24 0 7 0 14 0 22 0 7 0 14 0 22 0-8 30-16 58-25 87-2-2-3-3-5-6-2-1-3-3-5-6-1-1-2-2-6-4-2-1-3-1-5-3-5 0-9-2-13-6-4 0-8-1-10-1s-6 0-10-3c-5 0-8 0-11 0-22 0-46 0-71 0 0 128 0 252 0 380 2 10 3 14 5 21 5 6 7 8 13 11 2 4 6 9 12 13 5 2 8 5 12 7-48 0-99 0-151 0 6-1 9-3 16-7 3-4 5-11 10-14 3-4 4-6 8-12 0-6 0-10 1-19z">
          <text:p/>
        </draw:path>
        <draw:path draw:style-name="Mgr4" draw:text-style-name="MP6" draw:layer="backgroundobjects" svg:width="0.387cm" svg:height="0.489cm" svg:x="1.575cm" svg:y="19.182cm" svg:viewBox="0 0 388 490" svg:d="m153 438c0-127 0-252 0-380-18 0-35 0-54 0v0c-5 0-9 0-15 0-5 0-10 0-14 3-6 0-10 1-15 1-5 2-9 4-14 6-4 0-7 1-9 3-2 1-8 2-12 4-2 0-6 3-8 6-5 2-9 4-12 6 7-29 14-56 22-87v0c9 0 13 0 20 0 10 0 17 0 26 0 7 0 16 0 24 0 7 0 15 0 24 0 5 0 12 0 20 0s16 0 24 0 15 0 25 0c6 0 11 0 20 0 8 0 17 0 22 0 10 0 18 0 24 0 9 0 15 0 24 0 6 0 15 0 23 0 9 0 16 0 22 0 8 0 16 0 24 0 7 0 14 0 22 0 7 0 14 0 22 0-8 30-16 58-25 87v0c-2-2-3-3-5-6-2-1-3-3-5-6-1-1-2-2-6-4-2-1-3-1-5-3-5 0-9-2-13-6-4 0-8-1-10-1s-6 0-10-3c-5 0-8 0-11 0-22 0-46 0-71 0 0 128 0 252 0 380v0c2 10 3 14 5 21 5 6 7 8 13 11 2 4 6 9 12 13 5 2 8 5 12 7-48 0-99 0-151 0v0c6-1 9-3 16-7 3-4 5-11 10-14 3-4 4-6 8-12">
          <text:p/>
        </draw:path>
      </draw:g>
      <presentation:notes style:page-layout-name="PM2">
        <draw:page-thumbnail presentation:style-name="TWU_20_Slide-title" draw:layer="backgroundobjects" svg:width="13.968cm" svg:height="10.476cm" svg:x="3.81cm" svg:y="2.123cm" presentation:class="page"/>
        <draw:frame presentation:style-name="TWU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6" draw:text-style-name="MP4" draw:layer="backgroundobjects" svg:width="9.369cm" svg:height="1.396cm" svg:x="12.22cm" svg:y="0cm" presentation:class="date-time">
          <draw:text-box>
            <text:p text:style-name="MP4"><text:span text:style-name="MT2"><presentation:date-time/></text:span></text:p>
          </draw:text-box>
        </draw:frame>
        <draw:frame presentation:style-name="Mpr7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7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  <style:master-page style:name="TWU_25_20Lecture" style:display-name="TWU%20Lecture" style:page-layout-name="PM1" draw:style-name="Mdp2">
      <office:forms form:automatic-focus="false" form:apply-design-mode="false"/>
      <draw:frame presentation:style-name="Mpr8" draw:text-style-name="MP1" draw:layer="backgroundobjects" svg:width="25.199cm" svg:height="4.579cm" svg:x="1.4cm" svg:y="1.737cm" presentation:class="title">
        <draw:text-box>
          <text:p text:style-name="MP1">Click to edit the title text format (possibly on two lines)</text:p>
        </draw:text-box>
      </draw:frame>
      <draw:frame presentation:style-name="Mpr9" draw:text-style-name="MP5" draw:layer="backgroundobjects" svg:width="20.32cm" svg:height="10.215cm" svg:x="3.175cm" svg:y="8.558cm" presentation:class="outline">
        <draw:text-box>
          <text:list text:style-name="ML4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0" draw:layer="backgroundobjects" svg:width="5.253cm" svg:height="1.449cm" svg:x="19.05cm" svg:y="19.131cm" presentation:class="date-time">
        <draw:text-box>
          <text:p><presentation:date-time/></text:p>
        </draw:text-box>
      </draw:frame>
      <draw:frame presentation:style-name="Mpr10" draw:text-style-name="MP6" draw:layer="backgroundobjects" svg:width="13.758cm" svg:height="1.449cm" svg:x="4.657cm" svg:y="19.131cm" presentation:class="footer">
        <draw:text-box>
          <text:p text:style-name="MP6"><presentation:footer/></text:p>
        </draw:text-box>
      </draw:frame>
      <draw:frame presentation:style-name="Mpr10" draw:text-style-name="MP7" draw:layer="backgroundobjects" svg:width="2.433cm" svg:height="1.449cm" svg:x="24.765cm" svg:y="19.131cm" presentation:class="page-number">
        <draw:text-box>
          <text:p text:style-name="MP7"><text:page-number>&lt;number&gt;</text:page-number></text:p>
        </draw:text-box>
      </draw:frame>
      <draw:rect draw:style-name="Mgr3" draw:text-style-name="MP6" draw:layer="backgroundobjects" svg:width="14.8cm" svg:height="0.745cm" svg:x="0cm" svg:y="7.217cm">
        <text:p/>
      </draw:rect>
      <draw:g>
        <draw:path draw:style-name="Mgr4" draw:text-style-name="MP6" draw:layer="backgroundobjects" svg:width="1.147cm" svg:height="1.53cm" svg:x="0.199cm" svg:y="19.346cm" svg:viewBox="0 0 1148 1531" svg:d="m426 1530c0-48-2-96-2-144-5-52-7-104-11-155-3-52-6-106-8-157-6-55-11-109-18-163-7-51-11-105-18-156-9-50-15-103-23-152-11-46-22-92-30-140-11-38-21-78-33-120-8-23-17-48-26-71-10-22-20-43-32-64-11-16-22-35-34-53-11-13-24-26-38-43-11-13-26-27-37-38-12-11-26-19-40-29-12-5-25-14-39-23-11-6-23-11-37-18 11 1 22 3 31 7 9 0 20 3 31 5 10 2 22 3 33 6 10 3 21 5 30 9 8 4 20 8 28 13 11 1 21 3 32 3 9 5 18 9 27 12 10 4 17 8 28 12 9 3 18 6 26 10 9 3 17 10 26 13 8 2 14 6 22 9 7 4 16 9 23 12 6 5 12 9 17 14 6 3 11 5 20 8 3 4 8 6 13 9 4 4 9 8 13 12 6 4 10 10 16 17 8 5 11 14 16 22 5 6 8 14 13 22s8 14 13 24c3 8 5 19 10 28 2 11 5 18 8 30 4 6 6 19 10 30 3 11 5 21 8 32 8 40 13 83 19 125 7 45 12 89 17 135 7 47 9 94 14 142 2 48 4 95 9 143 3 44 4 90 7 137 1 40 2 81 5 127 1 35 1 72 3 109 3 27 4 58 7 85 0-27 2-58 5-89 0-33 1-72 3-108 2-43 3-85 5-126 0-46 1-93 3-139 5-47 7-93 10-142 6-47 11-96 14-142 5-46 11-91 18-139 4-38 11-79 19-121 2-10 4-22 8-34 3-9 4-22 8-31 2-9 8-21 10-29 3-10 7-17 11-28 3-8 7-16 11-24 3-7 9-15 14-22 5-5 8-14 16-22 4-4 9-9 17-16 3-4 6-8 10-11 6-2 12-6 15-9 5-2 13-5 19-10 4-4 13-9 18-12 8-5 15-9 24-12 6-4 12-6 20-9 10-7 19-10 27-14 7-3 18-6 26-10s17-8 25-11c11-4 17-9 30-11 11-1 18-3 32-6 6-4 18-8 28-13 9-2 17-4 32-8 10-2 18-2 31-7 10 0 20-3 32-5 9-1 17-3 32-6-16 5-26 11-41 18-12 8-27 17-37 26-13 5-26 16-39 24-13 13-27 27-38 39-14 14-25 29-38 43-11 19-24 37-35 54-10 19-20 41-31 64-8 24-17 47-26 71-12 42-21 82-34 122-8 47-17 92-26 141-11 48-18 101-29 153-5 51-11 105-21 159-3 53-11 107-14 163-5 54-7 106-11 161-3 51-7 101-9 152 0 45 0 94-1 141-98-1-194-1-292-1z">
          <text:p/>
        </draw:path>
        <draw:path draw:style-name="Mgr4" draw:text-style-name="MP6" draw:layer="backgroundobjects" svg:width="0.549cm" svg:height="0.319cm" svg:x="0.876cm" svg:y="19.18cm" svg:viewBox="0 0 550 320" svg:d="m283 52c9-3 19-6 31-10 8-2 20-3 31-8 10-2 21-4 33-8 11-3 20-4 32-7 12-1 23-4 36-6 10-2 25-5 32-7 13-4 26-5 37-6 13 0 24 0 35 0-7 42-15 85-24 127-9 0-15 0-22 0-11 0-18 1-26 1-6 0-17 0-25 1-10 0-19 4-27 4-10 0-22 1-29 4-8 1-17 1-24 5-8 0-17 1-24 2-9 2-16 5-26 7-9 3-21 6-34 10-17 5-29 8-43 11-13 5-28 9-43 14-15 6-33 11-47 19-15 6-29 9-46 18-14 8-29 16-45 24-10 13-22 21-34 34-11 14-19 26-31 39 2-13 4-28 8-42s7-28 11-41c7-12 15-24 22-36 7-13 18-24 24-36 13-12 27-22 39-36 13-9 29-18 47-28s40-19 59-28c24-7 47-14 73-21z">
          <text:p/>
        </draw:path>
        <draw:path draw:style-name="Mgr4" draw:text-style-name="MP6" draw:layer="backgroundobjects" svg:width="0.553cm" svg:height="0.317cm" svg:x="0.115cm" svg:y="19.186cm" svg:viewBox="0 0 554 318" svg:d="m271 48c-9-1-21-3-34-5-7-4-20-8-31-10-9-5-21-7-33-12-11-1-19-4-33-7-12-1-24-2-34-5-11-2-23-3-34-8-14 0-23 0-36-1-12 0-22 0-36 0 9 43 18 81 24 123 7 0 16 0 25 0 7 0 18 4 26 4 9 0 18 1 29 3 6 0 14 1 24 3 9 1 17 3 26 5 8 0 19 0 26 3 9 2 18 2 26 4 5 1 11 2 21 4 5 0 9 0 18 3 5 3 12 5 19 8 5 0 12 2 20 4 5 1 12 3 19 7 7 0 16 3 25 5 7 2 16 3 22 6 9 3 15 5 23 9 9 4 14 7 23 9 8 4 18 5 25 7 7 6 15 10 20 14 8 5 16 7 22 13 7 3 15 7 23 11 5 9 11 11 18 17 7 5 12 11 19 18 6 6 11 12 17 17 3 6 7 11 14 21-2-15-7-26-8-43-4-14-8-23-12-38-8-14-15-28-21-38-10-13-19-24-27-37-12-13-25-22-37-32-14-10-30-20-47-30-18-11-39-20-58-29-24-7-48-14-73-23z">
          <text:p/>
        </draw:path>
        <draw:path draw:style-name="Mgr4" draw:text-style-name="MP6" draw:layer="backgroundobjects" svg:width="0.145cm" svg:height="0.337cm" svg:x="0.435cm" svg:y="18.74cm" svg:viewBox="0 0 146 338" svg:d="m69 94c1-7 1-13 1-18 0-9 0-16-1-23-2-9-3-17-5-25-3-9-8-19-13-28 1 0 2 1 5 3 3 1 7 4 10 7 3 2 4 8 10 10 4 2 8 5 11 9 7 2 10 9 14 13 4 5 9 9 14 13 3 5 6 9 9 16 4 6 8 9 12 13 4 15 7 28 10 41 0 11 0 22 0 34-3 11-6 20-10 31-7 10-12 21-18 30-5 11-13 19-21 30-9 10-14 18-21 28-6 10-11 20-19 30-4 10-6 21-10 30-8-13-17-26-28-38-4-11-9-22-15-34 0-9 0-19-4-30 4-6 7-16 9-23 2-3 4-9 6-15 5-4 9-11 11-16 4-2 5-7 10-12 3-5 5-12 9-18 3-3 5-9 8-13 3-6 6-9 9-14 2-7 3-11 5-18 0-3 0-8 2-13z">
          <text:p/>
        </draw:path>
        <draw:path draw:style-name="Mgr4" draw:text-style-name="MP6" draw:layer="backgroundobjects" svg:width="0.282cm" svg:height="0.462cm" svg:x="0.826cm" svg:y="18.728cm" svg:viewBox="0 0 283 463" svg:d="m98 169c7-6 12-10 17-18 8-6 12-11 21-18 6-7 11-14 18-22 6-5 11-13 16-19 7-7 10-17 15-25 1-7 4-13 6-24 0-4 3-11 3-20-3-7-5-14-9-23 6 5 13 12 21 19 5 5 12 12 18 18 7 5 14 13 19 19 3 4 10 12 14 20 3 7 7 13 12 17 2 9 4 15 8 23 1 4 2 11 6 18 0 6 0 11 0 17-2 9-5 18-8 26-6 10-12 17-18 30-6 9-14 18-23 25-10 11-18 19-27 30-9 10-17 18-27 26-10 9-17 16-26 26-7 6-12 11-18 20-5 5-10 11-13 18-5 9-10 21-16 30-4 7-9 17-13 24 0 9 0 16 0 25 4 8 9 20 15 32-4-3-8-5-15-9-3-2-5-3-12-6-2-2-8-4-11-9-3-2-7-5-12-6-2-2-5-5-8-6-2-5-6-6-8-9-2-2-5-5-7-8-3-3-4-4-8-8-3-6-8-15-12-24-5-5-6-13-9-23-1-5-4-14-7-23 0-8 0-15 3-24 2-6 4-10 5-15 2-5 3-10 8-16 3-5 8-11 11-17 5-5 9-13 11-18 5-6 11-13 16-19 5-5 10-11 14-18s8-13 17-18c5-5 9-10 13-18z">
          <text:p/>
        </draw:path>
        <draw:path draw:style-name="Mgr4" draw:text-style-name="MP6" draw:layer="backgroundobjects" svg:width="0.283cm" svg:height="0.582cm" svg:x="0.575cm" svg:y="18.604cm" svg:viewBox="0 0 284 583" svg:d="m126 243c4-8 6-17 11-27 7-6 12-18 16-26 5-9 9-16 12-26 4-8 7-18 9-27 3-11 7-19 10-31 1-8 1-19 2-32 0-10-1-20-1-35-1-13-2-25-4-39 7 8 18 19 26 28 6 11 13 23 20 34 10 10 15 22 22 33s11 21 18 31c3 13 8 22 11 33 1 8 5 21 6 32 0 10 0 23 0 33-1 11-5 22-8 34-5 8-8 14-11 21-4 9-7 17-14 27-5 10-10 17-18 28-7 12-12 18-19 28-4 8-12 19-22 28-6 9-11 17-20 24-4 7-9 13-18 22-4 5-8 9-16 14-3 6-6 10-10 16-4 4-9 10-13 13-4 6-6 11-11 17-4 5-6 7-9 12s-8 12-9 18c-3 5-4 11-8 16-2 6-4 12-9 17-3 9-6 16-8 24-13-20-29-39-41-58-6-19-13-36-20-55 1-16 3-32 4-49 6-14 11-27 19-41 7-13 17-27 27-39 9-12 19-24 28-35 8-11 17-20 26-31 7-9 13-21 22-32z">
          <text:p/>
        </draw:path>
        <draw:path draw:style-name="Mgr4" draw:text-style-name="MP6" draw:layer="backgroundobjects" svg:width="0.306cm" svg:height="0.657cm" svg:x="0.564cm" svg:y="18.556cm" svg:viewBox="0 0 307 658" svg:d="m200 40c-6 2-15 5-21 10 1 12 2 24 4 37 0 13 0 23 0 35 0 11 0 21 0 32-2 9-4 17-9 27-2 9-6 18-10 26-3 7-7 17-15 24-3 9-6 17-10 29-7 5-11 17-15 26 7 4 16 8 22 12 6-9 12-18 16-27 5-7 10-16 14-27 5-9 7-17 12-29 4-8 7-16 9-27 4-11 6-19 9-30 4-11 4-23 9-36-2-10-3-20-5-35-3-14-4-27-8-40-6 3-14 5-21 8 4-4 13-10 19-15-12-14-21-26-35-40 7 16 9 32 14 50 5-3 14-6 21-10zm99 271v0c1-13 4-25 8-39 0-8 0-21 0-33-2-10-3-24-7-33-2-12-5-22-10-36-5-10-12-21-20-33-5-10-13-20-20-31-8-12-16-25-24-36-6-12-16-19-26-30-6 5-13 11-19 15 7 10 16 20 25 31s17 21 23 32c6 10 13 19 21 32 5 10 11 19 18 27 2 11 4 22 8 32 2 11 3 20 6 30 0 10 0 23 0 33-3 11-4 20-9 30v0c9 3 17 6 26 9zm-138 197v0c4-5 11-12 15-16 6-6 11-14 19-22 6-8 12-15 21-23 7-10 12-19 19-30 7-9 13-19 20-28 5-10 12-19 17-29 6-7 10-17 17-25 5-9 6-16 10-24-9-2-17-6-26-9-2 7-4 13-8 21-5 8-9 16-12 24-5 11-12 18-20 30-5 7-10 17-17 24-6 10-15 18-21 29-7 8-13 17-21 25-5 5-11 12-17 20-8 6-11 11-14 17v0c4 4 12 11 18 16zm-99 132c7-1 13-1 23-3 2-11 4-16 8-26 1-5 4-9 6-17 4-4 6-9 9-15 2-5 6-8 9-14s5-11 9-16c2-3 5-6 11-12 3-5 6-10 9-15 3-4 11-8 15-14-6-5-14-12-18-16-4 4-8 8-15 14-4 5-8 10-13 16-4 3-7 7-10 15-2 6-7 11-8 13-4 6-8 11-12 19-3 5-5 10-10 18-2 5-5 12-8 18-2 6-4 15-6 21 6-1 13-2 21-3-7 3-12 9-20 17 5 6 8 10 13 18 3-8 6-14 10-21-8 0-15 2-23 3zm62-354v0c-7 10-13 17-19 29-9 9-17 20-27 31-9 12-17 20-30 35-7 14-17 27-27 39-7 17-11 32-17 47-1 18-1 33-4 51 7 20 11 40 17 60 16 22 28 40 45 62 5-4 12-10 20-17-12-19-23-38-39-57-3-16-10-31-18-48 1-15 1-30 4-48 5-12 11-22 15-36 9-13 18-24 26-37 10-11 18-23 27-35 10-9 19-20 29-31 6-11 14-20 20-33v0c-6-4-15-8-22-12z">
          <text:p/>
        </draw:path>
        <draw:path draw:style-name="Mgr4" draw:text-style-name="MP6" draw:layer="backgroundobjects" svg:width="1.336cm" svg:height="1.572cm" svg:x="0.104cm" svg:y="19.319cm" svg:viewBox="0 0 1337 1573" svg:d="m367 376v0c9 37 20 78 31 118 9 46 18 91 30 139 8 47 16 99 24 149 6 50 11 104 19 156 3 53 9 107 15 163 4 50 8 103 11 157 3 51 4 103 7 155 0 47 0 95 0 144 10 0 20 0 30 0-1-48-2-96-4-144-3-52-5-104-8-155-3-52-8-106-11-157-6-55-10-109-16-163-6-51-12-105-20-156-6-51-15-104-23-153-8-48-18-93-27-139-13-40-24-81-33-124v0c-10 3-18 6-25 10zm-270-358c-1 9-2 17-6 25 12 6 24 11 35 21 13 7 26 10 39 19s25 18 38 27c9 12 22 24 38 37 11 14 21 26 35 45 10 15 20 32 31 49 12 19 22 40 33 60 9 27 16 50 27 75 7-3 15-6 25-10-10-24-19-47-29-71-8-23-19-45-30-68-13-17-26-34-37-54-11-12-22-26-35-44-16-10-32-25-44-39-11-10-26-18-39-26-13-11-27-19-39-26-14-6-24-11-39-20-1 9-3 17-6 25 1-8 1-16 3-25-31-4-63-8-97-13 32 11 61 25 91 38 1-8 4-16 6-25zm406 155v0c-3-1-6-4-12-9-5-2-10-4-17-8-5-4-11-9-19-12-5-4-9-10-17-15-8-3-13-6-23-8-8-3-15-11-22-14-10-3-19-6-26-12-11-2-18-5-27-9-9-3-20-10-28-12-9-2-18-3-29-8-8-2-19-6-29-10-10-3-18-7-31-11-11-2-17-4-32-7-9-3-20-4-32-7-10-1-20-4-32-5-9-4-16-6-30-8 0 9-1 17-3 25 10 2 21 3 30 6 9 2 19 4 31 7 10 2 21 4 34 8 10 2 19 4 28 8 7 2 19 3 27 8 12 3 20 5 32 8 10 4 19 6 29 10 7 5 16 8 26 12 10 5 18 10 26 12 7 3 15 6 22 8 8 7 16 10 22 14 8 3 16 8 25 12 5 3 11 5 19 8 4 4 10 6 18 9 4 4 8 8 11 12 3 3 8 8 12 11v0c7-7 14-14 17-23zm99 216v0c-2-10-4-22-10-34-2-9-4-22-6-31-4-10-6-21-11-31-4-10-7-17-10-28-6-9-8-17-12-26-5-8-10-15-15-22-6-9-11-15-16-23-7-6-12-12-19-21-3 8-10 15-17 23 5 4 11 8 15 14 4 7 10 12 18 17 3 10 5 18 8 23 5 8 8 15 13 24 3 8 7 18 11 27 2 10 6 18 8 27 4 7 6 20 9 32 2 10 6 20 9 34v0c9 0 15-3 25-5zm54 1004c7 0 17 0 27 0-2-27-2-57-5-85 0-37-1-74-3-109-3-46-5-87-9-127-2-47-3-93-6-137-4-48-6-95-8-143-7-46-9-94-13-142-5-45-10-89-17-135-5-42-15-85-20-126-7 1-16 1-25 5 7 39 13 80 22 121 4 45 7 89 15 135 5 47 8 94 11 142 4 48 8 95 11 143 3 44 4 90 7 137 0 40 2 81 5 127 0 35 3 72 5 109 1 27 1 58 3 85 7 0 17 0 27 0-8 0-19 0-27 0zm77-1007v0c-4 41-11 84-18 122-6 48-12 93-19 139-3 46-7 95-11 142-2 47-4 94-9 142-1 45-4 91-6 139-3 40-4 82-7 126 0 36-1 73-3 108-1 31-3 62-4 89 7 0 17 0 27 0 0-27 0-58 2-89 1-33 1-72 4-108 2-43 2-85 4-126 1-46 3-93 5-139 5-47 10-93 12-142 4-47 7-96 12-142 7-46 10-91 16-139 8-37 13-78 21-119v0c-9-1-17-1-26-3zm101-216v0c-7 5-14 12-20 19-3 8-8 15-16 25-5 7-11 12-14 21-4 10-8 16-12 25-5 10-7 18-12 30-2 9-5 20-10 30-2 10-4 19-8 33-3 10-4 20-9 33 9 0 17 1 26 3 1-10 4-22 8-34 4-9 6-22 9-31s7-17 10-26 6-20 9-28 9-14 14-23c3-7 5-14 8-23 8-5 12-10 18-19 2-5 9-9 13-13v0c-3-7-11-15-14-22zm412-132c-1-7-3-16-7-24-12 2-21 2-31 5s-20 5-33 8c-9 2-18 3-30 6-12 2-21 5-34 9-10 3-19 5-30 10-7 2-18 5-28 10-11 3-19 6-30 10-8 2-17 4-26 11-10 3-18 5-27 10-7 1-18 6-28 11-7 3-13 6-22 14-7 3-15 4-21 8-7 4-12 11-18 15-7 3-13 6-17 10-9 3-15 8-19 10-3 3-9 7-11 9 2 5 9 14 14 22 4-4 10-7 16-11 2-4 5-8 10-11 7-2 11-6 18-9 7-2 11-5 19-10 6-4 14-7 22-10 7-3 15-9 23-14 9-4 15-5 23-8 8-7 18-9 26-12 10-3 17-8 27-13 8-4 18-6 29-10 10-2 16-5 30-10 8 0 19-3 30-7 7-2 18-5 28-9 11-2 20-4 31-6 10-3 19-3 32-7 11-2 20-2 33-7-2-7-4-16-9-24 3 8 7 17 10 24 30-11 60-25 91-38-33 5-66 10-98 14 4 8 5 17 7 24zm-276 332v0c9-23 17-48 27-71 10-21 20-41 29-61 12-16 23-33 35-50 12-16 23-28 34-46 13-12 26-21 38-35 15-9 26-19 37-31 13-4 28-9 41-18 11-6 21-12 35-20-2-7-5-16-10-24-12 5-25 13-38 19-14 9-26 16-39 25-14 11-29 17-42 28-13 13-26 25-42 40-8 15-22 30-35 44-14 18-24 36-37 54-10 22-19 43-30 67-8 24-19 46-28 72v0c8 2 18 4 25 7zm-157 1203c3-5 7-11 14-15 0-47 0-95 0-141 2-51 5-101 8-152 2-55 8-106 10-161 4-55 10-110 19-163 4-52 12-104 18-158 7-51 19-104 26-153 9-46 21-93 29-140 11-39 23-78 33-120-7-3-17-5-25-7-10 43-21 82-32 123-10 49-17 93-28 140-9 50-18 103-27 154-8 52-13 107-22 161-4 53-9 107-16 163-4 54-6 106-8 161-3 51-5 101-9 152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4" draw:text-style-name="MP6" draw:layer="backgroundobjects" svg:width="0.588cm" svg:height="0.399cm" svg:x="0.853cm" svg:y="19.165cm" svg:viewBox="0 0 589 400" svg:d="m584 17c-3-3-5-8-11-15-9 0-22 0-35 0-10 1-24 3-37 6-9 1-23 4-33 6-12 1-24 2-37 7-11 2-20 6-31 9s-22 5-33 7c-11 1-22 4-35 8-7 2-18 4-28 9 0 7 2 15 3 24 11-3 18-6 32-9 7-1 19-3 33-5 8-4 19-8 31-10 11-4 20-6 32-9 11-3 24-4 38-7 9-1 23-1 32-4 10-1 23-1 33-4 13 0 24 0 35 0-3-7-7-13-11-16 8 1 17 1 22 3 0-3 2-8 5-15-6 0-9-1-16-2 6 7 8 13 11 17zm-35 140c4-5 8-9 13-14 8-41 17-83 22-126-5-1-14-2-22-3-9 42-16 83-26 127 3-6 10-8 13-14 0 9 0 17 0 30 3 0 6 0 10 0 2-5 2-9 3-14-4 5-9 9-13 14zm-199 23h-2c9-4 16-6 24-8s17-2 27-4c8-1 14-2 22-4 9 0 19-2 28-5 8 0 17 0 27 0 8-1 19-2 25-2 8 0 15 0 26 0 6 0 12 0 22 0 0-13 0-21 0-30-9 0-15 0-22 0-11 2-18 5-26 6-6 0-17 0-25 0-10 1-19 2-27 2-10 1-22 4-32 6-6 1-15 1-23 2-10 1-17 1-26 5-7 1-15 3-23 6h-1c1 8 3 16 6 26zm-340 155c6 1 16 4 25 7 9-15 20-25 29-37 12-10 22-21 33-30 15-10 30-17 42-26 14-5 28-11 42-21 15-2 33-6 49-12 14-6 27-13 42-17 13-2 28-7 42-10 11-3 25-6 36-9-3-10-5-18-6-26-13 4-21 7-34 10-16 3-28 6-42 9-16 7-31 11-47 16-16 6-32 11-47 17s-31 15-47 20c-15 8-30 17-45 26-15 11-25 24-40 36-10 13-20 28-32 39 6 2 16 4 25 8-8 0-17 0-25 0-4 22-5 43-10 65 11-21 23-40 35-58-8-3-17-4-25-7zm294-281v0c-27 6-49 14-74 21-19 10-41 17-63 27-15 11-31 22-49 33-14 13-24 24-38 35-9 13-17 25-26 37-9 16-16 27-23 41-4 14-8 28-13 43-2 15-4 30-8 44 6 0 16 0 25 0 2-13 3-25 7-40 4-13 7-22 13-37 7-14 11-25 19-37 9-11 17-22 25-34 12-11 23-21 37-30 15-13 28-21 44-30 19-8 38-18 57-27 23-8 46-14 70-22v0c0-9-1-14-3-24z">
          <text:p/>
        </draw:path>
        <draw:path draw:style-name="Mgr4" draw:text-style-name="MP6" draw:layer="backgroundobjects" svg:width="0.59cm" svg:height="0.395cm" svg:x="0.101cm" svg:y="19.17cm" svg:viewBox="0 0 591 396" svg:d="m28 12c-5 6-8 13-14 17 11 0 23 0 36 1 10 0 22 0 36 0 9 2 20 2 32 6 10 0 20 4 34 6 11 2 20 6 33 8 10 3 24 9 35 12 8 1 20 3 29 7 12 1 23 4 34 9 0-9 0-16 3-26-9-2-21-3-31-8-9-2-23-4-32-8-10-4-21-6-33-10-13-1-22-4-33-9-13-1-25-5-37-7-11-1-23-2-34-4-14-2-23-2-36-6-12 0-22 0-36 3-1 5-6 8-11 14 4-6 9-9 11-14-3 0-10 0-14 0 1 5 1 8 3 14 10-1 17-1 25-5zm10 116c4 2 7 8 14 10-10-41-15-83-24-126-8 0-15 1-25 5 10 44 17 84 25 126 4 4 7 9 10 11-1-2-5-7-10-11 0 4 2 9 3 11 2 0 6 0 7 0 0-8 0-17 0-26zm206 26v0c-9-1-16-2-24-5-6-1-14-1-24-3-6-3-17-3-26-7-8 0-16-1-27-2-10 0-17-1-25-3-11 0-20 0-29-4-8 0-19-1-26-2-9 0-18 0-25 0 0 9 0 16 0 26 7 0 16 0 25 0 7 0 18 0 26 0 9 2 18 2 29 3 6 2 12 2 20 4 11 1 19 2 30 4 6 0 17 0 25 3 9 1 16 3 22 7 8 0 13 1 24 3v0c1-10 2-17 5-24zm312 180c5-1 14-3 22-8-6-5-10-13-16-18-5-7-8-14-17-20-5-7-12-13-18-18-5-6-13-12-21-17-6-6-14-11-22-16-7-3-12-8-21-14-8-2-14-3-22-8-9-4-19-8-27-13-8-2-14-4-23-8-7-2-14-4-21-7-11-3-18-4-27-7-8-1-17-4-24-5-6-4-13-6-20-8-5-2-13-2-20-4-6-1-12-2-18-6-6-1-13-1-17-3-3 7-4 14-5 24 5 1 9 3 18 4 5 2 10 3 19 5 5 3 12 3 21 5 4 2 12 3 18 6 8 2 14 4 23 7 8 2 15 4 22 8 7 2 15 4 22 8 8 2 16 2 22 4 8 6 16 9 25 12 8 5 15 7 23 13 3 3 11 7 20 11 5 7 13 9 22 11 6 5 10 11 15 18 7 3 15 7 21 15 3 4 7 9 13 16 5 5 11 12 14 20 8-3 14-4 23-7-8 3-14 3-23 7 11 18 21 35 34 55-3-21-7-41-11-62-9 0-18 0-24 0zm-273-256v0c23 6 44 13 70 21 18 9 37 19 57 29 13 9 29 16 45 26 11 11 22 22 34 33 11 9 17 20 27 34 8 11 11 22 19 35 3 14 8 23 13 37 2 16 4 28 8 41 6 0 15 0 24 0-2-15-6-26-9-44-3-15-9-29-11-43-6-13-15-26-23-40-9-13-15-25-28-39-11-9-25-21-37-32-17-10-33-20-51-34-20-10-39-18-61-28-22-7-48-12-74-22v0c-1 10-1 17-3 26z">
          <text:p/>
        </draw:path>
        <draw:path draw:style-name="Mgr4" draw:text-style-name="MP6" draw:layer="backgroundobjects" svg:width="0.171cm" svg:height="0.436cm" svg:x="0.423cm" svg:y="18.671cm" svg:viewBox="0 0 172 437" svg:d="m73 59c-8 3-14 10-22 14 4 9 8 18 12 27 2 9 3 16 6 23 0 6 0 13 0 22 0 4 0 8 0 18 9 0 17 0 25 0 1-7 2-13 4-18-1-11-2-19-4-28-1-6-4-17-6-25-6-10-9-19-12-32-7 6-13 12-21 16 5-4 10-10 18-17-20-20-40-39-61-59 13 23 25 48 39 73 6-3 12-7 22-14zm85 90v0c-3-5-6-10-10-18-4-5-7-9-12-15-5-4-8-8-14-16-5-3-9-6-13-11-3-2-10-8-13-10-3-3-7-7-10-10-4-3-7-4-10-9 0 0-1 0-3-1-8 6-13 11-18 17 0 2 1 3 4 6 3 2 6 5 10 7 5 2 7 5 10 9 3 2 9 7 13 11 4 3 7 7 14 8 3 6 6 12 11 16 3 6 8 11 10 16 3 1 4 6 6 12v0c11-5 19-11 25-12zm-109 266c7-3 14-4 24-6 3-8 5-18 8-27 6-8 12-19 17-28 8-9 13-18 21-25 8-12 14-23 22-32 7-11 11-19 17-33 5-13 9-20 14-33 0-13 0-26 0-40-5-15-9-28-14-42-6 1-14 6-25 12 6 12 11 22 15 35 0 9 0 20 0 30-4 11-9 18-15 27-3 11-6 22-11 31-7 9-15 18-24 24-6 12-12 24-20 32-7 11-14 20-21 31-3 10-6 22-9 36 6-4 12-5 21-8-6 6-13 11-20 16 5 8 10 16 16 22 1-7 3-19 8-28-9 1-16 2-24 6zm-42-137v0c-3 7-5 17-7 27 1 12 1 24 3 32 7 13 11 24 18 39 9 13 19 26 28 39 6-5 13-10 20-16-9-12-16-23-27-38-5-9-9-18-15-27 0-8 0-18-2-29 2-4 5-10 8-17v0c-8-4-17-8-26-10zm62-115v0c0 3 0 7-1 12-3 6-4 10-8 15-1 4-4 9-7 11 0 4-2 9-5 15-5 4-8 10-11 16s-5 11-10 15c-2 3-4 8-7 15-4 5-8 9-13 16 9 2 18 6 26 10 1-5 3-9 5-14 4-5 6-10 11-15 4-6 5-9 8-14s6-11 11-17c3-5 7-10 10-16 1-4 4-8 8-13 2-6 3-13 6-20 1-5 1-11 2-16v0c-8 0-16 0-25 0z">
          <text:p/>
        </draw:path>
        <draw:path draw:style-name="Mgr4" draw:text-style-name="MP6" draw:layer="backgroundobjects" svg:width="0.306cm" svg:height="0.541cm" svg:x="0.814cm" svg:y="18.678cm" svg:viewBox="0 0 307 542" svg:d="m206 40c-8 6-14 10-23 15 5 7 7 11 9 18 0 7 0 14-1 20-1 8-2 14-8 22-4 4-7 9-11 18-3 7-11 10-16 21-6 7-13 13-20 20-3 5-10 12-15 19-6 5-15 10-19 18 4 5 12 10 19 16 5-6 12-11 15-18 7-6 14-11 21-17 5-8 13-14 19-23 3-6 10-12 16-20 6-7 11-16 17-27 1-7 3-16 5-24 1-8 1-16 4-25-4-8-6-20-9-29-6 5-14 10-20 18 4-9 11-14 17-22-16-13-34-26-50-40 10 20 17 38 27 55 8-5 14-9 23-15zm101 161v0c0-6 0-11 0-18-1-7-2-14-7-22-2-6-4-15-7-21-5-5-10-14-15-21-4-6-9-13-13-21-7-7-11-11-19-18s-14-14-21-21c-6-7-13-12-19-19-6 6-13 12-17 22 5 4 12 10 20 18 6 4 12 10 19 13 4 9 10 14 15 22 7 4 12 9 15 18 5 6 7 10 11 17 3 7 5 13 7 19 2 7 4 11 7 18 0 5 0 8 0 14v0c7 0 15 0 24 0zm-159 207c0-1 0-3 0-3 3-3 6-9 9-13 5-7 13-14 18-21 7-5 17-13 26-23 9-9 18-18 27-26 10-12 18-23 29-30 7-10 14-18 21-28 6-9 13-21 21-30 2-12 6-22 8-33-8 0-16 0-24 0-3 6-6 12-9 20-5 10-9 19-16 25-5 11-15 20-23 29s-16 18-26 26c-8 10-17 19-26 27-8 8-15 17-26 26-6 8-14 15-21 21-3 8-10 16-12 25 0-2 0-4 0-4 8 4 14 7 24 12zm-31 116c5-4 9-10 15-20-6-8-8-17-13-25 0-7 0-13 0-22 5-5 7-9 13-18 4-10 8-18 16-31-10-5-15-8-24-12-6 9-10 22-18 31-3 9-5 19-12 27 0 9 0 18 0 29 7 11 11 21 16 35 6-5 11-14 15-19-1 6-4 18-8 25 10 4 23 11 39 18-8-13-18-22-24-38-6 6-10 13-15 20zm-87-67v0c2 4 5 8 7 11 3 3 7 9 11 11 1 2 3 3 7 5 2 1 6 4 8 8 6 4 11 7 14 9 3 1 6 2 11 7 5 2 9 7 14 10 3 2 8 4 15 6 2-7 5-16 8-25-3-1-8-3-12-7-6-2-9-3-11-7-3-1-8-2-14-4-3-3-5-4-8-9-3-2-4-4-9-7-2-2-5-4-8-8-1-1-2-1-6-5-2-1-3-3-7-5v0c-5 4-12 7-20 10zm-27-103v0c-1 10-3 19-3 28 2 10 3 18 6 28 4 9 6 17 12 24 3 9 8 17 12 23 8-3 14-6 20-10-2-9-5-17-10-23-2-6-5-14-10-22-1-6-2-13-7-20 0-8 0-13 3-23v0c-7 0-16-1-23-5zm99-143v0c-5 5-10 10-17 16-5 7-9 13-15 17-5 8-9 13-15 20-5 8-10 12-15 18-3 8-8 14-12 19-5 8-8 14-10 21-3 4-6 9-9 16-2 5-4 10-6 16 7 2 16 2 23 5 2-5 3-8 6-12 4-5 6-11 8-14 4-5 5-10 9-17 4-6 6-10 13-18 4-4 9-10 14-17 4-6 7-9 12-19 9-5 14-13 18-19 4-3 9-7 15-16v0c-6-6-15-11-19-16z">
          <text:p/>
        </draw:path>
        <draw:path draw:style-name="Mgr4" draw:text-style-name="MP6" draw:layer="backgroundobjects" svg:width="0.458cm" svg:height="0.487cm" svg:x="4.553cm" svg:y="20.389cm" svg:viewBox="0 0 459 488" svg:d="m196 435c0-53 0-106 0-156-46-76-88-149-134-223-1 0-2-4-3-8-3-3-6-6-8-9-2-2-2-3-6-6-2-2-4-5-9-7-3-3-4-6-7-9-2-2-5-3-8-6s-7-4-10-6c-3-1-6-2-11-5 34 0 72 0 110 0 9 14 21 31 32 45 31 56 64 111 97 168 34-49 67-97 100-146 3-7 4-11 6-22 0-6-1-11-2-19-4-7-8-12-12-18-3-2-8-5-16-8 48 0 95 0 144 0-64 92-128 186-191 279 0 47 0 99 0 146 1 10 1 16 5 23 1 7 4 12 8 20 8 3 11 6 16 11 4 2 9 7 12 9-50 0-99 0-148 0 2-1 6-5 12-9 6-3 9-6 13-10 0-6 3-11 7-18 2-4 2-10 3-16z">
          <text:p/>
        </draw:path>
        <draw:path draw:style-name="Mgr4" draw:text-style-name="MP6" draw:layer="backgroundobjects" svg:width="0.458cm" svg:height="0.487cm" svg:x="4.553cm" svg:y="20.389cm" svg:viewBox="0 0 459 488" svg:d="m196 435c0-53 0-106 0-156-46-76-88-149-134-223v0c-1 0-2-4-3-8-3-3-6-6-8-9-2-2-2-3-6-6-2-2-4-5-9-7-3-3-4-6-7-9-2-2-5-3-8-6s-7-4-10-6c-3-1-6-2-11-5 34 0 72 0 110 0 9 14 21 31 32 45 31 56 64 111 97 168 34-49 67-97 100-146v0c3-7 4-11 6-22 0-6-1-11-2-19-4-7-8-12-12-18-3-2-8-5-16-8 48 0 95 0 144 0-64 92-128 186-191 279 0 47 0 99 0 146v0c1 10 1 16 5 23 1 7 4 12 8 20 8 3 11 6 16 11 4 2 9 7 12 9-50 0-99 0-148 0v0c2-1 6-5 12-9 6-3 9-6 13-10 0-6 3-11 7-18">
          <text:p/>
        </draw:path>
        <draw:path draw:style-name="Mgr4" draw:text-style-name="MP6" draw:layer="backgroundobjects" svg:width="0.386cm" svg:height="0.487cm" svg:x="4.252cm" svg:y="20.389cm" svg:viewBox="0 0 387 488" svg:d="m155 438c0-129 0-252 0-382-21 0-38 0-58 0-5 0-10 0-15 0-5 2-9 2-14 3-5 0-11 0-17 0-2 1-7 2-11 4-3 1-8 1-11 4s-6 4-10 5c-4 2-7 4-11 6-3 2-4 3-8 5 7-25 13-53 23-83 106 0 214 0 323 0 15 0 27 0 41 0-2 17-7 37-13 56-48 0-97 0-147 0 0 128 0 253 0 382 1 6 2 11 4 20 4 3 6 10 9 13 7 2 12 5 16 8 3 2 7 7 13 9-49 0-98 0-150 0 4-1 8-5 14-9 4-3 7-6 11-10 4-3 6-10 9-14 0-7 0-13 2-17z">
          <text:p/>
        </draw:path>
        <draw:path draw:style-name="Mgr4" draw:text-style-name="MP6" draw:layer="backgroundobjects" svg:width="0.386cm" svg:height="0.487cm" svg:x="4.252cm" svg:y="20.389cm" svg:viewBox="0 0 387 488" svg:d="m155 438c0-129 0-252 0-382-21 0-38 0-58 0v0c-5 0-10 0-15 0-5 2-9 2-14 3-5 0-11 0-17 0-2 1-7 2-11 4-3 1-8 1-11 4s-6 4-10 5c-4 2-7 4-11 6-3 2-4 3-8 5 7-25 13-53 23-83 106 0 214 0 323 0 15 0 27 0 41 0-2 17-7 37-13 56-48 0-97 0-147 0 0 128 0 253 0 382v0c1 6 2 11 4 20 4 3 6 10 9 13 7 2 12 5 16 8 3 2 7 7 13 9-49 0-98 0-150 0v0c4-1 8-5 14-9 4-3 7-6 11-10 4-3 6-10 9-14">
          <text:p/>
        </draw:path>
        <draw:path draw:style-name="Mgr4" draw:text-style-name="MP6" draw:layer="backgroundobjects" svg:width="0.162cm" svg:height="0.49cm" svg:x="4.106cm" svg:y="20.386cm" svg:viewBox="0 0 163 491" svg:d="m43 427c0-116 0-232 0-352 0-6 0-13-2-19-2-8-3-14-4-20-4-7-9-14-12-22-6-4-11-7-20-14 48 0 91 0 139 0-4 6-8 10-12 14-3 6-5 11-9 20-1 6-1 13-5 22 0 7 0 17-1 25 0 117 0 231 0 346 0 6 1 13 5 20 2 4 6 11 10 17 4 7 10 12 14 16 5 3 12 6 17 11-53 0-107 0-163 0 4-1 10-5 16-9 3-3 7-6 12-10 5-8 9-12 11-21 0-7 0-13 4-24z">
          <text:p/>
        </draw:path>
        <draw:path draw:style-name="Mgr4" draw:text-style-name="MP6" draw:layer="backgroundobjects" svg:width="0.162cm" svg:height="0.49cm" svg:x="4.106cm" svg:y="20.386cm" svg:viewBox="0 0 163 491" svg:d="m43 427c0-116 0-232 0-352v0c0-6 0-13-2-19-2-8-3-14-4-20-4-7-9-14-12-22-6-4-11-7-20-14 48 0 91 0 139 0v0c-4 6-8 10-12 14-3 6-5 11-9 20-1 6-1 13-5 22 0 7 0 17-1 25 0 117 0 231 0 346v0c0 6 1 13 5 20 2 4 6 11 10 17 4 7 10 12 14 16 5 3 12 6 17 11-53 0-107 0-163 0v0c4-1 10-5 16-9 3-3 7-6 12-10 5-8 9-12 11-21">
          <text:p/>
        </draw:path>
        <draw:path draw:style-name="Mgr4" draw:text-style-name="MP6" draw:layer="backgroundobjects" svg:width="0.362cm" svg:height="0.514cm" svg:x="3.77cm" svg:y="20.382cm" svg:viewBox="0 0 363 515" svg:d="m16 137c1-12 1-23 3-37 6-11 10-20 15-30 6-7 12-15 19-24 10-5 18-12 26-20 8-5 17-11 29-14 9-2 20-5 30-8 11-1 25-2 33-4 11 0 22 0 36 0 4 0 8 0 15 0 3 0 7 0 12 1 6 0 9 0 14 0 5 1 11 2 17 3 5 0 10 1 13 3 6 0 10 2 16 4 4 0 7 0 12 1 3 1 7 2 11 3 0 28 0 53 0 82-9-7-16-11-23-16-9-4-19-8-27-12-10-3-18-6-27-9-11-3-18-4-31-8-9 0-19 0-30 0-9 3-16 4-27 8-7 5-16 8-23 13-7 7-13 14-20 24-1 4-4 9-6 13 0 5 0 10 0 17 2 5 3 9 6 14 4 4 6 11 9 15 5 3 11 7 15 13 4 2 12 6 15 11 4 4 11 6 18 13 4 2 10 5 18 9 27 13 56 26 81 39 5 4 10 5 13 10 7 2 11 3 18 7 4 3 10 10 16 13 7 3 11 7 13 15 6 4 11 8 15 14 3 5 9 9 13 16 2 7 4 11 8 18 0 8 1 15 2 21-1 9-2 17-2 26-2 7-4 13-6 19-2 9-5 15-9 24-5 5-8 11-14 20-4 4-7 9-11 14-8 6-14 10-21 17-6 3-14 6-23 9-7 3-15 6-22 11-9 2-15 4-26 9-7 1-18 1-26 6-10 1-19 3-30 5-6 0-17 0-27 0s-18 0-31 0c-10-1-20-2-30-5-9-3-17-5-32-6-10-4-18-6-30-9-8-29-14-58-23-89 13 9 26 19 40 26 13 7 28 14 41 21 13 1 27 3 42 9 15 0 29 0 45 0 11-2 23-4 35-8 11-5 22-8 34-12 7-8 14-14 21-21 4-6 9-15 12-23 1-5 1-10 1-15 0-7 0-11 0-16 0-3 0-8-2-13-2-4-4-7-8-12s-6-9-10-12c-5-5-9-7-14-11-7-5-12-10-19-14-8-2-15-7-25-11-24-15-49-27-78-41-4-2-10-7-15-8-5-4-9-6-15-9s-9-8-15-12c-5-4-10-9-17-15-4-4-10-8-13-14-3-4-6-11-11-20-3-4-6-10-10-16 0-7-1-14-3-22z">
          <text:p/>
        </draw:path>
        <draw:path draw:style-name="Mgr4" draw:text-style-name="MP6" draw:layer="backgroundobjects" svg:width="0.362cm" svg:height="0.514cm" svg:x="3.77cm" svg:y="20.382cm" svg:viewBox="0 0 363 515" svg:d="m16 137v0c1-12 1-23 3-37 6-11 10-20 15-30 6-7 12-15 19-24 10-5 18-12 26-20 8-5 17-11 29-14 9-2 20-5 30-8 11-1 25-2 33-4 11 0 22 0 36 0v0c4 0 8 0 15 0 3 0 7 0 12 1 6 0 9 0 14 0 5 1 11 2 17 3 5 0 10 1 13 3 6 0 10 2 16 4 4 0 7 0 12 1 3 1 7 2 11 3 0 28 0 53 0 82v0c-9-7-16-11-23-16-9-4-19-8-27-12-10-3-18-6-27-9-11-3-18-4-31-8-9 0-19 0-30 0-9 3-16 4-27 8-7 5-16 8-23 13-7 7-13 14-20 24v0c-1 4-4 9-6 13 0 5 0 10 0 17 2 5 3 9 6 14 4 4 6 11 9 15 5 3 11 7 15 13 4 2 12 6 15 11 4 4 11 6 18 13 4 2 10 5 18 9 27 13 56 26 81 39v0c5 4 10 5 13 10 7 2 11 3 18 7 4 3 10 10 16 13 7 3 11 7 13 15 6 4 11 8 15 14 3 5 9 9 13 16 2 7 4 11 8 18 0 8 1 15 2 21v0c-1 9-2 17-2 26-2 7-4 13-6 19-2 9-5 15-9 24-5 5-8 11-14 20-4 4-7 9-11 14-8 6-14 10-21 17-6 3-14 6-23 9-7 3-15 6-22 11-9 2-15 4-26 9-7 1-18 1-26 6-10 1-19 3-30 5-6 0-17 0-27 0s-18 0-31 0c-10-1-20-2-30-5-9-3-17-5-32-6-10-4-18-6-30-9-8-29-14-58-23-89v0c13 9 26 19 40 26 13 7 28 14 41 21 13 1 27 3 42 9 15 0 29 0 45 0 11-2 23-4 35-8 11-5 22-8 34-12 7-8 14-14 21-21 4-6 9-15 12-23v0c1-5 1-10 1-15 0-7 0-11 0-16 0-3 0-8-2-13-2-4-4-7-8-12s-6-9-10-12c-5-5-9-7-14-11-7-5-12-10-19-14-8-2-15-7-25-11-24-15-49-27-78-41v0c-4-2-10-7-15-8-5-4-9-6-15-9s-9-8-15-12c-5-4-10-9-17-15-4-4-10-8-13-14-3-4-6-11-11-20-3-4-6-10-10-16">
          <text:p/>
        </draw:path>
        <draw:path draw:style-name="Mgr4" draw:text-style-name="MP6" draw:layer="backgroundobjects" svg:width="0.428cm" svg:height="0.497cm" svg:x="3.435cm" svg:y="20.389cm" svg:viewBox="0 0 429 498" svg:d="m35 430c0-118 0-236 0-358-1-12-1-23-3-35-2-6-3-14-8-23-4-3-8-6-11-9-5-1-9-2-13-5 54 0 106 0 160 0 10 0 22 0 33 2 12 1 25 1 37 3 10 2 17 3 28 6 9 6 18 9 26 15 7 5 12 10 21 15 6 7 10 15 15 21 4 8 6 16 9 26 1 9 1 20 3 30 0 9 0 18-1 27-2 7-3 17-7 23-4 9-7 18-12 26-4 4-12 8-16 15-6 4-14 11-19 17-5 3-14 6-19 12-6 1-12 4-18 8-7 1-13 1-19 5 7 12 16 21 24 35 9 10 15 19 24 31 6 9 11 20 20 30 7 9 12 18 23 27 7 8 14 16 20 22 11 7 18 15 28 22 12 5 21 12 34 20 12 3 23 9 35 13-3 6-6 10-9 17-3 5-6 8-6 15-4 5-8 8-11 14-5 0-9 1-15 1-4 0-11-1-16-5-5-1-11-2-18-5-3-1-6-1-10-5-3 0-9-2-13-4-3-1-7-3-11-5-3-1-8-4-11-6-8-5-13-9-16-12-5-5-12-9-16-12-50-66-99-135-150-204 11-2 21-8 33-11 9-3 19-8 25-12 8-4 16-7 23-9 7-6 13-9 19-13 4-6 9-8 13-16 1-4 5-10 6-14 1-6 3-12 6-18 0-7 0-14 0-23 0-8 0-13-3-21-3-4-4-10-8-15-1-6-5-10-10-16-4-2-9-6-15-10-6-3-13-4-21-6-7-3-13-4-24-6-8 0-17 2-25 3-10 0-20 3-30 3 0 122 0 244 0 368 0 6 2 15 2 22 1 5 2 11 5 20 4 4 7 7 13 11 4 3 7 6 14 11-49 0-98 0-150 0 4-1 8-5 13-9 5-3 9-6 15-10 1-6 3-11 5-18 1-5 1-12 2-21z">
          <text:p/>
        </draw:path>
        <draw:path draw:style-name="Mgr4" draw:text-style-name="MP6" draw:layer="backgroundobjects" svg:width="0.428cm" svg:height="0.497cm" svg:x="3.435cm" svg:y="20.389cm" svg:viewBox="0 0 429 498" svg:d="m35 430c0-118 0-236 0-358v0c-1-12-1-23-3-35-2-6-3-14-8-23-4-3-8-6-11-9-5-1-9-2-13-5 54 0 106 0 160 0v0c10 0 22 0 33 2 12 1 25 1 37 3 10 2 17 3 28 6 9 6 18 9 26 15 7 5 12 10 21 15 6 7 10 15 15 21 4 8 6 16 9 26 1 9 1 20 3 30v0c0 9 0 18-1 27-2 7-3 17-7 23-4 9-7 18-12 26-4 4-12 8-16 15-6 4-14 11-19 17-5 3-14 6-19 12-6 1-12 4-18 8-7 1-13 1-19 5v0c7 12 16 21 24 35 9 10 15 19 24 31 6 9 11 20 20 30 7 9 12 18 23 27 7 8 14 16 20 22 11 7 18 15 28 22 12 5 21 12 34 20 12 3 23 9 35 13v0c-3 6-6 10-9 17-3 5-6 8-6 15-4 5-8 8-11 14-5 0-9 1-15 1v0c-4 0-11-1-16-5-5-1-11-2-18-5-3-1-6-1-10-5-3 0-9-2-13-4-3-1-7-3-11-5-3-1-8-4-11-6-8-5-13-9-16-12-5-5-12-9-16-12-50-66-99-135-150-204v0c11-2 21-8 33-11 9-3 19-8 25-12 8-4 16-7 23-9 7-6 13-9 19-13 4-6 9-8 13-16 1-4 5-10 6-14 1-6 3-12 6-18 0-7 0-14 0-23v0c0-8 0-13-3-21-3-4-4-10-8-15-1-6-5-10-10-16-4-2-9-6-15-10-6-3-13-4-21-6-7-3-13-4-24-6-8 0-17 2-25 3-10 0-20 3-30 3 0 122 0 244 0 368v0c0 6 2 15 2 22 1 5 2 11 5 20 4 4 7 7 13 11 4 3 7 6 14 11-49 0-98 0-150 0v0c4-1 8-5 13-9 5-3 9-6 15-10 1-6 3-11 5-18">
          <text:p/>
        </draw:path>
        <draw:path draw:style-name="Mgr4" draw:text-style-name="MP6" draw:layer="backgroundobjects" svg:width="0.342cm" svg:height="0.487cm" svg:x="3.115cm" svg:y="20.389cm" svg:viewBox="0 0 343 488" svg:d="m30 424c0-110 0-223 0-334 0-9 0-16 0-24 0-7-1-16-3-25-2-5-3-14-8-22s-10-12-19-19c92 0 179 0 271 0 0 33 0 62 0 96-3-4-8-7-10-14-5-2-8-4-14-8-7-2-13-3-20-7-6 0-12-1-20-4-6 0-13 0-22 0-7 0-17 0-24 0-10 0-19 0-30 0-5 1-15 1-24 3 0 45 0 89 0 135 22 0 44 0 69 0 3 0 7 0 16 0 5 0 9 0 12 0 5 0 11 0 12-2 3-1 5-3 10-4 0 25 0 52 0 78-1-1-3-3-5-6-1-1-3-2-5-3-1 0-4-1-9-3-3-1-4-1-7-7-3 0-6 0-12-1-3 0-6 0-10 0-1-1-5-1-11-2-2 0-5 0-8 0-17 0-33 0-52 0 0 63 0 124 0 187 35 0 72 0 109 0 6 0 14 0 17-1 5-2 11-5 19-7 4 0 7-2 14-5 4 0 9-1 15-3 6-1 12-3 17-5 5-1 8-4 12-6 7-3 13-6 18-9 5-5 10-9 15-11-13 32-28 66-40 97-101 0-202 0-300 0 5-5 10-10 14-15 2-5 5-12 8-17 1-5 1-9 3-15 1-4 2-11 2-17z">
          <text:p/>
        </draw:path>
        <draw:path draw:style-name="Mgr4" draw:text-style-name="MP6" draw:layer="backgroundobjects" svg:width="0.342cm" svg:height="0.487cm" svg:x="3.115cm" svg:y="20.389cm" svg:viewBox="0 0 343 488" svg:d="m30 424c0-110 0-223 0-334v0c0-9 0-16 0-24 0-7-1-16-3-25-2-5-3-14-8-22s-10-12-19-19c92 0 179 0 271 0 0 33 0 62 0 96v0c-3-4-8-7-10-14-5-2-8-4-14-8-7-2-13-3-20-7-6 0-12-1-20-4-6 0-13 0-22 0-7 0-17 0-24 0-10 0-19 0-30 0-5 1-15 1-24 3 0 45 0 89 0 135 22 0 44 0 69 0v0c3 0 7 0 16 0 5 0 9 0 12 0 5 0 11 0 12-2 3-1 5-3 10-4 0 25 0 52 0 78v0c-1-1-3-3-5-6-1-1-3-2-5-3-1 0-4-1-9-3-3-1-4-1-7-7-3 0-6 0-12-1-3 0-6 0-10 0-1-1-5-1-11-2-2 0-5 0-8 0-17 0-33 0-52 0 0 63 0 124 0 187 35 0 72 0 109 0v0c6 0 14 0 17-1 5-2 11-5 19-7 4 0 7-2 14-5 4 0 9-1 15-3 6-1 12-3 17-5 5-1 8-4 12-6 7-3 13-6 18-9 5-5 10-9 15-11-13 32-28 66-40 97-101 0-202 0-300 0v0c5-5 10-10 14-15 2-5 5-12 8-17 1-5 1-9 3-15">
          <text:p/>
        </draw:path>
        <draw:path draw:style-name="Mgr4" draw:text-style-name="MP6" draw:layer="backgroundobjects" svg:width="0.458cm" svg:height="0.51cm" svg:x="2.681cm" svg:y="20.389cm" svg:viewBox="0 0 459 511" svg:d="m213 477c-4-4-10-7-14-11-2-7-5-11-11-18-2-4-4-9-7-13-2-10-5-14-8-23-44-116-84-228-128-346-1-7-3-10-8-21-4-6-8-9-9-18-4-5-8-10-13-16-5-3-10-6-15-11 42 0 81 0 123 0 0 3-2 5-4 7 0 4 0 7 0 12 0 6 0 12 2 18 2 8 2 16 5 22 39 111 79 226 122 334 40-104 78-209 121-321 1-8 1-14 1-24 0-7 0-11-2-17-3-6-10-13-13-20-3-3-8-6-15-11 39 0 79 0 119 0-68 168-135 341-201 511-14-12-32-22-45-34z">
          <text:p/>
        </draw:path>
        <draw:path draw:style-name="Mgr4" draw:text-style-name="MP6" draw:layer="backgroundobjects" svg:width="0.458cm" svg:height="0.51cm" svg:x="2.681cm" svg:y="20.389cm" svg:viewBox="0 0 459 511" svg:d="m213 477v0c-4-4-10-7-14-11-2-7-5-11-11-18-2-4-4-9-7-13-2-10-5-14-8-23-44-116-84-228-128-346v0c-1-7-3-10-8-21-4-6-8-9-9-18-4-5-8-10-13-16-5-3-10-6-15-11 42 0 81 0 123 0v0c0 3-2 5-4 7 0 4 0 7 0 12 0 6 0 12 2 18 2 8 2 16 5 22 39 111 79 226 122 334 40-104 78-209 121-321v0c1-8 1-14 1-24 0-7 0-11-2-17-3-6-10-13-13-20-3-3-8-6-15-11 39 0 79 0 119 0-68 168-135 341-201 511">
          <text:p/>
        </draw:path>
        <draw:path draw:style-name="Mgr4" draw:text-style-name="MP6" draw:layer="backgroundobjects" svg:width="0.159cm" svg:height="0.487cm" svg:x="2.528cm" svg:y="20.389cm" svg:viewBox="0 0 160 488" svg:d="m39 424c0-116 0-232 0-352 0-6-1-13-1-19-2-8-2-14-4-20-5-7-7-14-10-22-7-3-13-6-20-11 46 0 92 0 140 0-3 4-9 7-14 11-4 7-6 14-10 20 0 6-1 13-1 22-3 7-3 17-3 25 0 117 0 231 0 346 0 6 0 13 3 20 2 4 5 11 9 17 3 7 11 12 15 16 3 3 10 6 17 11-53 0-107 0-160 0 5-1 10-5 16-9 3-3 8-6 11-10 2-8 7-12 9-21 1-7 2-13 3-24z">
          <text:p/>
        </draw:path>
        <draw:path draw:style-name="Mgr4" draw:text-style-name="MP6" draw:layer="backgroundobjects" svg:width="0.159cm" svg:height="0.487cm" svg:x="2.528cm" svg:y="20.389cm" svg:viewBox="0 0 160 488" svg:d="m39 424c0-116 0-232 0-352v0c0-6-1-13-1-19-2-8-2-14-4-20-5-7-7-14-10-22-7-3-13-6-20-11 46 0 92 0 140 0v0c-3 4-9 7-14 11-4 7-6 14-10 20 0 6-1 13-1 22-3 7-3 17-3 25 0 117 0 231 0 346v0c0 6 0 13 3 20 2 4 5 11 9 17 3 7 11 12 15 16 3 3 10 6 17 11-53 0-107 0-160 0v0c5-1 10-5 16-9 3-3 8-6 11-10 2-8 7-12 9-21">
          <text:p/>
        </draw:path>
        <draw:path draw:style-name="Mgr4" draw:text-style-name="MP6" draw:layer="backgroundobjects" svg:width="0.494cm" svg:height="0.51cm" svg:x="2.033cm" svg:y="20.389cm" svg:viewBox="0 0 495 511" svg:d="m47 421c0-112 0-220 0-331-1-16-5-29-6-42-3-9-6-17-10-26-4-5-9-11-14-15-4-2-8-4-13-7 4 0 8 0 11 0s7 0 11 0c2 0 4 0 8 0s8 0 13 0c1 0 3 0 6 0 5 0 10 0 13 0 5 0 8 0 13 0 6 0 10 0 17 0 102 126 201 251 304 380 0-97 0-194 0-297-1-11-2-23-4-35-4-8-7-14-13-22-5-6-9-11-15-15s-10-7-16-11c46 0 95 0 143 0-6 3-10 6-14 8-6 3-12 9-16 14-2 6-5 14-8 19 0 15-1 23-4 37 0 144 0 290 0 433-3 0-6 0-10-1-5-1-7-2-9-2-3-2-7-4-13-9-4-1-8-2-10-6-3-2-7-4-13-6-4-4-7-7-9-10-1-3-8-4-9-8-2-2-5-6-8-10-93-116-184-233-276-351 0 102 0 201 0 304 1 9 1 18 1 29 3 6 5 12 9 18 4 8 8 12 12 17 5 3 11 7 18 12-44 0-89 0-136 0 4-2 9-8 15-11 3-3 8-6 13-9 2-8 6-13 10-21 3-8 4-17 9-26z">
          <text:p/>
        </draw:path>
        <draw:path draw:style-name="Mgr4" draw:text-style-name="MP6" draw:layer="backgroundobjects" svg:width="0.494cm" svg:height="0.51cm" svg:x="2.033cm" svg:y="20.389cm" svg:viewBox="0 0 495 511" svg:d="m47 421c0-112 0-220 0-331v0c-1-16-5-29-6-42-3-9-6-17-10-26-4-5-9-11-14-15-4-2-8-4-13-7v0c4 0 8 0 11 0s7 0 11 0c2 0 4 0 8 0s8 0 13 0c1 0 3 0 6 0 5 0 10 0 13 0 5 0 8 0 13 0 6 0 10 0 17 0 102 126 201 251 304 380 0-97 0-194 0-297v0c-1-11-2-23-4-35-4-8-7-14-13-22-5-6-9-11-15-15s-10-7-16-11c46 0 95 0 143 0v0c-6 3-10 6-14 8-6 3-12 9-16 14-2 6-5 14-8 19 0 15-1 23-4 37 0 144 0 290 0 433v0c-3 0-6 0-10-1-5-1-7-2-9-2-3-2-7-4-13-9-4-1-8-2-10-6-3-2-7-4-13-6-4-4-7-7-9-10-1-3-8-4-9-8-2-2-5-6-8-10-93-116-184-233-276-351 0 102 0 201 0 304v0c1 9 1 18 1 29 3 6 5 12 9 18 4 8 8 12 12 17 5 3 11 7 18 12-44 0-89 0-136 0v0c4-2 9-8 15-11 3-3 8-6 13-9 2-8 6-13 10-21">
          <text:p/>
        </draw:path>
        <draw:path draw:style-name="Mgr4" draw:text-style-name="MP6" draw:layer="backgroundobjects" svg:width="0.452cm" svg:height="0.497cm" svg:x="1.581cm" svg:y="20.389cm" svg:viewBox="0 0 453 498" svg:d="m27 332c0-90 0-180 0-273 0-3 0-10 0-18-1-4-2-7-8-15-2-6-4-11-7-15-4-4-9-7-12-11 43 0 88 0 131 0-2 3-5 6-8 8-1 6-3 11-9 18-1 5-1 10-2 15 0 7 0 12-1 18 0 88 0 174 0 261 0 12 0 23 1 34 1 10 3 20 8 28 3 8 8 11 11 21 5 5 11 10 16 15 6 4 11 7 18 12 5 5 11 7 16 9 6 0 10 0 19 2 6 0 10 1 18 3 7-2 20-3 28-3 11-2 18-2 27-4 6-2 13-7 20-12 6-3 12-7 20-11 2-5 6-10 13-15 3-6 8-8 12-15 1-5 2-10 4-19 0-6 0-13 2-22 0-83 0-173 0-260 0-9 0-19-2-27 0-10-2-18-4-25-4-6-10-13-14-20-5-3-9-6-14-11 46 0 92 0 139 0-3 5-8 8-15 17-2 8-5 14-9 20-2 8-5 16-6 22 0 8 0 17 0 24 0 115 0 226 0 338 0 7 0 17 0 25 1 5 4 11 6 20 4 4 7 7 9 11 8 3 12 6 19 11-37 0-73 0-109 0 0-14 0-29 0-44-2 2-2 3-5 4-1 5-4 8-8 11-4 2-7 7-12 10-4 2-7 4-13 7-4 2-11 5-16 11-8 0-15 2-25 4-7 1-17 2-25 6-13 0-22 1-34 1-17 0-30-1-47-5-13-2-27-5-39-10-9-5-22-10-31-15-7-9-17-17-24-24-6-7-10-17-17-26-4-10-9-21-14-28-2-9-4-21-5-30 0-8-2-17-2-28z">
          <text:p/>
        </draw:path>
        <draw:path draw:style-name="Mgr4" draw:text-style-name="MP6" draw:layer="backgroundobjects" svg:width="0.452cm" svg:height="0.497cm" svg:x="1.581cm" svg:y="20.389cm" svg:viewBox="0 0 453 498" svg:d="m27 332c0-90 0-180 0-273v0c0-3 0-10 0-18-1-4-2-7-8-15-2-6-4-11-7-15-4-4-9-7-12-11 43 0 88 0 131 0v0c-2 3-5 6-8 8-1 6-3 11-9 18-1 5-1 10-2 15 0 7 0 12-1 18 0 88 0 174 0 261v0c0 12 0 23 1 34 1 10 3 20 8 28 3 8 8 11 11 21 5 5 11 10 16 15 6 4 11 7 18 12 5 5 11 7 16 9 6 0 10 0 19 2 6 0 10 1 18 3v0c7-2 20-3 28-3 11-2 18-2 27-4 6-2 13-7 20-12 6-3 12-7 20-11 2-5 6-10 13-15 3-6 8-8 12-15 1-5 2-10 4-19 0-6 0-13 2-22 0-83 0-173 0-260v0c0-9 0-19-2-27 0-10-2-18-4-25-4-6-10-13-14-20-5-3-9-6-14-11 46 0 92 0 139 0v0c-3 5-8 8-15 17-2 8-5 14-9 20-2 8-5 16-6 22 0 8 0 17 0 24 0 115 0 226 0 338v0c0 7 0 17 0 25 1 5 4 11 6 20 4 4 7 7 9 11 8 3 12 6 19 11-37 0-73 0-109 0 0-14 0-29 0-44v0c-2 2-2 3-5 4-1 5-4 8-8 11-4 2-7 7-12 10-4 2-7 4-13 7-4 2-11 5-16 11-8 0-15 2-25 4-7 1-17 2-25 6-13 0-22 1-34 1v0c-17 0-30-1-47-5-13-2-27-5-39-10-9-5-22-10-31-15-7-9-17-17-24-24-6-7-10-17-17-26-4-10-9-21-14-28-2-9-4-21-5-30">
          <text:p/>
        </draw:path>
        <draw:path draw:style-name="Mgr4" draw:text-style-name="MP6" draw:layer="backgroundobjects" svg:width="0.501cm" svg:height="0.503cm" svg:x="4.022cm" svg:y="19.776cm" svg:viewBox="0 0 502 504" svg:d="m46 413c0-108 0-216 0-326-1-13-2-28-4-40-5-7-8-17-15-22-3-8-8-12-12-17-5-3-10-7-15-8 3 0 6 0 10 0 5 0 8 0 13 0 2 0 8 0 13 0 4 0 8 0 13 0s8 0 14 0 10 0 13 0c7 0 10 0 15 0 7 0 11 0 18 0 97 124 196 250 294 375 0-99 0-195 0-294 0-10-1-21-2-32-4-5-8-16-11-22-5-7-8-13-16-19-5-3-11-7-18-8 48 0 97 0 146 0-6 1-12 7-17 10-5 4-9 7-16 12-2 5-4 11-8 19-2 9-3 21-6 37 0 141 0 284 0 426-2-1-5-2-10-2-3-1-8-2-12-2-2-2-5-3-11-6-2-2-7-5-10-7-4-2-8-5-11-7-4-2-8-4-11-7-2-4-5-6-7-9-3-3-5-5-11-9-91-117-182-233-272-350 0 100 0 202 0 302 0 10 0 19 1 28 1 5 3 10 6 19 4 5 9 10 14 15 2 5 9 9 18 12-49 0-93 0-139 0 5-3 10-5 18-8 5-6 8-8 16-13 2-5 4-11 8-19 1-8 2-16 4-28z">
          <text:p/>
        </draw:path>
        <draw:path draw:style-name="Mgr4" draw:text-style-name="MP6" draw:layer="backgroundobjects" svg:width="0.501cm" svg:height="0.503cm" svg:x="4.022cm" svg:y="19.776cm" svg:viewBox="0 0 502 504" svg:d="m46 413c0-108 0-216 0-326v0c-1-13-2-28-4-40-5-7-8-17-15-22-3-8-8-12-12-17-5-3-10-7-15-8v0c3 0 6 0 10 0 5 0 8 0 13 0 2 0 8 0 13 0 4 0 8 0 13 0s8 0 14 0 10 0 13 0c7 0 10 0 15 0 7 0 11 0 18 0 97 124 196 250 294 375 0-99 0-195 0-294v0c0-10-1-21-2-32-4-5-8-16-11-22-5-7-8-13-16-19-5-3-11-7-18-8 48 0 97 0 146 0v0c-6 1-12 7-17 10-5 4-9 7-16 12-2 5-4 11-8 19-2 9-3 21-6 37 0 141 0 284 0 426v0c-2-1-5-2-10-2-3-1-8-2-12-2-2-2-5-3-11-6-2-2-7-5-10-7-4-2-8-5-11-7-4-2-8-4-11-7-2-4-5-6-7-9-3-3-5-5-11-9-91-117-182-233-272-350 0 100 0 202 0 302v0c0 10 0 19 1 28 1 5 3 10 6 19 4 5 9 10 14 15 2 5 9 9 18 12-49 0-93 0-139 0v0c5-3 10-5 18-8 5-6 8-8 16-13 2-5 4-11 8-19">
          <text:p/>
        </draw:path>
        <draw:path draw:style-name="Mgr4" draw:text-style-name="MP6" draw:layer="backgroundobjects" svg:width="0.443cm" svg:height="0.48cm" svg:x="3.604cm" svg:y="19.776cm" svg:viewBox="0 0 444 481" svg:d="m36 432c0-120 0-236 0-354 0-15 0-28-1-37-2-8-4-14-9-22-2-4-7-6-12-11-2-3-8-7-12-8 55 0 108 0 161 0 13 0 22 0 37 0 9 1 19 4 34 7 10 3 18 6 28 10 9 5 17 10 26 12 7 4 13 11 22 18 3 3 8 11 15 18 4 9 7 17 9 27 1 10 1 19 2 30 0 8 0 17-1 25-2 7-3 14-6 25-7 7-11 14-15 21-3 7-11 12-15 20-5 4-11 7-18 12-6 7-15 9-21 14-4 1-9 3-15 8-8 3-14 4-23 7 12 12 20 22 29 33 8 11 15 22 27 36 6 9 18 19 26 33 9 7 18 17 28 29 6 8 15 19 25 28 9 11 18 19 27 27 9 6 20 15 30 24 10 4 21 12 30 17-26 0-51 0-79 0-3 0-7 0-10 0-4 0-7 0-10 0-5 0-8 0-10 0-2-1-5-1-10-3-6 0-9-1-13-4-1-1-7-5-11-7-1-2-5-3-8-7-4-5-9-11-12-17-47-64-100-134-151-201 13-3 24-7 32-10 10-4 17-10 29-13 7-3 14-8 21-11 5-4 12-8 19-12 5-5 10-10 14-15 2-4 4-8 7-14 1-7 4-13 5-20 0-7 0-13 0-21-1-6-1-12-3-20-2-3-3-10-7-17-2-5-5-8-10-11-3-6-10-10-18-16-4-1-11-2-16-4-9-1-19-4-26-7-10 0-18 0-26 3-9 0-21 3-31 5 0 122 0 245 0 368 1 5 1 10 2 16 2 6 4 14 5 19 3 3 5 7 13 12 4 3 9 4 14 7-51 0-99 0-149 0-2-1-4-1-5-3 3-2 10-8 13-11 4-3 10-8 15-13 4-8 6-14 8-22z">
          <text:p/>
        </draw:path>
        <draw:path draw:style-name="Mgr4" draw:text-style-name="MP6" draw:layer="backgroundobjects" svg:width="0.443cm" svg:height="0.48cm" svg:x="3.604cm" svg:y="19.776cm" svg:viewBox="0 0 444 481" svg:d="m36 432c0-120 0-236 0-354v0c0-15 0-28-1-37-2-8-4-14-9-22-2-4-7-6-12-11-2-3-8-7-12-8 55 0 108 0 161 0v0c13 0 22 0 37 0 9 1 19 4 34 7 10 3 18 6 28 10 9 5 17 10 26 12 7 4 13 11 22 18 3 3 8 11 15 18 4 9 7 17 9 27 1 10 1 19 2 30v0c0 8 0 17-1 25-2 7-3 14-6 25-7 7-11 14-15 21-3 7-11 12-15 20-5 4-11 7-18 12-6 7-15 9-21 14-4 1-9 3-15 8-8 3-14 4-23 7v0c12 12 20 22 29 33 8 11 15 22 27 36 6 9 18 19 26 33 9 7 18 17 28 29 6 8 15 19 25 28 9 11 18 19 27 27 9 6 20 15 30 24 10 4 21 12 30 17-26 0-51 0-79 0v0c-3 0-7 0-10 0-4 0-7 0-10 0-5 0-8 0-10 0-2-1-5-1-10-3-6 0-9-1-13-4-1-1-7-5-11-7-1-2-5-3-8-7-4-5-9-11-12-17-47-64-100-134-151-201v0c13-3 24-7 32-10 10-4 17-10 29-13 7-3 14-8 21-11 5-4 12-8 19-12 5-5 10-10 14-15 2-4 4-8 7-14 1-7 4-13 5-20 0-7 0-13 0-21v0c-1-6-1-12-3-20-2-3-3-10-7-17-2-5-5-8-10-11-3-6-10-10-18-16-4-1-11-2-16-4-9-1-19-4-26-7-10 0-18 0-26 3-9 0-21 3-31 5 0 122 0 245 0 368v0c1 5 1 10 2 16 2 6 4 14 5 19 3 3 5 7 13 12 4 3 9 4 14 7-51 0-99 0-149 0v0c-2-1-4-1-5-3 3-2 10-8 13-11 4-3 10-8 15-13">
          <text:p/>
        </draw:path>
        <draw:path draw:style-name="Mgr4" draw:text-style-name="MP6" draw:layer="backgroundobjects" svg:width="0.339cm" svg:height="0.48cm" svg:x="3.285cm" svg:y="19.776cm" svg:viewBox="0 0 340 481" svg:d="m31 417c0-112 0-224 0-335 0-4 0-14 0-21 0-9-1-14-4-20-1-8-4-13-9-19-6-7-10-12-18-22 80 0 157 0 236 0 11 0 21 0 35 0 0 30 0 58 0 89-3-5-9-8-14-11-3-4-6-7-14-10-4-2-8-3-18-7-6-1-9-1-18-3-8 0-18 0-24 0-9 0-17 0-25 0s-16 0-24 0-18 0-30 1c0 44 0 85 0 131 24 0 46 0 69 0 6 0 10 0 15 0 4 0 11 0 16 0 3 0 9 0 12-2 3-1 5-2 9-2 0 25 0 53 0 81-2-4-3-5-6-10-1 0-1 0-4-2-2-1-6-1-10-3-2-1-5-2-9-5-4-2-7-2-10-4-2 0-5 0-8-1-5-1-8-2-12-2-3 0-5 0-10 0-17 0-33 0-52 0 0 64 0 123 0 187 33 0 64 0 98 0 4 0 11 0 16 0 4 0 11 0 18-2 4 0 11-1 18-2 4 0 12-3 17-5 6-1 13-5 19-6 6-3 11-5 18-8 5-4 11-8 16-12 5-2 9-4 16-10-12 31-27 64-40 99-100 0-200 0-297 0 5-3 7-8 13-16 2-4 6-8 10-16 1-6 3-11 4-17 0-4 0-8 1-15z">
          <text:p/>
        </draw:path>
        <draw:path draw:style-name="Mgr4" draw:text-style-name="MP6" draw:layer="backgroundobjects" svg:width="0.339cm" svg:height="0.48cm" svg:x="3.285cm" svg:y="19.776cm" svg:viewBox="0 0 340 481" svg:d="m31 417c0-112 0-224 0-335v0c0-4 0-14 0-21 0-9-1-14-4-20-1-8-4-13-9-19-6-7-10-12-18-22 80 0 157 0 236 0 11 0 21 0 35 0 0 30 0 58 0 89v0c-3-5-9-8-14-11-3-4-6-7-14-10-4-2-8-3-18-7-6-1-9-1-18-3-8 0-18 0-24 0-9 0-17 0-25 0s-16 0-24 0-18 0-30 1c0 44 0 85 0 131 24 0 46 0 69 0v0c6 0 10 0 15 0 4 0 11 0 16 0 3 0 9 0 12-2 3-1 5-2 9-2 0 25 0 53 0 81v0c-2-4-3-5-6-10-1 0-1 0-4-2-2-1-6-1-10-3-2-1-5-2-9-5-4-2-7-2-10-4-2 0-5 0-8-1-5-1-8-2-12-2-3 0-5 0-10 0-17 0-33 0-52 0 0 64 0 123 0 187 33 0 64 0 98 0v0c4 0 11 0 16 0 4 0 11 0 18-2 4 0 11-1 18-2 4 0 12-3 17-5 6-1 13-5 19-6 6-3 11-5 18-8 5-4 11-8 16-12 5-2 9-4 16-10-12 31-27 64-40 99-100 0-200 0-297 0v0c5-3 7-8 13-16 2-4 6-8 10-16 1-6 3-11 4-17">
          <text:p/>
        </draw:path>
        <draw:path draw:style-name="Mgr4" draw:text-style-name="MP6" draw:layer="backgroundobjects" svg:width="0.406cm" svg:height="0.48cm" svg:x="2.873cm" svg:y="19.776cm" svg:viewBox="0 0 407 481" svg:d="m153 438c0-128 0-252 0-379-20 0-38 0-56 0-3 0-9 0-14 0-4 1-8 1-14 2-5 0-9 0-13 1-6 3-10 4-15 6-4 0-9 2-14 4 0 2-3 2-6 6-4 1-8 2-12 4-2 1-5 3-9 7 7-29 14-56 25-89 11 0 23 0 36 0 116 0 229 0 346 0-8 28-18 51-25 81-5-1-9-2-13-3-1-1-4-4-10-8-3 0-6 0-10-2-3-2-6-3-9-6-4 0-7 0-11-1-4 0-7 0-12 0-2-1-4-1-9-2-3 0-6 0-9 0-25 0-47 0-71 0 0 127 0 251 0 379 1 5 1 10 4 17 4 5 7 9 10 12 6 2 9 6 14 10 3 1 7 2 11 4-50 0-97 0-149 0 4-2 9-3 15-7 4-4 8-6 11-9 1-3 4-7 7-11 1-6 1-11 2-16z">
          <text:p/>
        </draw:path>
        <draw:path draw:style-name="Mgr4" draw:text-style-name="MP6" draw:layer="backgroundobjects" svg:width="0.406cm" svg:height="0.48cm" svg:x="2.873cm" svg:y="19.776cm" svg:viewBox="0 0 407 481" svg:d="m153 438c0-128 0-252 0-379-20 0-38 0-56 0v0c-3 0-9 0-14 0-4 1-8 1-14 2-5 0-9 0-13 1-6 3-10 4-15 6-4 0-9 2-14 4 0 2-3 2-6 6-4 1-8 2-12 4-2 1-5 3-9 7 7-29 14-56 25-89 11 0 23 0 36 0 116 0 229 0 346 0-8 28-18 51-25 81v0c-5-1-9-2-13-3-1-1-4-4-10-8-3 0-6 0-10-2-3-2-6-3-9-6-4 0-7 0-11-1-4 0-7 0-12 0-2-1-4-1-9-2-3 0-6 0-9 0-25 0-47 0-71 0 0 127 0 251 0 379v0c1 5 1 10 4 17 4 5 7 9 10 12 6 2 9 6 14 10 3 1 7 2 11 4-50 0-97 0-149 0v0c4-2 9-3 15-7 4-4 8-6 11-9 1-3 4-7 7-11">
          <text:p/>
        </draw:path>
        <draw:path draw:style-name="Mgr4" draw:text-style-name="MP6" draw:layer="backgroundobjects" svg:width="0.375cm" svg:height="0.514cm" svg:x="2.555cm" svg:y="19.774cm" svg:viewBox="0 0 376 515" svg:d="m32 138c1-12 2-22 5-33s7-22 11-33c7-9 13-19 18-23 11-6 18-14 26-20 7-2 20-8 27-14 12-3 22-6 35-13 12 0 19 0 32-2 10 0 21 0 36 0 3 0 6 0 11 0 4 0 10 0 14 0 2 0 6 0 9 2 5 0 10 0 16 0 3 0 9 0 14 4 4 1 8 1 13 3 2 0 6 0 10 1 2 2 5 3 11 5-6 20-9 45-13 69-6-3-13-8-21-14-8-3-15-7-25-10-7-4-14-7-24-9-9-2-17-2-27-2s-15 0-24 2c-10 1-16 3-24 9-7 4-12 8-21 14-5 9-11 17-20 24-2 7-3 10-5 16 1 4 1 9 1 14 1 4 2 9 4 13 5 5 8 8 12 14 3 3 7 8 13 14 5 5 9 6 16 12 6 2 10 7 17 11 7 2 12 3 19 8 27 13 54 27 80 41 6 1 10 3 15 8 5 3 9 5 16 8 4 2 11 8 16 14 4 4 10 7 16 10 4 6 7 10 11 17 4 8 9 11 13 18 3 5 6 13 10 20 1 6 1 12 1 22 0 6 0 15-1 24-1 8-4 12-7 21-4 7-7 12-12 22-5 5-10 10-11 17-5 5-10 11-18 20-5 5-14 8-20 14-8 4-14 7-22 11-10 4-18 7-25 11-10 2-17 3-29 6-9 1-18 2-31 7-8 0-18 0-29 4-9 0-19 0-33-4-9-2-21-2-34-5-10-2-20-4-33-8-11-4-24-9-37-12-12-5-23-8-34-15 7-18 11-37 18-57 14 6 26 13 40 18 11 5 27 8 39 13 16 2 29 3 44 8 13 0 27 0 40 0 12-2 23-2 38-5 9-5 18-8 30-11 6-5 12-10 23-17 3-7 7-14 13-24 0-3 0-6 1-14 0-6 0-10 0-16 0-3-1-8-3-14-4-4-7-8-11-13-1-2-5-5-11-9-4-3-7-9-12-14-4-5-12-7-18-10-8-6-15-10-24-14-26-13-52-24-78-38-8-2-12-7-15-10-6-3-11-6-17-9-4-4-8-10-14-13s-11-7-17-12c-3-4-6-10-11-16-2-5-7-9-11-16-3-4-4-11-7-20-1-6-3-12-5-20z">
          <text:p/>
        </draw:path>
        <draw:path draw:style-name="Mgr4" draw:text-style-name="MP6" draw:layer="backgroundobjects" svg:width="0.375cm" svg:height="0.514cm" svg:x="2.555cm" svg:y="19.774cm" svg:viewBox="0 0 376 515" svg:d="m32 138v0c1-12 2-22 5-33s7-22 11-33c7-9 13-19 18-23 11-6 18-14 26-20 7-2 20-8 27-14 12-3 22-6 35-13 12 0 19 0 32-2 10 0 21 0 36 0v0c3 0 6 0 11 0 4 0 10 0 14 0 2 0 6 0 9 2 5 0 10 0 16 0 3 0 9 0 14 4 4 1 8 1 13 3 2 0 6 0 10 1 2 2 5 3 11 5-6 20-9 45-13 69v0c-6-3-13-8-21-14-8-3-15-7-25-10-7-4-14-7-24-9-9-2-17-2-27-2s-15 0-24 2c-10 1-16 3-24 9-7 4-12 8-21 14-5 9-11 17-20 24v0c-2 7-3 10-5 16 1 4 1 9 1 14 1 4 2 9 4 13 5 5 8 8 12 14 3 3 7 8 13 14 5 5 9 6 16 12 6 2 10 7 17 11 7 2 12 3 19 8 27 13 54 27 80 41v0c6 1 10 3 15 8 5 3 9 5 16 8 4 2 11 8 16 14 4 4 10 7 16 10 4 6 7 10 11 17 4 8 9 11 13 18 3 5 6 13 10 20 1 6 1 12 1 22v0c0 6 0 15-1 24-1 8-4 12-7 21-4 7-7 12-12 22-5 5-10 10-11 17-5 5-10 11-18 20-5 5-14 8-20 14-8 4-14 7-22 11-10 4-18 7-25 11-10 2-17 3-29 6-9 1-18 2-31 7-8 0-18 0-29 4-9 0-19 0-33-4-9-2-21-2-34-5-10-2-20-4-33-8-11-4-24-9-37-12-12-5-23-8-34-15 7-18 11-37 18-57v0c14 6 26 13 40 18 11 5 27 8 39 13 16 2 29 3 44 8 13 0 27 0 40 0 12-2 23-2 38-5 9-5 18-8 30-11 6-5 12-10 23-17 3-7 7-14 13-24v0c0-3 0-6 1-14 0-6 0-10 0-16 0-3-1-8-3-14-4-4-7-8-11-13-1-2-5-5-11-9-4-3-7-9-12-14-4-5-12-7-18-10-8-6-15-10-24-14-26-13-52-24-78-38v0c-8-2-12-7-15-10-6-3-11-6-17-9-4-4-8-10-14-13s-11-7-17-12c-3-4-6-10-11-16-2-5-7-9-11-16-3-4-4-11-7-20">
          <text:p/>
        </draw:path>
        <draw:path draw:style-name="Mgr4" draw:text-style-name="MP6" draw:layer="backgroundobjects" svg:width="0.34cm" svg:height="0.483cm" svg:x="2.253cm" svg:y="19.776cm" svg:viewBox="0 0 341 484" svg:d="m32 417c0-112 0-224 0-335 0-4 0-14 0-21-2-7-3-13-6-19-2-9-4-14-6-20-5-7-12-12-18-22 78 0 155 0 234 0 31 0 66 0 98 0 0 33-2 61-3 93-4-4-10-9-15-12-5-2-12-3-21-9-9-1-17-4-28-7-9 0-20-2-31-4-10-1-21-1-31-2-14 0-25 0-36 0s-21 0-33 0c-11 1-19 1-29 2 0 43 0 85 0 131 22 0 45 0 66 0 6 0 14 0 18 0 5 0 10 0 16 0 4-1 7-1 9-2 2-2 6-2 10-4 0 25 0 53 0 81-2-4-2-5-4-10-4 0-5 0-7-2-1-1-3-1-7-3-2-1-4-2-8-5-4-2-8-2-11-4-2 0-8 0-11 0-4 0-7 0-9-1-3 0-9 0-11 0-18 0-35 0-51 0 0 63 0 124 0 187 29 0 54 0 84 0 5 0 13 0 20 0 4-1 10-2 16-2 5 0 12 0 18-2 5 0 13-1 20-5 4-1 10-3 19-7 7-2 13-5 20-7 6-4 10-7 16-12 7-3 12-5 21-11-14 34-28 66-40 101-101 0-199 0-301 0 5-5 9-8 16-17 3-3 6-9 8-18 2-6 2-11 5-17 0-4 0-8 3-15z">
          <text:p/>
        </draw:path>
        <draw:path draw:style-name="Mgr4" draw:text-style-name="MP6" draw:layer="backgroundobjects" svg:width="0.34cm" svg:height="0.483cm" svg:x="2.253cm" svg:y="19.776cm" svg:viewBox="0 0 341 484" svg:d="m32 417c0-112 0-224 0-335v0c0-4 0-14 0-21-2-7-3-13-6-19-2-9-4-14-6-20-5-7-12-12-18-22 78 0 155 0 234 0 31 0 66 0 98 0 0 33-2 61-3 93v0c-4-4-10-9-15-12-5-2-12-3-21-9-9-1-17-4-28-7-9 0-20-2-31-4-10-1-21-1-31-2-14 0-25 0-36 0s-21 0-33 0c-11 1-19 1-29 2 0 43 0 85 0 131 22 0 45 0 66 0v0c6 0 14 0 18 0 5 0 10 0 16 0 4-1 7-1 9-2 2-2 6-2 10-4 0 25 0 53 0 81v0c-2-4-2-5-4-10-4 0-5 0-7-2-1-1-3-1-7-3-2-1-4-2-8-5-4-2-8-2-11-4-2 0-8 0-11 0-4 0-7 0-9-1-3 0-9 0-11 0-18 0-35 0-51 0 0 63 0 124 0 187 29 0 54 0 84 0v0c5 0 13 0 20 0 4-1 10-2 16-2 5 0 12 0 18-2 5 0 13-1 20-5 4-1 10-3 19-7 7-2 13-5 20-7 6-4 10-7 16-12 7-3 12-5 21-11-14 34-28 66-40 101-101 0-199 0-301 0v0c5-5 9-8 16-17 3-3 6-9 8-18 2-6 2-11 5-17">
          <text:p/>
        </draw:path>
        <draw:path draw:style-name="Mgr4" draw:text-style-name="MP6" draw:layer="backgroundobjects" svg:width="0.694cm" svg:height="0.516cm" svg:x="1.59cm" svg:y="19.776cm" svg:viewBox="0 0 695 517" svg:d="m150 392c-33-103-65-208-99-313-2-8-6-14-10-21-5-8-9-11-14-17-4-8-7-13-9-19-6-7-12-12-18-22 38 0 76 0 114 0-1 8-1 13-1 17 0 7 0 10 0 14s0 11 2 16c2 4 2 11 5 18 37 114 72 222 111 334 30-105 59-208 91-315 1-6 3-16 6-25-2-9-3-12-3-22-5-6-8-10-13-18-5-5-7-10-12-19 33 0 69 0 107 0 0 8 0 14-2 22 0 5 0 11 2 19 0 6 1 8 3 17 0 5 0 13 3 21 34 104 71 208 106 313 28-98 58-196 90-296 2-15 3-30 6-45-1-4-4-16-6-24-5-2-13-8-18-14-3-3-8-6-16-13 41 0 78 0 120 0-52 173-104 343-155 517-2-2-7-4-11-8-5-2-9-5-13-7s-8-4-13-8c-4-5-7-7-12-10-1-4-6-6-13-10-2-5-5-9-9-12-3-3-7-7-9-11-2-5-3-10-5-13-31-96-61-191-93-288-37 123-77 242-113 367-5-4-11-10-17-13-4-4-13-7-19-12-4-5-8-8-13-12-3-3-9-7-11-13-7-3-10-8-12-13-3-8-6-14-10-19s-6-10-9-18c-2-9-4-16-8-25z">
          <text:p/>
        </draw:path>
        <draw:path draw:style-name="Mgr4" draw:text-style-name="MP6" draw:layer="backgroundobjects" svg:width="0.694cm" svg:height="0.516cm" svg:x="1.59cm" svg:y="19.776cm" svg:viewBox="0 0 695 517" svg:d="m150 392c-33-103-65-208-99-313v0c-2-8-6-14-10-21-5-8-9-11-14-17-4-8-7-13-9-19-6-7-12-12-18-22 38 0 76 0 114 0v0c-1 8-1 13-1 17 0 7 0 10 0 14s0 11 2 16c2 4 2 11 5 18 37 114 72 222 111 334 30-105 59-208 91-315v0c1-6 3-16 6-25-2-9-3-12-3-22-5-6-8-10-13-18-5-5-7-10-12-19 33 0 69 0 107 0v0c0 8 0 14-2 22 0 5 0 11 2 19 0 6 1 8 3 17 0 5 0 13 3 21 34 104 71 208 106 313 28-98 58-196 90-296v0c2-15 3-30 6-45-1-4-4-16-6-24-5-2-13-8-18-14-3-3-8-6-16-13 41 0 78 0 120 0-52 173-104 343-155 517v0c-2-2-7-4-11-8-5-2-9-5-13-7s-8-4-13-8c-4-5-7-7-12-10-1-4-6-6-13-10-2-5-5-9-9-12-3-3-7-7-9-11-2-5-3-10-5-13-31-96-61-191-93-288-37 123-77 242-113 367v0c-5-4-11-10-17-13-4-4-13-7-19-12-4-5-8-8-13-12-3-3-9-7-11-13-7-3-10-8-12-13-3-8-6-14-10-19s-6-10-9-18">
          <text:p/>
        </draw:path>
        <draw:path draw:style-name="Mgr4" draw:text-style-name="MP6" draw:layer="backgroundobjects" svg:width="0.459cm" svg:height="0.491cm" svg:x="3.455cm" svg:y="19.18cm" svg:viewBox="0 0 460 492" svg:d="m196 437c0-52 0-104 0-157-46-70-89-146-132-220-2-1-4-4-8-7-1-2-3-4-5-8s-2-5-5-7c-1-4-3-6-9-11-2-1-4-3-8-5-3-2-5-4-10-7-1-2-5-3-7-8-3-1-8-5-12-7 39 0 75 0 116 0 42 72 85 143 127 213 32-45 63-93 97-142 1-8 4-15 7-22 0-8-1-14-3-22-4-5-10-9-13-14-4-5-8-10-16-13 49 0 95 0 145 0-63 93-128 186-189 280 0 48 0 100 0 150 1 7 2 12 5 23 0 5 4 12 9 17 5 2 9 8 14 14 4 3 7 6 10 8-50 0-99 0-148 0 4-2 8-5 12-8 4-6 9-11 12-14s5-9 9-16c1-4 1-12 2-17z">
          <text:p/>
        </draw:path>
        <draw:path draw:style-name="Mgr4" draw:text-style-name="MP6" draw:layer="backgroundobjects" svg:width="0.459cm" svg:height="0.491cm" svg:x="3.455cm" svg:y="19.18cm" svg:viewBox="0 0 460 492" svg:d="m196 437c0-52 0-104 0-157-46-70-89-146-132-220v0c-2-1-4-4-8-7-1-2-3-4-5-8s-2-5-5-7c-1-4-3-6-9-11-2-1-4-3-8-5-3-2-5-4-10-7-1-2-5-3-7-8-3-1-8-5-12-7 39 0 75 0 116 0 42 72 85 143 127 213 32-45 63-93 97-142v0c1-8 4-15 7-22 0-8-1-14-3-22-4-5-10-9-13-14-4-5-8-10-16-13 49 0 95 0 145 0-63 93-128 186-189 280 0 48 0 100 0 150v0c1 7 2 12 5 23 0 5 4 12 9 17 5 2 9 8 14 14 4 3 7 6 10 8-50 0-99 0-148 0v0c4-2 8-5 12-8 4-6 9-11 12-14s5-9 9-16">
          <text:p/>
        </draw:path>
        <draw:path draw:style-name="Mgr4" draw:text-style-name="MP6" draw:layer="backgroundobjects" svg:width="0.386cm" svg:height="0.491cm" svg:x="3.155cm" svg:y="19.18cm" svg:viewBox="0 0 387 492" svg:d="m154 440c0-128 0-252 0-380-18 0-37 0-59 0-4 0-8 0-12 0-6 0-11 0-16 3-6 0-9 1-14 1-3 0-10 0-13 4-5 0-8 2-10 3-5 1-8 3-12 6-5 0-9 0-11 4-2 1-4 4-7 6 6-28 12-57 22-87 12 0 26 0 39 0 96 0 192 0 288 0 15 0 25 0 38 0-3 30-6 56-8 85-2-2-2-3-6-5-1-3-3-4-5-5s-4-2-12-4c-3-1-5-1-8-3-3 0-9 0-14-4-5 0-9-1-15-1-3 0-6 0-10-3-5 0-9 0-13 0-22 0-45 0-68 0 0 126 0 251 0 380 2 8 2 13 3 21 4 6 10 8 11 10 6 3 9 10 14 14 4 2 10 5 14 7-51 0-99 0-151 0 5-2 8-5 14-8 4-6 6-11 12-14 1-3 3-9 7-14 0-4 1-8 2-16z">
          <text:p/>
        </draw:path>
        <draw:path draw:style-name="Mgr4" draw:text-style-name="MP6" draw:layer="backgroundobjects" svg:width="0.386cm" svg:height="0.491cm" svg:x="3.155cm" svg:y="19.18cm" svg:viewBox="0 0 387 492" svg:d="m154 440c0-128 0-252 0-380-18 0-37 0-59 0v0c-4 0-8 0-12 0-6 0-11 0-16 3-6 0-9 1-14 1-3 0-10 0-13 4-5 0-8 2-10 3-5 1-8 3-12 6-5 0-9 0-11 4-2 1-4 4-7 6 6-28 12-57 22-87 12 0 26 0 39 0 96 0 192 0 288 0 15 0 25 0 38 0-3 30-6 56-8 85v0c-2-2-2-3-6-5-1-3-3-4-5-5s-4-2-12-4c-3-1-5-1-8-3-3 0-9 0-14-4-5 0-9-1-15-1-3 0-6 0-10-3-5 0-9 0-13 0-22 0-45 0-68 0 0 126 0 251 0 380v0c2 8 2 13 3 21 4 6 10 8 11 10 6 3 9 10 14 14 4 2 10 5 14 7-51 0-99 0-151 0v0c5-2 8-5 14-8 4-6 6-11 12-14 1-3 3-9 7-14">
          <text:p/>
        </draw:path>
        <draw:path draw:style-name="Mgr4" draw:text-style-name="MP6" draw:layer="backgroundobjects" svg:width="0.164cm" svg:height="0.489cm" svg:x="3.007cm" svg:y="19.182cm" svg:viewBox="0 0 165 490" svg:d="m43 428c0-119 0-234 0-353 0-6 0-13-1-21-1-5-1-13-3-18-6-7-9-14-11-19-6-4-12-11-20-17 47 0 94 0 142 0-5 6-11 13-15 17-3 3-6 7-10 15-1 7-3 15-6 22 0 8-1 18-2 27 0 118 0 229 0 347 1 5 2 10 5 20 2 4 5 11 10 19 4 3 8 9 16 16 5 2 9 5 17 7-54 0-109 0-165 0 7-1 10-3 17-7 4-4 9-11 12-14 2-4 7-10 11-17 1-6 1-15 3-24z">
          <text:p/>
        </draw:path>
        <draw:path draw:style-name="Mgr4" draw:text-style-name="MP6" draw:layer="backgroundobjects" svg:width="0.164cm" svg:height="0.489cm" svg:x="3.007cm" svg:y="19.182cm" svg:viewBox="0 0 165 490" svg:d="m43 428c0-119 0-234 0-353v0c0-6 0-13-1-21-1-5-1-13-3-18-6-7-9-14-11-19-6-4-12-11-20-17 47 0 94 0 142 0v0c-5 6-11 13-15 17-3 3-6 7-10 15-1 7-3 15-6 22 0 8-1 18-2 27 0 118 0 229 0 347v0c1 5 2 10 5 20 2 4 5 11 10 19 4 3 8 9 16 16 5 2 9 5 17 7-54 0-109 0-165 0v0c7-1 10-3 17-7 4-4 9-11 12-14 2-4 7-10 11-17">
          <text:p/>
        </draw:path>
        <draw:path draw:style-name="Mgr4" draw:text-style-name="MP6" draw:layer="backgroundobjects" svg:width="0.501cm" svg:height="0.514cm" svg:x="2.492cm" svg:y="19.182cm" svg:viewBox="0 0 502 515" svg:d="m52 424c0-113 0-220 0-333-1-13-1-27-5-40-5-10-11-19-17-27-4-4-7-8-13-13s-10-7-17-11c4 0 7 0 10 0 5 0 9 0 15 0 2 0 5 0 11 0 5 0 10 0 16 0 4 0 9 0 13 0 5 0 7 0 12 0 7 0 13 0 18 0s9 0 16 0c100 127 199 256 297 383 0-99 0-197 0-296 0-13 0-26-2-37-2-9-3-14-6-25-6-4-8-7-12-12-4-3-11-8-16-13 41 0 87 0 130 0-5 4-11 9-16 13s-8 7-14 11c-3 6-5 14-10 23-1 10-1 22-3 34 0 144 0 290 0 434-3-1-8-2-12-2-3-3-6-3-9-3-4-3-9-4-11-7-5-1-9-3-14-6-4-4-5-6-7-7-3-2-6-5-12-8-2-4-4-10-7-13-2-1-4-4-10-4-91-121-183-238-275-355 0 101 0 201 0 305 1 11 1 20 1 31 2 5 4 10 8 19 5 2 10 5 13 14 4 4 11 9 19 11-47 0-91 0-140 0 5-2 10-5 19-8 3-6 5-11 12-14 2-3 6-11 11-17 1-11 2-19 7-27z">
          <text:p/>
        </draw:path>
        <draw:path draw:style-name="Mgr4" draw:text-style-name="MP6" draw:layer="backgroundobjects" svg:width="0.501cm" svg:height="0.514cm" svg:x="2.492cm" svg:y="19.182cm" svg:viewBox="0 0 502 515" svg:d="m52 424c0-113 0-220 0-333v0c-1-13-1-27-5-40-5-10-11-19-17-27-4-4-7-8-13-13s-10-7-17-11v0c4 0 7 0 10 0 5 0 9 0 15 0 2 0 5 0 11 0 5 0 10 0 16 0 4 0 9 0 13 0 5 0 7 0 12 0 7 0 13 0 18 0s9 0 16 0c100 127 199 256 297 383 0-99 0-197 0-296v0c0-13 0-26-2-37-2-9-3-14-6-25-6-4-8-7-12-12-4-3-11-8-16-13 41 0 87 0 130 0v0c-5 4-11 9-16 13s-8 7-14 11c-3 6-5 14-10 23-1 10-1 22-3 34 0 144 0 290 0 434v0c-3-1-8-2-12-2-3-3-6-3-9-3-4-3-9-4-11-7-5-1-9-3-14-6-4-4-5-6-7-7-3-2-6-5-12-8-2-4-4-10-7-13-2-1-4-4-10-4-91-121-183-238-275-355 0 101 0 201 0 305v0c1 11 1 20 1 31 2 5 4 10 8 19 5 2 10 5 13 14 4 4 11 9 19 11-47 0-91 0-140 0v0c5-2 10-5 19-8 3-6 5-11 12-14 2-3 6-11 11-17">
          <text:p/>
        </draw:path>
        <draw:path draw:style-name="Mgr4" draw:text-style-name="MP6" draw:layer="backgroundobjects" svg:width="0.161cm" svg:height="0.489cm" svg:x="2.314cm" svg:y="19.182cm" svg:viewBox="0 0 162 490" svg:d="m43 428c0-119 0-234 0-353 0-6 0-13-2-21 0-5-2-13-5-18-4-7-8-14-12-19-4-4-11-11-18-17 50 0 94 0 146 0-5 6-9 13-17 17-3 3-6 7-8 15-1 7-3 15-8 22-1 8-2 18-2 27 0 118 0 229 0 347 1 5 3 10 6 20 4 4 5 11 8 19 5 3 12 9 16 16 5 2 8 5 15 7-53 0-105 0-162 0 5-1 10-3 14-7 5-4 8-11 14-14 3-4 5-10 9-17 2-6 4-15 6-24z">
          <text:p/>
        </draw:path>
        <draw:path draw:style-name="Mgr4" draw:text-style-name="MP6" draw:layer="backgroundobjects" svg:width="0.161cm" svg:height="0.489cm" svg:x="2.314cm" svg:y="19.182cm" svg:viewBox="0 0 162 490" svg:d="m43 428c0-119 0-234 0-353v0c0-6 0-13-2-21 0-5-2-13-5-18-4-7-8-14-12-19-4-4-11-11-18-17 50 0 94 0 146 0v0c-5 6-9 13-17 17-3 3-6 7-8 15-1 7-3 15-8 22-1 8-2 18-2 27 0 118 0 229 0 347v0c1 5 3 10 6 20 4 4 5 11 8 19 5 3 12 9 16 16 5 2 8 5 15 7-53 0-105 0-162 0v0c5-1 10-3 14-7 5-4 8-11 14-14 3-4 5-10 9-17">
          <text:p/>
        </draw:path>
        <draw:path draw:style-name="Mgr4" draw:text-style-name="MP6" draw:layer="backgroundobjects" svg:width="0.793cm" svg:height="0.62cm" svg:x="1.928cm" svg:y="19.182cm" svg:viewBox="0 0 794 621" svg:d="m33 435c0-123 0-240 0-360 0-13 0-24-1-37-3-6-4-14-8-20-3-2-7-5-12-9-3-3-9-5-12-9 55 0 107 0 161 0 13 0 23 1 36 4 9 0 20 1 32 5 9 4 20 7 27 9 12 3 20 6 29 12 5 6 12 9 20 17 5 5 9 11 15 21 3 7 6 15 9 23 1 11 1 21 4 31 0 5 0 16-3 25-1 6-4 17-7 25s-8 14-12 23c-6 7-9 13-17 16-4 5-8 10-15 16-6 4-13 8-23 14-3 2-9 4-17 6-7 2-12 5-20 9 9 9 18 21 27 34 7 10 16 19 27 32 7 11 15 21 24 34 8 9 16 21 24 31 9 10 19 21 27 31 9 11 18 19 26 30 8 6 18 17 26 22 9 9 19 18 31 25 3 2 5 3 7 6 4 2 7 5 9 9 5 0 8 3 13 6 2 1 5 4 7 7 8 1 12 2 16 4 3 4 10 5 14 8 6 1 13 5 19 8 6 0 15 0 22 3 10 0 21 0 34 3 14-2 21-3 34-6 11-3 21-9 30-16 9-4 18-10 30-14 6-9 16-16 24-23s17-14 26-22c5-5 12-12 21-18 7-6 12-13 23-20 12 8 21 20 34 29-8 6-13 12-21 23-8 8-15 16-25 25-6 9-17 18-24 28-8 8-15 17-26 24-10 8-21 18-32 28-13 4-27 8-37 17-13 5-29 9-43 15-19 0-37 1-53 2-17-2-32-5-48-10-15-6-28-12-43-19-14-7-31-17-43-27-13-10-24-18-36-26-12-13-21-23-34-35-8-7-18-16-25-25s-11-14-18-20c-1-5-6-8-9-11-50-68-99-138-150-204 11-3 24-8 31-13 10-4 18-8 28-11 8-4 15-9 22-11 7-1 11-6 19-10 4-6 7-13 12-17 2-4 6-10 10-14 3-5 3-12 4-19 0-7 0-14 0-23 0-4 0-11 0-19-1-5-4-11-10-17-4-5-6-10-9-15-6-3-13-6-17-9-6-4-12-5-17-9-8-2-17-3-26-5-10 0-19 0-25 2-11 1-22 4-32 4 0 124 0 247 0 370 0 7 0 11 1 22 2 4 3 9 5 17 4 3 8 9 12 15 5 3 11 6 17 8-52 0-102 0-152 0 4-1 10-3 14-7 6-4 8-11 11-14 3-4 4-10 7-15 0-5 0-14 1-19z">
          <text:p/>
        </draw:path>
        <draw:path draw:style-name="Mgr4" draw:text-style-name="MP6" draw:layer="backgroundobjects" svg:width="0.793cm" svg:height="0.62cm" svg:x="1.928cm" svg:y="19.182cm" svg:viewBox="0 0 794 621" svg:d="m33 435c0-123 0-240 0-360v0c0-13 0-24-1-37-3-6-4-14-8-20-3-2-7-5-12-9-3-3-9-5-12-9 55 0 107 0 161 0v0c13 0 23 1 36 4 9 0 20 1 32 5 9 4 20 7 27 9 12 3 20 6 29 12 5 6 12 9 20 17 5 5 9 11 15 21 3 7 6 15 9 23 1 11 1 21 4 31v0c0 5 0 16-3 25-1 6-4 17-7 25s-8 14-12 23c-6 7-9 13-17 16-4 5-8 10-15 16-6 4-13 8-23 14-3 2-9 4-17 6-7 2-12 5-20 9v0c9 9 18 21 27 34 7 10 16 19 27 32 7 11 15 21 24 34 8 9 16 21 24 31 9 10 19 21 27 31 9 11 18 19 26 30 8 6 18 17 26 22 9 9 19 18 31 25v0c3 2 5 3 7 6 4 2 7 5 9 9 5 0 8 3 13 6 2 1 5 4 7 7 8 1 12 2 16 4 3 4 10 5 14 8 6 1 13 5 19 8 6 0 15 0 22 3v0c10 0 21 0 34 3 14-2 21-3 34-6 11-3 21-9 30-16 9-4 18-10 30-14 6-9 16-16 24-23s17-14 26-22c5-5 12-12 21-18 7-6 12-13 23-20 12 8 21 20 34 29v0c-8 6-13 12-21 23-8 8-15 16-25 25-6 9-17 18-24 28-8 8-15 17-26 24-10 8-21 18-32 28-13 4-27 8-37 17-13 5-29 9-43 15-19 0-37 1-53 2v0c-17-2-32-5-48-10-15-6-28-12-43-19-14-7-31-17-43-27-13-10-24-18-36-26-12-13-21-23-34-35-8-7-18-16-25-25s-11-14-18-20c-1-5-6-8-9-11-50-68-99-138-150-204v0c11-3 24-8 31-13 10-4 18-8 28-11 8-4 15-9 22-11 7-1 11-6 19-10 4-6 7-13 12-17 2-4 6-10 10-14 3-5 3-12 4-19 0-7 0-14 0-23v0c0-4 0-11 0-19-1-5-4-11-10-17-4-5-6-10-9-15-6-3-13-6-17-9-6-4-12-5-17-9-8-2-17-3-26-5-10 0-19 0-25 2-11 1-22 4-32 4 0 124 0 247 0 370v0c0 7 0 11 1 22 2 4 3 9 5 17 4 3 8 9 12 15 5 3 11 6 17 8-52 0-102 0-152 0v0c4-1 10-3 14-7 6-4 8-11 11-14 3-4 4-10 7-15">
          <text:p/>
        </draw:path>
        <draw:path draw:style-name="Mgr4" draw:text-style-name="MP6" draw:layer="backgroundobjects" svg:width="0.387cm" svg:height="0.489cm" svg:x="1.576cm" svg:y="19.182cm" svg:viewBox="0 0 388 490" svg:d="m153 438c0-127 0-252 0-380-18 0-35 0-54 0-5 0-9 0-15 0-5 0-10 0-14 3-6 0-10 1-15 1-5 2-9 4-14 6-4 0-7 1-9 3-2 1-8 2-12 4-2 0-6 3-8 6-5 2-9 4-12 6 7-29 14-56 22-87 9 0 13 0 20 0 10 0 17 0 26 0 7 0 16 0 24 0 7 0 15 0 24 0 5 0 12 0 20 0s16 0 24 0 15 0 25 0c6 0 11 0 20 0 8 0 17 0 22 0 10 0 18 0 24 0 9 0 15 0 24 0 6 0 15 0 23 0 9 0 16 0 22 0 8 0 16 0 24 0 7 0 14 0 22 0 7 0 14 0 22 0-8 30-16 58-25 87-2-2-3-3-5-6-2-1-3-3-5-6-1-1-2-2-6-4-2-1-3-1-5-3-5 0-9-2-13-6-4 0-8-1-10-1s-6 0-10-3c-5 0-8 0-11 0-22 0-46 0-71 0 0 128 0 252 0 380 2 10 3 14 5 21 5 6 7 8 13 11 2 4 6 9 12 13 5 2 8 5 12 7-48 0-99 0-151 0 6-1 9-3 16-7 3-4 5-11 10-14 3-4 4-6 8-12 0-6 0-10 1-19z">
          <text:p/>
        </draw:path>
        <draw:path draw:style-name="Mgr4" draw:text-style-name="MP6" draw:layer="backgroundobjects" svg:width="0.387cm" svg:height="0.489cm" svg:x="1.576cm" svg:y="19.182cm" svg:viewBox="0 0 388 490" svg:d="m153 438c0-127 0-252 0-380-18 0-35 0-54 0v0c-5 0-9 0-15 0-5 0-10 0-14 3-6 0-10 1-15 1-5 2-9 4-14 6-4 0-7 1-9 3-2 1-8 2-12 4-2 0-6 3-8 6-5 2-9 4-12 6 7-29 14-56 22-87v0c9 0 13 0 20 0 10 0 17 0 26 0 7 0 16 0 24 0 7 0 15 0 24 0 5 0 12 0 20 0s16 0 24 0 15 0 25 0c6 0 11 0 20 0 8 0 17 0 22 0 10 0 18 0 24 0 9 0 15 0 24 0 6 0 15 0 23 0 9 0 16 0 22 0 8 0 16 0 24 0 7 0 14 0 22 0 7 0 14 0 22 0-8 30-16 58-25 87v0c-2-2-3-3-5-6-2-1-3-3-5-6-1-1-2-2-6-4-2-1-3-1-5-3-5 0-9-2-13-6-4 0-8-1-10-1s-6 0-10-3c-5 0-8 0-11 0-22 0-46 0-71 0 0 128 0 252 0 380v0c2 10 3 14 5 21 5 6 7 8 13 11 2 4 6 9 12 13 5 2 8 5 12 7-48 0-99 0-151 0v0c6-1 9-3 16-7 3-4 5-11 10-14 3-4 4-6 8-12">
          <text:p/>
        </draw:path>
      </draw:g>
      <presentation:notes style:page-layout-name="PM2">
        <draw:page-thumbnail presentation:style-name="TWU_25_20Lecture-title" draw:layer="backgroundobjects" svg:width="13.968cm" svg:height="10.476cm" svg:x="3.81cm" svg:y="2.123cm" presentation:class="page"/>
        <draw:frame presentation:style-name="TWU_25_20Lecture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4"><text:span text:style-name="MT2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Linux OpenOffice.org_project/320m12$Build-9483</meta:generator>
    <meta:creation-date>2010-04-13T20:08:33</meta:creation-date>
    <dc:language>en-US</dc:language>
    <meta:editing-cycles>4</meta:editing-cycles>
    <meta:editing-duration>PT03H02M00S</meta:editing-duration>
    <meta:initial-creator>sean ho</meta:initial-creator>
    <dc:date>2010-04-14T16:06:37</dc:date>
    <dc:creator>sean ho</dc:creator>
    <meta:document-statistic meta:object-count="200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./.ooo3/user/template/TWU%20Lecture.otp"/>
  </office:meta>
</office:document-meta>
</file>